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4.91pt"/>
    </style:style>
    <style:style style:name="ro1" style:family="table-row">
      <style:table-row-properties style:row-height="1134pt" fo:break-before="auto" style:use-optimal-row-height="false"/>
    </style:style>
    <style:style style:name="ro2" style:family="table-row">
      <style:table-row-properties style:row-height="112.51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Roaming_20_photo_20_booth_20_rental_20_fountain_20_valley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2385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oaming photo booth rental fountain valley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table:formula="of:=HYPERLINK(&quot;https://sites.google.com/view/aitransformphotobooth/home&quot;; image(&quot;https://lh3.googleusercontent.com/d/1Ub_baxN1yIKa7z6PHbWKiQ5Hv3QmkYdb&quot;))" office:value-type="string" office:string-value="" calcext:value-type="error" table:number-columns-spanned="26" table:number-rows-spanned="1">
            <office:annotation draw:style-name="gr1" draw:text-style-name="P2" svg:width="315.35pt" svg:height="2840.31pt" svg:x="81.38pt" svg:y="5916.7pt" draw:caption-point-x="1776.98pt" draw:caption-point-y="-5916.42pt">
              <dc:date>2024-07-29T00:00:00</dc:date>
              <text:p text:style-name="P1">link https://sites.google.com/view/photoboothrentalalisoviejoca/home</text:p>
              <text:p text:style-name="P1"><text:tab/>-Erin Edwards</text:p>
              <text:p text:style-name="P1">----</text:p>
              <text:p text:style-name="P1">link https://sites.google.com/view/newport-beach-photo-booths/best-newport-beach-photo-booth-rental</text:p>
              <text:p text:style-name="P1"><text:tab/>-Erin Edwards</text:p>
              <text:p text:style-name="P1">----</text:p>
              <text:p text:style-name="P1">document view https://docs.google.com/document/d/1FSaIltUreY2Jowbz20V_oxoF6BxK07_7Tsli8qMI1M0/view</text:p>
              <text:p text:style-name="P1"/>
              <text:p text:style-name="P1"><text:s/>document https://docs.google.com/document/d/1RSE5Z2NpxMIF0UoeM1BspbIEgXzUjgva17EMCSfnjBY/edit?usp=sharing</text:p>
              <text:p text:style-name="P1"/>
              <text:p text:style-name="P1"><text:s/>document pub https://docs.google.com/document/d/1RSE5Z2NpxMIF0UoeM1BspbIEgXzUjgva17EMCSfnjBY/pub</text:p>
              <text:p text:style-name="P1"/>
              <text:p text:style-name="P1"><text:s/>document view https://docs.google.com/document/d/1RSE5Z2NpxMIF0UoeM1BspbIEgXzUjgva17EMCSfnjBY/view</text:p>
              <text:p text:style-name="P1"/>
              <text:p text:style-name="P1"><text:s/>document https://docs.google.com/document/d/1axQGGcy37uBi4aSqcGoSm0uo3BW-44gH4FJhDT9qxW8/edit?usp=sharing</text:p>
              <text:p text:style-name="P1"/>
              <text:p text:style-name="P1"><text:s/>document pub https://docs.google.com/document/d/1axQGGcy37uBi4aSqcGoSm0uo3BW-44gH4FJhDT9qxW8/pub</text:p>
              <text:p text:style-name="P1"/>
              <text:p text:style-name="P1"><text:s/>document view https://docs.google.com/document/d/1axQGGcy37uBi4aSqcGoSm0uo3BW-44gH4FJhDT9qxW8/view</text:p>
              <text:p text:style-name="P1"/>
              <text:p text:style-name="P1"><text:s/>link https://sites.google.com/view/huntingtonbeachphotobooth/home</text:p>
              <text:p text:style-name="P1"/>
              <text:p text:style-name="P1"><text:s/>link https://sites.google.com/view/huntingtonbeachphotobooth/open-air-photo-booth-newport-beach</text:p>
              <text:p text:style-name="P1"/>
              <text:p text:style-name="P1"><text:s/>link https://sites.google.com/view/newport-beach-photo-booths/home</text:p>
              <text:p text:style-name="P1"/>
              <text:p text:style-name="P1"><text:s/>link https://sites.google.com/view/newport-beach-photo-booths/best-newport-beach-photo-booth-rental</text:p>
              <text:p text:style-name="P1"/>
              <text:p text:style-name="P1"><text:s/>link https://sites.google.com/view/photoboothrentalalisoviejoca/home</text:p>
              <text:p text:style-name="P1"/>
              <text:p text:style-name="P1"><text:s/>document https://docs.google.com/document/d/1SVNLZDEIsd9uFw9XlKatRekFHSt5it6klIYqbn53V_E/edit?usp=sharing</text:p>
              <text:p text:style-name="P1"/>
              <text:p text:style-name="P1"><text:s/>document pub https://docs.google.com/document/d/1SVNLZDEIsd9uFw9XlKatRekFHSt5it6klIYqbn53V_E/pub</text:p>
              <text:p text:style-name="P1"/>
              <text:p text:style-name="P1"><text:s/>document view https://docs.google.com/document/d/1SVNLZDEIsd9uFw9XlKatRekFHSt5it6klIYqbn53V_E/view</text:p>
              <text:p text:style-name="P1"/>
              <text:p text:style-name="P1"><text:s/>document https://docs.google.com/document/d/1eRbuCycuLXMRpblGlLcLTh8U_xt5ZlhSHAswwfp8BIM/edit?usp=sharing</text:p>
              <text:p text:style-name="P1"/>
              <text:p text:style-name="P1"><text:s/>document pub https://docs.google.com/document/d/1eRbuCycuLXMRpblGlLcLTh8U_xt5ZlhSHAswwfp8BIM/pub</text:p>
              <text:p text:style-name="P1"/>
              <text:p text:style-name="P1"><text:s/>document view https://docs.google.com/document/d/1eRbuCycuLXMRpblGlLcLTh8U_xt5ZlhSHAswwfp8BIM/view</text:p>
              <text:p text:style-name="P1"/>
              <text:p text:style-name="P1"><text:s/>link https://sites.google.com/view/huntingtonbeachphotobooth/home</text:p>
              <text:p text:style-name="P1"/>
              <text:p text:style-name="P1"><text:s/>link https://sites.google.com/view/huntingtonbeachphotobooth/open-air-photo-booth-newport-beach</text:p>
              <text:p text:style-name="P1"/>
              <text:p text:style-name="P1"><text:s/>link https://sites.google.com/view/newport-beach-photo-booths/home</text:p>
              <text:p text:style-name="P1"><text:tab/>-Erin Edwards</text:p>
              <text:p text:style-name="P1">----</text:p>
              <text:p text:style-name="P1">document view https://docs.google.com/document/d/16-pHRLEDzao2l3tXqkwC_o11aJfrivaUkylrWtjEK0E/view</text:p>
              <text:p text:style-name="P1"/>
              <text:p text:style-name="P1"><text:s/>link https://sites.google.com/view/huntingtonbeachphotobooth/home</text:p>
              <text:p text:style-name="P1"/>
              <text:p text:style-name="P1"><text:s/>link https://sites.google.com/view/huntingtonbeachphotobooth/open-air-photo-booth-newport-beach</text:p>
              <text:p text:style-name="P1"/>
              <text:p text:style-name="P1"><text:s/>link https://sites.google.com/view/newport-beach-photo-booths/home</text:p>
              <text:p text:style-name="P1"/>
              <text:p text:style-name="P1"><text:s/>link https://sites.google.com/view/newport-beach-photo-booths/best-newport-beach-photo-booth-rental</text:p>
              <text:p text:style-name="P1"/>
              <text:p text:style-name="P1"><text:s/>link https://sites.google.com/view/photoboothrentalalisoviejoca/home</text:p>
              <text:p text:style-name="P1"/>
              <text:p text:style-name="P1"><text:s/>document https://docs.google.com/document/d/1z6gOwy5LappAUHXiTW-ygR1xwxEP7gClWS7oRFERlFg/edit?usp=sharing</text:p>
              <text:p text:style-name="P1"/>
              <text:p text:style-name="P1"><text:s/>document pub https://docs.google.com/document/d/1z6gOwy5LappAUHXiTW-ygR1xwxEP7gClWS7oRFERlFg/pub</text:p>
              <text:p text:style-name="P1"/>
              <text:p text:style-name="P1"><text:s/>document view https://docs.google.com/document/d/1z6gOwy5LappAUHXiTW-ygR1xwxEP7gClWS7oRFERlFg/view</text:p>
              <text:p text:style-name="P1"/>
              <text:p text:style-name="P1"><text:s/>document https://docs.google.com/document/d/1oHz8Ic1oTn8SnOEhlLmg6fWt1auzUDkLR86D23__Nyk/edit?usp=sharing</text:p>
              <text:p text:style-name="P1"/>
              <text:p text:style-name="P1"><text:s/>document pub https://docs.google.com/document/d/1oHz8Ic1oTn8SnOEhlLmg6fWt1auzUDkLR86D23__Nyk/pub</text:p>
              <text:p text:style-name="P1"/>
              <text:p text:style-name="P1"><text:s/>document view https://docs.google.com/document/d/1oHz8Ic1oTn8SnOEhlLmg6fWt1auzUDkLR86D23__Nyk/view</text:p>
              <text:p text:style-name="P1"/>
              <text:p text:style-name="P1"><text:s/>document https://docs.google.com/document/d/1Zv9rTVn8_tL0ufNvQuDKp5FNoiYrUiBbq7Fnv0Tf7-s/edit?usp=sharing</text:p>
              <text:p text:style-name="P1"/>
              <text:p text:style-name="P1"><text:s/>document pub https://docs.google.com/document/d/1Zv9rTVn8_tL0ufNvQuDKp5FNoiYrUiBbq7Fnv0Tf7-s/pub</text:p>
              <text:p text:style-name="P1"/>
              <text:p text:style-name="P1"><text:s/>document view https://docs.google.com/document/d/1Zv9rTVn8_tL0ufNvQuDKp5FNoiYrUiBbq7Fnv0Tf7-s/view</text:p>
              <text:p text:style-name="P1"/>
              <text:p text:style-name="P1"><text:s/>link https://sites.google.com/view/huntingtonbeachphotobooth/home</text:p>
              <text:p text:style-name="P1"/>
              <text:p text:style-name="P1"><text:s/>link https://sites.google.com/view/huntingtonbeachphotobooth/open-air-photo-booth-newport-beach</text:p>
              <text:p text:style-name="P1"/>
              <text:p text:style-name="P1"><text:s/>link https://sites.google.com/view/newport-beach-photo-booths/home</text:p>
              <text:p text:style-name="P1"/>
              <text:p text:style-name="P1"><text:s/>link https://sites.google.com/view/newport-beach-photo-booths/best-newport-beach-photo-booth-rental</text:p>
              <text:p text:style-name="P1"/>
              <text:p text:style-name="P1"><text:s/>link https://sites.google.com/view/photoboothrentalalisoviejoca/home</text:p>
              <text:p text:style-name="P1"/>
              <text:p text:style-name="P1"><text:s/>document https://docs.google.com/document/d/1FSaIltUreY2Jowbz20V_oxoF6BxK07_7Tsli8qMI1M0/edit?usp=sharing</text:p>
              <text:p text:style-name="P1"/>
              <text:p text:style-name="P1"><text:s/>document pub https://docs.google.com/document/d/1FSaIltUreY2Jowbz20V_oxoF6BxK07_7Tsli8qMI1M0/pub</text:p>
              <text:p text:style-name="P1"><text:tab/>-Erin Edwards</text:p>
              <text:p text:style-name="P1">----</text:p>
              <text:p text:style-name="P1">document pub https://docs.google.com/document/d/1wLBvHAbb9rnf34gcSVsYOH7_ORCrAEG0CUWg53wQNYw/pub</text:p>
              <text:p text:style-name="P1"/>
              <text:p text:style-name="P1"><text:s/>document view https://docs.google.com/document/d/1wLBvHAbb9rnf34gcSVsYOH7_ORCrAEG0CUWg53wQNYw/view</text:p>
              <text:p text:style-name="P1"/>
              <text:p text:style-name="P1"><text:s/>document https://docs.google.com/document/d/1tmLT1cxOqC7fb5saZVpiUdMyIJpkAvSAwFYJJl5sJPc/edit?usp=sharing</text:p>
              <text:p text:style-name="P1"/>
              <text:p text:style-name="P1"><text:s/>document pub https://docs.google.com/document/d/1tmLT1cxOqC7fb5saZVpiUdMyIJpkAvSAwFYJJl5sJPc/pub</text:p>
              <text:p text:style-name="P1"/>
              <text:p text:style-name="P1"><text:s/>document view https://docs.google.com/document/d/1tmLT1cxOqC7fb5saZVpiUdMyIJpkAvSAwFYJJl5sJPc/view</text:p>
              <text:p text:style-name="P1"/>
              <text:p text:style-name="P1"><text:s/>document https://docs.google.com/document/d/1i28sHBFCgW6RiJY-VFxUgVe7vPLbT1L9PJDuRV7Ag2Y/edit?usp=sharing</text:p>
              <text:p text:style-name="P1"/>
              <text:p text:style-name="P1"><text:s/>document pub https://docs.google.com/document/d/1i28sHBFCgW6RiJY-VFxUgVe7vPLbT1L9PJDuRV7Ag2Y/pub</text:p>
              <text:p text:style-name="P1"/>
              <text:p text:style-name="P1"><text:s/>document view https://docs.google.com/document/d/1i28sHBFCgW6RiJY-VFxUgVe7vPLbT1L9PJDuRV7Ag2Y/view</text:p>
              <text:p text:style-name="P1"/>
              <text:p text:style-name="P1"><text:s/>link https://sites.google.com/view/huntingtonbeachphotobooth/home</text:p>
              <text:p text:style-name="P1"/>
              <text:p text:style-name="P1"><text:s/>link https://sites.google.com/view/huntingtonbeachphotobooth/open-air-photo-booth-newport-beach</text:p>
              <text:p text:style-name="P1"/>
              <text:p text:style-name="P1"><text:s/>link https://sites.google.com/view/newport-beach-photo-booths/home</text:p>
              <text:p text:style-name="P1"/>
              <text:p text:style-name="P1"><text:s/>link https://sites.google.com/view/newport-beach-photo-booths/best-newport-beach-photo-booth-rental</text:p>
              <text:p text:style-name="P1"/>
              <text:p text:style-name="P1"><text:s/>link https://sites.google.com/view/photoboothrentalalisoviejoca/home</text:p>
              <text:p text:style-name="P1"/>
              <text:p text:style-name="P1"><text:s/>document https://docs.google.com/document/d/1VSd26rQIFqVkGsX3ZSEpJi24n1ksi8r-47SYj87C6Y0/edit?usp=sharing</text:p>
              <text:p text:style-name="P1"/>
              <text:p text:style-name="P1"><text:s/>document pub https://docs.google.com/document/d/1VSd26rQIFqVkGsX3ZSEpJi24n1ksi8r-47SYj87C6Y0/pub</text:p>
              <text:p text:style-name="P1"/>
              <text:p text:style-name="P1"><text:s/>document view https://docs.google.com/document/d/1VSd26rQIFqVkGsX3ZSEpJi24n1ksi8r-47SYj87C6Y0/view</text:p>
              <text:p text:style-name="P1"/>
              <text:p text:style-name="P1"><text:s/>document https://docs.google.com/document/d/1yA4sWU4PYb0IiajMjFVDFm2pSTk4JSVV3G9SnemaBHU/edit?usp=sharing</text:p>
              <text:p text:style-name="P1"/>
              <text:p text:style-name="P1"><text:s/>document pub https://docs.google.com/document/d/1yA4sWU4PYb0IiajMjFVDFm2pSTk4JSVV3G9SnemaBHU/pub</text:p>
              <text:p text:style-name="P1"/>
              <text:p text:style-name="P1"><text:s/>document view https://docs.google.com/document/d/1yA4sWU4PYb0IiajMjFVDFm2pSTk4JSVV3G9SnemaBHU/view</text:p>
              <text:p text:style-name="P1"/>
              <text:p text:style-name="P1"><text:s/>document https://docs.google.com/document/d/16-pHRLEDzao2l3tXqkwC_o11aJfrivaUkylrWtjEK0E/edit?usp=sharing</text:p>
              <text:p text:style-name="P1"/>
              <text:p text:style-name="P1"><text:s/>document pub https://docs.google.com/document/d/16-pHRLEDzao2l3tXqkwC_o11aJfrivaUkylrWtjEK0E/pub</text:p>
              <text:p text:style-name="P1"><text:tab/>-Erin Edwards</text:p>
              <text:p text:style-name="P1">----</text:p>
              <text:p text:style-name="P1">document pub https://docs.google.com/document/d/1iECpxvmVwE4R16qWr8u9e_gdQAgZr_EwengQeqQrgHY/pub</text:p>
              <text:p text:style-name="P1"/>
              <text:p text:style-name="P1"><text:s/>document view https://docs.google.com/document/d/1iECpxvmVwE4R16qWr8u9e_gdQAgZr_EwengQeqQrgHY/view</text:p>
              <text:p text:style-name="P1"/>
              <text:p text:style-name="P1"><text:s/>link https://sites.google.com/view/huntingtonbeachphotobooth/home</text:p>
              <text:p text:style-name="P1"/>
              <text:p text:style-name="P1"><text:s/>link https://sites.google.com/view/huntingtonbeachphotobooth/open-air-photo-booth-newport-beach</text:p>
              <text:p text:style-name="P1"/>
              <text:p text:style-name="P1"><text:s/>link https://sites.google.com/view/newport-beach-photo-booths/home</text:p>
              <text:p text:style-name="P1"/>
              <text:p text:style-name="P1"><text:s/>link https://sites.google.com/view/newport-beach-photo-booths/best-newport-beach-photo-booth-rental</text:p>
              <text:p text:style-name="P1"/>
              <text:p text:style-name="P1"><text:s/>link https://sites.google.com/view/photoboothrentalalisoviejoca/home</text:p>
              <text:p text:style-name="P1"/>
              <text:p text:style-name="P1"><text:s/>document https://docs.google.com/document/d/1wW8rHgNl0IyWD3rEP0PL3NZEHdMZkx5AgEEHxHKKLKM/edit?usp=sharing</text:p>
              <text:p text:style-name="P1"/>
              <text:p text:style-name="P1"><text:s/>document pub https://docs.google.com/document/d/1wW8rHgNl0IyWD3rEP0PL3NZEHdMZkx5AgEEHxHKKLKM/pub</text:p>
              <text:p text:style-name="P1"/>
              <text:p text:style-name="P1"><text:s/>document view https://docs.google.com/document/d/1wW8rHgNl0IyWD3rEP0PL3NZEHdMZkx5AgEEHxHKKLKM/view</text:p>
              <text:p text:style-name="P1"/>
              <text:p text:style-name="P1"><text:s/>document https://docs.google.com/document/d/1dJqk6Z4uolYXo6ypDrp6Qek6l39TCs7WkC-Z5jrQC2g/edit?usp=sharing</text:p>
              <text:p text:style-name="P1"/>
              <text:p text:style-name="P1"><text:s/>document pub https://docs.google.com/document/d/1dJqk6Z4uolYXo6ypDrp6Qek6l39TCs7WkC-Z5jrQC2g/pub</text:p>
              <text:p text:style-name="P1"/>
              <text:p text:style-name="P1"><text:s/>document view https://docs.google.com/document/d/1dJqk6Z4uolYXo6ypDrp6Qek6l39TCs7WkC-Z5jrQC2g/view</text:p>
              <text:p text:style-name="P1"/>
              <text:p text:style-name="P1"><text:s/>document https://docs.google.com/document/d/1C_R7RbV_QIp8dkxc15AVtsp5f0zih_JAX6HlGg79zl0/edit?usp=sharing</text:p>
              <text:p text:style-name="P1"/>
              <text:p text:style-name="P1"><text:s/>document pub https://docs.google.com/document/d/1C_R7RbV_QIp8dkxc15AVtsp5f0zih_JAX6HlGg79zl0/pub</text:p>
              <text:p text:style-name="P1"/>
              <text:p text:style-name="P1"><text:s/>document view https://docs.google.com/document/d/1C_R7RbV_QIp8dkxc15AVtsp5f0zih_JAX6HlGg79zl0/view</text:p>
              <text:p text:style-name="P1"/>
              <text:p text:style-name="P1"><text:s/>link https://sites.google.com/view/huntingtonbeachphotobooth/home</text:p>
              <text:p text:style-name="P1"/>
              <text:p text:style-name="P1"><text:s/>link https://sites.google.com/view/huntingtonbeachphotobooth/open-air-photo-booth-newport-beach</text:p>
              <text:p text:style-name="P1"/>
              <text:p text:style-name="P1"><text:s/>link https://sites.google.com/view/newport-beach-photo-booths/home</text:p>
              <text:p text:style-name="P1"/>
              <text:p text:style-name="P1"><text:s/>link https://sites.google.com/view/newport-beach-photo-booths/best-newport-beach-photo-booth-rental</text:p>
              <text:p text:style-name="P1"/>
              <text:p text:style-name="P1"><text:s/>link https://sites.google.com/view/photoboothrentalalisoviejoca/home</text:p>
              <text:p text:style-name="P1"/>
              <text:p text:style-name="P1"><text:s/>document https://docs.google.com/document/d/1wLBvHAbb9rnf34gcSVsYOH7_ORCrAEG0CUWg53wQNYw/edit?usp=sharing</text:p>
              <text:p text:style-name="P1"><text:tab/>-Erin Edwards</text:p>
              <text:p text:style-name="P1">----</text:p>
              <text:p text:style-name="P1">Calendar - All Day Event https://www.google.com/calendar/event?eid=NGY1OGVwNTNvYWE4dGlnNDZtOG1rb3Foa3MgMDllYWI2NGEyOTViNzYyNzRhMzYxOTM4ODlmYzA5NjZiOTU1YzVhZDMyY2Q1NzM1OTRlZjQ3YWFiYWE1MmYxYUBncm91cC5jYWxlbmRhci5nb29nbGUuY29t</text:p>
              <text:p text:style-name="P1"/>
              <text:p text:style-name="P1"><text:s/>video https://youtu.be/cij3xm1LtS8</text:p>
              <text:p text:style-name="P1"/>
              <text:p text:style-name="P1"><text:s/>video https://youtu.be/xcQXxcHLLWI</text:p>
              <text:p text:style-name="P1"/>
              <text:p text:style-name="P1"><text:s/>video https://youtu.be/-wfRHfpyDRU</text:p>
              <text:p text:style-name="P1"/>
              <text:p text:style-name="P1"><text:s/>video https://youtu.be/wm3S3txTd24</text:p>
              <text:p text:style-name="P1"/>
              <text:p text:style-name="P1"><text:s/>video https://youtu.be/EUe8JfkM-u4</text:p>
              <text:p text:style-name="P1"/>
              <text:p text:style-name="P1"><text:s/>sheet https://docs.google.com/spreadsheets/d/1GlP1QB_iQOmaGa11xuqtpEbntpeeApEEEOZ43NnSl-Q/edit#gid=0</text:p>
              <text:p text:style-name="P1"/>
              <text:p text:style-name="P1"><text:s/>sheet https://docs.google.com/spreadsheets/d/1GlP1QB_iQOmaGa11xuqtpEbntpeeApEEEOZ43NnSl-Q/edit#gid=645588500</text:p>
              <text:p text:style-name="P1"/>
              <text:p text:style-name="P1"><text:s/>sheet https://docs.google.com/spreadsheets/d/1GlP1QB_iQOmaGa11xuqtpEbntpeeApEEEOZ43NnSl-Q/edit#gid=1192476821</text:p>
              <text:p text:style-name="P1"/>
              <text:p text:style-name="P1"><text:s/>sheet https://docs.google.com/spreadsheets/d/1GlP1QB_iQOmaGa11xuqtpEbntpeeApEEEOZ43NnSl-Q/edit#gid=645403799</text:p>
              <text:p text:style-name="P1"/>
              <text:p text:style-name="P1"><text:s/>sheet https://docs.google.com/spreadsheets/d/1GlP1QB_iQOmaGa11xuqtpEbntpeeApEEEOZ43NnSl-Q/edit#gid=2002354942</text:p>
              <text:p text:style-name="P1"/>
              <text:p text:style-name="P1"><text:s/>folder HTML https://drive.google.com/drive/folders/132DcBOkTHwLQLoPQ0wMt8jMxnjk4yxcc?usp=sharing</text:p>
              <text:p text:style-name="P1"/>
              <text:p text:style-name="P1"><text:s/>HTML https://drive.google.com/file/d/13W5XSV9_UZ7itrIjZH_oj4MZ45EAMNVt/view?usp=sharing</text:p>
              <text:p text:style-name="P1"/>
              <text:p text:style-name="P1"><text:s/>folder Microsoft Files https://drive.google.com/drive/folders/1Xw62ja-zEYmCbEy6sjqvHpwQzGa8qvVD?usp=sharing</text:p>
              <text:p text:style-name="P1"/>
              <text:p text:style-name="P1"><text:s/>document https://docs.google.com/document/d/1ZqDTzUzIs0qVuElsAuz7v56jwyX2uRoqVfKEN9HZ2cU/edit?usp=sharing</text:p>
              <text:p text:style-name="P1"/>
              <text:p text:style-name="P1"><text:s/>document pub https://docs.google.com/document/d/1ZqDTzUzIs0qVuElsAuz7v56jwyX2uRoqVfKEN9HZ2cU/pub</text:p>
              <text:p text:style-name="P1"/>
              <text:p text:style-name="P1"><text:s/>document view https://docs.google.com/document/d/1ZqDTzUzIs0qVuElsAuz7v56jwyX2uRoqVfKEN9HZ2cU/view</text:p>
              <text:p text:style-name="P1"/>
              <text:p text:style-name="P1"><text:s/>document https://docs.google.com/document/d/1qYNS500gecIXGb3uJ_4pyN9YfnIGRP5JYRXJqsCHFho/edit?usp=sharing</text:p>
              <text:p text:style-name="P1"/>
              <text:p text:style-name="P1"><text:s/>document pub https://docs.google.com/document/d/1qYNS500gecIXGb3uJ_4pyN9YfnIGRP5JYRXJqsCHFho/pub</text:p>
              <text:p text:style-name="P1"/>
              <text:p text:style-name="P1"><text:s/>document view https://docs.google.com/document/d/1qYNS500gecIXGb3uJ_4pyN9YfnIGRP5JYRXJqsCHFho/view</text:p>
              <text:p text:style-name="P1"/>
              <text:p text:style-name="P1"><text:s/>document https://docs.google.com/document/d/1iECpxvmVwE4R16qWr8u9e_gdQAgZr_EwengQeqQrgHY/edit?usp=sharing</text:p>
              <text:p text:style-name="P1"><text:tab/>-Erin Edwards</text:p>
              <text:p text:style-name="P1">----</text:p>
              <text:p text:style-name="P1">Calendar - All Day Event https://www.google.com/calendar/event?eid=aG90dmNiY3NlMGs0Y2s5dGxpYmU3bmliM3MgMDllYWI2NGEyOTViNzYyNzRhMzYxOTM4ODlmYzA5NjZiOTU1YzVhZDMyY2Q1NzM1OTRlZjQ3YWFiYWE1MmYxYUBncm91cC5jYWxlbmRhci5nb29nbGUuY29t</text:p>
              <text:p text:style-name="P1"/>
              <text:p text:style-name="P1"><text:s/>Calendar - All Day Event https://www.google.com/calendar/event?eid=NXJrMHBoNGhzYm1mNjhtYWV2cDFza3Q4bjggMDllYWI2NGEyOTViNzYyNzRhMzYxOTM4ODlmYzA5NjZiOTU1YzVhZDMyY2Q1NzM1OTRlZjQ3YWFiYWE1MmYxYUBncm91cC5jYWxlbmRhci5nb29nbGUuY29t</text:p>
              <text:p text:style-name="P1"/>
              <text:p text:style-name="P1"><text:s/>Calendar - All Day Event https://www.google.com/calendar/event?eid=OGVnYjNnMW9mNGo1bmZ1M3RtNjM1c3NmMGcgMDllYWI2NGEyOTViNzYyNzRhMzYxOTM4ODlmYzA5NjZiOTU1YzVhZDMyY2Q1NzM1OTRlZjQ3YWFiYWE1MmYxYUBncm91cC5jYWxlbmRhci5nb29nbGUuY29t</text:p>
              <text:p text:style-name="P1"/>
              <text:p text:style-name="P1"><text:s/>Calendar - All Day Event https://www.google.com/calendar/event?eid=NzQzbjdwYmMzODl0Y2JhYXF0MnRoa2tlcTAgMDllYWI2NGEyOTViNzYyNzRhMzYxOTM4ODlmYzA5NjZiOTU1YzVhZDMyY2Q1NzM1OTRlZjQ3YWFiYWE1MmYxYUBncm91cC5jYWxlbmRhci5nb29nbGUuY29t</text:p>
              <text:p text:style-name="P1"/>
              <text:p text:style-name="P1"><text:s/>Calendar - All Day Event https://www.google.com/calendar/event?eid=am10NXQ5dW4zNWc0amsyY2JyajI4dWVvYjAgMDllYWI2NGEyOTViNzYyNzRhMzYxOTM4ODlmYzA5NjZiOTU1YzVhZDMyY2Q1NzM1OTRlZjQ3YWFiYWE1MmYxYUBncm91cC5jYWxlbmRhci5nb29nbGUuY29t</text:p>
              <text:p text:style-name="P1"/>
              <text:p text:style-name="P1"><text:s/>Calendar - All Day Event https://www.google.com/calendar/event?eid=ZmRkZW5pM2c0YTYyMTk0MDgxZ2Zzdmtnc28gMDllYWI2NGEyOTViNzYyNzRhMzYxOTM4ODlmYzA5NjZiOTU1YzVhZDMyY2Q1NzM1OTRlZjQ3YWFiYWE1MmYxYUBncm91cC5jYWxlbmRhci5nb29nbGUuY29t</text:p>
              <text:p text:style-name="P1"/>
              <text:p text:style-name="P1"><text:s/>Calendar - All Day Event https://www.google.com/calendar/event?eid=dnY4MGkzZnNjODBqaGR2MWx0YW5iN3M5NHMgMDllYWI2NGEyOTViNzYyNzRhMzYxOTM4ODlmYzA5NjZiOTU1YzVhZDMyY2Q1NzM1OTRlZjQ3YWFiYWE1MmYxYUBncm91cC5jYWxlbmRhci5nb29nbGUuY29t</text:p>
              <text:p text:style-name="P1"/>
              <text:p text:style-name="P1"><text:s/>Calendar - All Day Event https://www.google.com/calendar/event?eid=ZzUzYmRwam04aW5vcjAzMHZpc2hqMmJidXMgMDllYWI2NGEyOTViNzYyNzRhMzYxOTM4ODlmYzA5NjZiOTU1YzVhZDMyY2Q1NzM1OTRlZjQ3YWFiYWE1MmYxYUBncm91cC5jYWxlbmRhci5nb29nbGUuY29t</text:p>
              <text:p text:style-name="P1"/>
              <text:p text:style-name="P1"><text:s/>Calendar - All Day Event https://www.google.com/calendar/event?eid=YWI2OGxvc3RpdWVyODNzY2MxN3V1ZjZyZ3MgMDllYWI2NGEyOTViNzYyNzRhMzYxOTM4ODlmYzA5NjZiOTU1YzVhZDMyY2Q1NzM1OTRlZjQ3YWFiYWE1MmYxYUBncm91cC5jYWxlbmRhci5nb29nbGUuY29t</text:p>
              <text:p text:style-name="P1"><text:tab/>-Erin Edwards</text:p>
              <text:p text:style-name="P1">----</text:p>
              <text:p text:style-name="P1">document pub https://docs.google.com/document/d/1iSF2uFyDFbaBd0cOwU-1ZujMhTIJ5Bs6FFkXXtW7YMI/pub</text:p>
              <text:p text:style-name="P1"/>
              <text:p text:style-name="P1"><text:s/>document view https://docs.google.com/document/d/1iSF2uFyDFbaBd0cOwU-1ZujMhTIJ5Bs6FFkXXtW7YMI/view</text:p>
              <text:p text:style-name="P1"/>
              <text:p text:style-name="P1"><text:s/>presentation https://docs.google.com/presentation/d/1bO48_2bW8zg7WEQbWgTwLlyWIaU3s__7BnTLNEhINs4/edit?usp=sharing</text:p>
              <text:p text:style-name="P1"/>
              <text:p text:style-name="P1"><text:s/>presentation pub https://docs.google.com/presentation/d/1bO48_2bW8zg7WEQbWgTwLlyWIaU3s__7BnTLNEhINs4/pub?start=true&amp;loop=true&amp;delayms=3000</text:p>
              <text:p text:style-name="P1"/>
              <text:p text:style-name="P1"><text:s/>presentation view https://docs.google.com/presentation/d/1bO48_2bW8zg7WEQbWgTwLlyWIaU3s__7BnTLNEhINs4/view</text:p>
              <text:p text:style-name="P1"/>
              <text:p text:style-name="P1"><text:s/>presentation html https://docs.google.com/presentation/d/1bO48_2bW8zg7WEQbWgTwLlyWIaU3s__7BnTLNEhINs4/htmlpresent</text:p>
              <text:p text:style-name="P1"/>
              <text:p text:style-name="P1"><text:s/>calendar https://calendar.google.com/calendar/embed?src=09eab64a295b76274a36193889fc0966b955c5ad32cd573594ef47aabaa52f1a@group.calendar.google.com</text:p>
              <text:p text:style-name="P1"/>
              <text:p text:style-name="P1"><text:s/>Calendar - All Day Event https://www.google.com/calendar/event?eid=OWdzZXUyMThvZjdhMDE3N2xxNTliaGh2c2sgMDllYWI2NGEyOTViNzYyNzRhMzYxOTM4ODlmYzA5NjZiOTU1YzVhZDMyY2Q1NzM1OTRlZjQ3YWFiYWE1MmYxYUBncm91cC5jYWxlbmRhci5nb29nbGUuY29t</text:p>
              <text:p text:style-name="P1"/>
              <text:p text:style-name="P1"><text:s/>Calendar - All Day Event https://www.google.com/calendar/event?eid=dTFsNmk4YjdkY2p1amQzNmkzZTdiYTF2am8gMDllYWI2NGEyOTViNzYyNzRhMzYxOTM4ODlmYzA5NjZiOTU1YzVhZDMyY2Q1NzM1OTRlZjQ3YWFiYWE1MmYxYUBncm91cC5jYWxlbmRhci5nb29nbGUuY29t</text:p>
              <text:p text:style-name="P1"/>
              <text:p text:style-name="P1"><text:s/>Calendar - All Day Event https://www.google.com/calendar/event?eid=NTZucGZrdTlrNGl2YjBzajk5bTdmaDB0N28gMDllYWI2NGEyOTViNzYyNzRhMzYxOTM4ODlmYzA5NjZiOTU1YzVhZDMyY2Q1NzM1OTRlZjQ3YWFiYWE1MmYxYUBncm91cC5jYWxlbmRhci5nb29nbGUuY29t</text:p>
              <text:p text:style-name="P1"/>
              <text:p text:style-name="P1"><text:s/>Calendar - All Day Event https://www.google.com/calendar/event?eid=N29kYWF1ODJjczQ3ZXBiczA3ZjlmOG5qYjggMDllYWI2NGEyOTViNzYyNzRhMzYxOTM4ODlmYzA5NjZiOTU1YzVhZDMyY2Q1NzM1OTRlZjQ3YWFiYWE1MmYxYUBncm91cC5jYWxlbmRhci5nb29nbGUuY29t</text:p>
              <text:p text:style-name="P1"/>
              <text:p text:style-name="P1"><text:s/>Calendar - All Day Event https://www.google.com/calendar/event?eid=ZWNxZ3Brdm1xYTltZGlpaDNlbGZqcW1uOTQgMDllYWI2NGEyOTViNzYyNzRhMzYxOTM4ODlmYzA5NjZiOTU1YzVhZDMyY2Q1NzM1OTRlZjQ3YWFiYWE1MmYxYUBncm91cC5jYWxlbmRhci5nb29nbGUuY29t</text:p>
              <text:p text:style-name="P1"><text:tab/>-Erin Edwards</text:p>
              <text:p text:style-name="P1">----</text:p>
              <text:p text:style-name="P1">CellImage </text:p>
              <text:p text:style-name="P1"/>
              <text:p text:style-name="P1"><text:s/>target url https://sites.google.com/view/fountain-valley-gifphoto-booth/home</text:p>
              <text:p text:style-name="P1"/>
              <text:p text:style-name="P1"><text:s/>folder top https://drive.google.com/drive/folders/1zrvrdIRXyzdlfDJxCPtaR8q9Pu7VZbIs?usp=sharing</text:p>
              <text:p text:style-name="P1"/>
              <text:p text:style-name="P1"><text:s/>rss feed https://news.google.com/rss/search?q=photobooth</text:p>
              <text:p text:style-name="P1"/>
              <text:p text:style-name="P1"><text:s/>folder articles https://drive.google.com/drive/folders/1XvxE0FbB-HWhtAolzJ9ED_1PxTrMWh97?usp=sharing</text:p>
              <text:p text:style-name="P1"/>
              <text:p text:style-name="P1"><text:s/>folder photos https://drive.google.com/drive/folders/1KLHpJv8wV0FJsMxSF01gyxesEx-Ngi00?usp=sharing</text:p>
              <text:p text:style-name="P1"/>
              <text:p text:style-name="P1"><text:s/>folder pdfs https://drive.google.com/drive/folders/1TTQbDRxpm7FkB9mTjW-gJxc0MbcVMhZp?usp=sharing</text:p>
              <text:p text:style-name="P1"/>
              <text:p text:style-name="P1"><text:s/>folder slides https://drive.google.com/drive/folders/1VRKHoZmvOtkQ9v_956VlQO6V1e4XH1VC?usp=sharing</text:p>
              <text:p text:style-name="P1"/>
              <text:p text:style-name="P1"><text:s/>photo https://drive.google.com/file/d/1CRkk8lGsYTg1PzAsDBLamtOAmjsYaiuu/view?usp=sharing</text:p>
              <text:p text:style-name="P1"/>
              <text:p text:style-name="P1"><text:s/>photo https://drive.google.com/file/d/1XGhASpQL_fPrLbpGIgP8lRk5VUhK9uY9/view?usp=sharing</text:p>
              <text:p text:style-name="P1"/>
              <text:p text:style-name="P1"><text:s/>photo https://drive.google.com/file/d/1kPcxEfysqhBbJOKDz2ktCHvI5z5Ej-bO/view?usp=sharing</text:p>
              <text:p text:style-name="P1"/>
              <text:p text:style-name="P1"><text:s/>photo https://drive.google.com/file/d/1bNHd3WjeHgwLwcqTghDfPBmYkoQtOru2/view?usp=sharing</text:p>
              <text:p text:style-name="P1"/>
              <text:p text:style-name="P1"><text:s/>spreadsheet https://docs.google.com/spreadsheets/d/1GlP1QB_iQOmaGa11xuqtpEbntpeeApEEEOZ43NnSl-Q/edit?usp=sharing</text:p>
              <text:p text:style-name="P1"/>
              <text:p text:style-name="P1"><text:s/>spreadsheet key https://docs.google.com/spreadsheet/pub?key=1GlP1QB_iQOmaGa11xuqtpEbntpeeApEEEOZ43NnSl-Q</text:p>
              <text:p text:style-name="P1"/>
              <text:p text:style-name="P1"><text:s/>spreadsheet pubhtml https://docs.google.com/spreadsheets/d/1GlP1QB_iQOmaGa11xuqtpEbntpeeApEEEOZ43NnSl-Q/pubhtml</text:p>
              <text:p text:style-name="P1"/>
              <text:p text:style-name="P1"><text:s/>spreadsheet pub https://docs.google.com/spreadsheets/d/1GlP1QB_iQOmaGa11xuqtpEbntpeeApEEEOZ43NnSl-Q/pub</text:p>
              <text:p text:style-name="P1"/>
              <text:p text:style-name="P1"><text:s/>spreadsheet view https://docs.google.com/spreadsheets/d/1GlP1QB_iQOmaGa11xuqtpEbntpeeApEEEOZ43NnSl-Q/view</text:p>
              <text:p text:style-name="P1"/>
              <text:p text:style-name="P1"><text:s/>form https://docs.google.com/forms/d/1EL1wM0tDwrst4OxwxEYsKT0JnelIL9jMQI0qtPlF3kI/edit?usp=sharing</text:p>
              <text:p text:style-name="P1"/>
              <text:p text:style-name="P1"><text:s/>drawing https://docs.google.com/drawings/d/1b1DCH3WthiQyZ45YukHchI6EbugZnxkzQszRuLE9jsw/edit?usp=sharing</text:p>
              <text:p text:style-name="P1"/>
              <text:p text:style-name="P1"><text:s/>image https://drive.google.com/file/d/1Ub_baxN1yIKa7z6PHbWKiQ5Hv3QmkYdb/view?usp=drivesdk</text:p>
              <text:p text:style-name="P1"/>
              <text:p text:style-name="P1"><text:s/>image link https://sites.google.com/view/aitransformphotobooth/home</text:p>
              <text:p text:style-name="P1"/>
              <text:p text:style-name="P1"><text:s/>document https://docs.google.com/document/d/1iSF2uFyDFbaBd0cOwU-1ZujMhTIJ5Bs6FFkXXtW7YMI/edit?usp=sharing</text:p>
              <text:p text:style-name="P1"><text:tab/>-Erin Edwards</text:p>
            </office:annotation>
            <text:p>#NAME?</text:p>
          </table:table-cell>
          <table:covered-table-cell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>
            <text:p>target url</text:p>
          </table:table-cell>
          <table:table-cell table:style-name="ce2" office:value-type="string" calcext:value-type="string">
            <text:p>Roaming photo booth rental fountain valley</text:p>
          </table:table-cell>
          <table:table-cell table:style-name="ce3" table:formula="of:=HYPERLINK(&quot;https://sites.google.com/view/fountain-valley-gifphoto-booth/home&quot;; image(&quot;https://api.qrserver.com/v1/create-qr-code/?size=150x150&amp;data=https://sites.google.com/view/fountain-valley-gifphoto-booth/hom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sites.google.com/view/fountain-valley-gifphoto-booth/home" xlink:type="simple">https://sites.google.com/view/fountain-valley-gifphoto-booth/home</text:a></text:p>
          </table:table-cell>
          <table:table-cell table:style-name="ce3" table:formula="of:=HYPERLINK(&quot;https://sites.google.com/view/fountain-valley-gifphoto-booth/home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top</text:p>
          </table:table-cell>
          <table:table-cell table:style-name="ce2" office:value-type="string" calcext:value-type="string">
            <text:p>Roaming photo booth rental fountain valley</text:p>
          </table:table-cell>
          <table:table-cell table:style-name="ce3" table:formula="of:=HYPERLINK(&quot;https://drive.google.com/drive/folders/1zrvrdIRXyzdlfDJxCPtaR8q9Pu7VZbIs?usp=sharing&quot;; image(&quot;https://api.qrserver.com/v1/create-qr-code/?size=150x150&amp;data=https://drive.google.com/drive/folders/1zrvrdIRXyzdlfDJxCPtaR8q9Pu7VZbIs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zrvrdIRXyzdlfDJxCPtaR8q9Pu7VZbIs?usp=sharing" xlink:type="simple">https://drive.google.com/drive/folders/1zrvrdIRXyzdlfDJxCPtaR8q9Pu7VZbIs?usp=sharing</text:a></text:p>
          </table:table-cell>
          <table:table-cell table:style-name="ce3" table:formula="of:=HYPERLINK(&quot;https://drive.google.com/drive/folders/1zrvrdIRXyzdlfDJxCPtaR8q9Pu7VZbIs?usp=sharing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ss feed</text:p>
          </table:table-cell>
          <table:table-cell table:style-name="ce2" office:value-type="string" calcext:value-type="string">
            <text:p>Roaming photo booth rental fountain valley</text:p>
          </table:table-cell>
          <table:table-cell table:style-name="ce3" table:formula="of:=HYPERLINK(&quot;https://news.google.com/rss/search?q=photobooth&quot;; image(&quot;https://api.qrserver.com/v1/create-qr-code/?size=150x150&amp;data=https://news.google.com/rss/search?q=photobooth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news.google.com/rss/search?q=photobooth" xlink:type="simple">https://news.google.com/rss/search?q=photobooth</text:a></text:p>
          </table:table-cell>
          <table:table-cell table:style-name="ce3" table:formula="of:=HYPERLINK(&quot;https://news.google.com/rss/search?q=photobooth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articles</text:p>
          </table:table-cell>
          <table:table-cell table:style-name="ce2" office:value-type="string" calcext:value-type="string">
            <text:p>Roaming photo booth rental fountain valley Articles</text:p>
          </table:table-cell>
          <table:table-cell table:style-name="ce3" table:formula="of:=HYPERLINK(&quot;https://drive.google.com/drive/folders/1XvxE0FbB-HWhtAolzJ9ED_1PxTrMWh97?usp=sharing&quot;; image(&quot;https://api.qrserver.com/v1/create-qr-code/?size=150x150&amp;data=https://drive.google.com/drive/folders/1XvxE0FbB-HWhtAolzJ9ED_1PxTrMWh97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XvxE0FbB-HWhtAolzJ9ED_1PxTrMWh97?usp=sharing" xlink:type="simple">https://drive.google.com/drive/folders/1XvxE0FbB-HWhtAolzJ9ED_1PxTrMWh97?usp=sharing</text:a></text:p>
          </table:table-cell>
          <table:table-cell table:style-name="ce3" table:formula="of:=HYPERLINK(&quot;https://drive.google.com/drive/folders/1XvxE0FbB-HWhtAolzJ9ED_1PxTrMWh97?usp=sharing&quot;;&quot;Roaming photo booth rental fountain valley Articles&quot;)" office:value-type="string" office:string-value="Roaming photo booth rental fountain valley Articles" calcext:value-type="string">
            <text:p>Roaming photo booth rental fountain valley Artic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hotos</text:p>
          </table:table-cell>
          <table:table-cell table:style-name="ce2" office:value-type="string" calcext:value-type="string">
            <text:p>Roaming photo booth rental fountain valley Photos</text:p>
          </table:table-cell>
          <table:table-cell table:style-name="ce3" table:formula="of:=HYPERLINK(&quot;https://drive.google.com/drive/folders/1KLHpJv8wV0FJsMxSF01gyxesEx-Ngi00?usp=sharing&quot;; image(&quot;https://api.qrserver.com/v1/create-qr-code/?size=150x150&amp;data=https://drive.google.com/drive/folders/1KLHpJv8wV0FJsMxSF01gyxesEx-Ngi00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KLHpJv8wV0FJsMxSF01gyxesEx-Ngi00?usp=sharing" xlink:type="simple">https://drive.google.com/drive/folders/1KLHpJv8wV0FJsMxSF01gyxesEx-Ngi00?usp=sharing</text:a></text:p>
          </table:table-cell>
          <table:table-cell table:style-name="ce3" table:formula="of:=HYPERLINK(&quot;https://drive.google.com/drive/folders/1KLHpJv8wV0FJsMxSF01gyxesEx-Ngi00?usp=sharing&quot;;&quot;Roaming photo booth rental fountain valley Photos&quot;)" office:value-type="string" office:string-value="Roaming photo booth rental fountain valley Photos" calcext:value-type="string">
            <text:p>Roaming photo booth rental fountain valley Photo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dfs</text:p>
          </table:table-cell>
          <table:table-cell table:style-name="ce2" office:value-type="string" calcext:value-type="string">
            <text:p>Roaming photo booth rental fountain valley PDFs</text:p>
          </table:table-cell>
          <table:table-cell table:style-name="ce3" table:formula="of:=HYPERLINK(&quot;https://drive.google.com/drive/folders/1TTQbDRxpm7FkB9mTjW-gJxc0MbcVMhZp?usp=sharing&quot;; image(&quot;https://api.qrserver.com/v1/create-qr-code/?size=150x150&amp;data=https://drive.google.com/drive/folders/1TTQbDRxpm7FkB9mTjW-gJxc0MbcVMhZp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TTQbDRxpm7FkB9mTjW-gJxc0MbcVMhZp?usp=sharing" xlink:type="simple">https://drive.google.com/drive/folders/1TTQbDRxpm7FkB9mTjW-gJxc0MbcVMhZp?usp=sharing</text:a></text:p>
          </table:table-cell>
          <table:table-cell table:style-name="ce3" table:formula="of:=HYPERLINK(&quot;https://drive.google.com/drive/folders/1TTQbDRxpm7FkB9mTjW-gJxc0MbcVMhZp?usp=sharing&quot;;&quot;Roaming photo booth rental fountain valley PDFs&quot;)" office:value-type="string" office:string-value="Roaming photo booth rental fountain valley PDFs" calcext:value-type="string">
            <text:p>Roaming photo booth rental fountain valley PDF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slides</text:p>
          </table:table-cell>
          <table:table-cell table:style-name="ce2" office:value-type="string" calcext:value-type="string">
            <text:p>Roaming photo booth rental fountain valley Slides</text:p>
          </table:table-cell>
          <table:table-cell table:style-name="ce3" table:formula="of:=HYPERLINK(&quot;https://drive.google.com/drive/folders/1VRKHoZmvOtkQ9v_956VlQO6V1e4XH1VC?usp=sharing&quot;; image(&quot;https://api.qrserver.com/v1/create-qr-code/?size=150x150&amp;data=https://drive.google.com/drive/folders/1VRKHoZmvOtkQ9v_956VlQO6V1e4XH1VC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VRKHoZmvOtkQ9v_956VlQO6V1e4XH1VC?usp=sharing" xlink:type="simple">https://drive.google.com/drive/folders/1VRKHoZmvOtkQ9v_956VlQO6V1e4XH1VC?usp=sharing</text:a></text:p>
          </table:table-cell>
          <table:table-cell table:style-name="ce3" table:formula="of:=HYPERLINK(&quot;https://drive.google.com/drive/folders/1VRKHoZmvOtkQ9v_956VlQO6V1e4XH1VC?usp=sharing&quot;;&quot;Roaming photo booth rental fountain valley Slides&quot;)" office:value-type="string" office:string-value="Roaming photo booth rental fountain valley Slides" calcext:value-type="string">
            <text:p>Roaming photo booth rental fountain valley Slid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Roaming photo booth rental fountain valley</text:p>
          </table:table-cell>
          <table:table-cell table:style-name="ce3" table:formula="of:=HYPERLINK(&quot;https://drive.google.com/file/d/1CRkk8lGsYTg1PzAsDBLamtOAmjsYaiuu/view?usp=sharing&quot;; image(&quot;https://api.qrserver.com/v1/create-qr-code/?size=150x150&amp;data=https://drive.google.com/file/d/1CRkk8lGsYTg1PzAsDBLamtOAmjsYaiuu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CRkk8lGsYTg1PzAsDBLamtOAmjsYaiuu/view?usp=sharing" xlink:type="simple">https://drive.google.com/file/d/1CRkk8lGsYTg1PzAsDBLamtOAmjsYaiuu/view?usp=sharing</text:a></text:p>
          </table:table-cell>
          <table:table-cell table:style-name="ce3" table:formula="of:=HYPERLINK(&quot;https://drive.google.com/file/d/1CRkk8lGsYTg1PzAsDBLamtOAmjsYaiuu/view?usp=sharing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Roaming photo booth rental fountain valley</text:p>
          </table:table-cell>
          <table:table-cell table:style-name="ce3" table:formula="of:=HYPERLINK(&quot;https://drive.google.com/file/d/1XGhASpQL_fPrLbpGIgP8lRk5VUhK9uY9/view?usp=sharing&quot;; image(&quot;https://api.qrserver.com/v1/create-qr-code/?size=150x150&amp;data=https://drive.google.com/file/d/1XGhASpQL_fPrLbpGIgP8lRk5VUhK9uY9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XGhASpQL_fPrLbpGIgP8lRk5VUhK9uY9/view?usp=sharing" xlink:type="simple">https://drive.google.com/file/d/1XGhASpQL_fPrLbpGIgP8lRk5VUhK9uY9/view?usp=sharing</text:a></text:p>
          </table:table-cell>
          <table:table-cell table:style-name="ce3" table:formula="of:=HYPERLINK(&quot;https://drive.google.com/file/d/1XGhASpQL_fPrLbpGIgP8lRk5VUhK9uY9/view?usp=sharing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Roaming photo booth rental fountain valley</text:p>
          </table:table-cell>
          <table:table-cell table:style-name="ce3" table:formula="of:=HYPERLINK(&quot;https://drive.google.com/file/d/1kPcxEfysqhBbJOKDz2ktCHvI5z5Ej-bO/view?usp=sharing&quot;; image(&quot;https://api.qrserver.com/v1/create-qr-code/?size=150x150&amp;data=https://drive.google.com/file/d/1kPcxEfysqhBbJOKDz2ktCHvI5z5Ej-bO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kPcxEfysqhBbJOKDz2ktCHvI5z5Ej-bO/view?usp=sharing" xlink:type="simple">https://drive.google.com/file/d/1kPcxEfysqhBbJOKDz2ktCHvI5z5Ej-bO/view?usp=sharing</text:a></text:p>
          </table:table-cell>
          <table:table-cell table:style-name="ce3" table:formula="of:=HYPERLINK(&quot;https://drive.google.com/file/d/1kPcxEfysqhBbJOKDz2ktCHvI5z5Ej-bO/view?usp=sharing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Roaming photo booth rental fountain valley</text:p>
          </table:table-cell>
          <table:table-cell table:style-name="ce3" table:formula="of:=HYPERLINK(&quot;https://drive.google.com/file/d/1bNHd3WjeHgwLwcqTghDfPBmYkoQtOru2/view?usp=sharing&quot;; image(&quot;https://api.qrserver.com/v1/create-qr-code/?size=150x150&amp;data=https://drive.google.com/file/d/1bNHd3WjeHgwLwcqTghDfPBmYkoQtOru2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bNHd3WjeHgwLwcqTghDfPBmYkoQtOru2/view?usp=sharing" xlink:type="simple">https://drive.google.com/file/d/1bNHd3WjeHgwLwcqTghDfPBmYkoQtOru2/view?usp=sharing</text:a></text:p>
          </table:table-cell>
          <table:table-cell table:style-name="ce3" table:formula="of:=HYPERLINK(&quot;https://drive.google.com/file/d/1bNHd3WjeHgwLwcqTghDfPBmYkoQtOru2/view?usp=sharing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</text:p>
          </table:table-cell>
          <table:table-cell table:style-name="ce2" office:value-type="string" calcext:value-type="string">
            <text:p>Roaming photo booth rental fountain valley</text:p>
          </table:table-cell>
          <table:table-cell table:style-name="ce3" table:formula="of:=HYPERLINK(&quot;https://docs.google.com/spreadsheets/d/1GlP1QB_iQOmaGa11xuqtpEbntpeeApEEEOZ43NnSl-Q/edit?usp=sharing&quot;; image(&quot;https://api.qrserver.com/v1/create-qr-code/?size=150x150&amp;data=https://docs.google.com/spreadsheets/d/1GlP1QB_iQOmaGa11xuqtpEbntpeeApEEEOZ43NnSl-Q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GlP1QB_iQOmaGa11xuqtpEbntpeeApEEEOZ43NnSl-Q/edit?usp=sharing" xlink:type="simple">https://docs.google.com/spreadsheets/d/1GlP1QB_iQOmaGa11xuqtpEbntpeeApEEEOZ43NnSl-Q/edit?usp=sharing</text:a></text:p>
          </table:table-cell>
          <table:table-cell table:style-name="ce3" table:formula="of:=HYPERLINK(&quot;https://docs.google.com/spreadsheets/d/1GlP1QB_iQOmaGa11xuqtpEbntpeeApEEEOZ43NnSl-Q/edit?usp=sharing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key</text:p>
          </table:table-cell>
          <table:table-cell table:style-name="ce2" office:value-type="string" calcext:value-type="string">
            <text:p>Roaming photo booth rental fountain valley key</text:p>
          </table:table-cell>
          <table:table-cell table:style-name="ce3" table:formula="of:=HYPERLINK(&quot;https://docs.google.com/spreadsheet/pub?key=1GlP1QB_iQOmaGa11xuqtpEbntpeeApEEEOZ43NnSl-Q&quot;; image(&quot;https://api.qrserver.com/v1/create-qr-code/?size=150x150&amp;data=https://docs.google.com/spreadsheet/pub?key=1GlP1QB_iQOmaGa11xuqtpEbntpeeApEEEOZ43NnSl-Q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/pub?key=1GlP1QB_iQOmaGa11xuqtpEbntpeeApEEEOZ43NnSl-Q" xlink:type="simple">https://docs.google.com/spreadsheet/pub?key=1GlP1QB_iQOmaGa11xuqtpEbntpeeApEEEOZ43NnSl-Q</text:a></text:p>
          </table:table-cell>
          <table:table-cell table:style-name="ce3" table:formula="of:=HYPERLINK(&quot;https://docs.google.com/spreadsheets/d/1GlP1QB_iQOmaGa11xuqtpEbntpeeApEEEOZ43NnSl-Q/edit?usp=sharing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html</text:p>
          </table:table-cell>
          <table:table-cell table:style-name="ce2" office:value-type="string" calcext:value-type="string">
            <text:p>Roaming photo booth rental fountain valley pubhtml</text:p>
          </table:table-cell>
          <table:table-cell table:style-name="ce3" table:formula="of:=HYPERLINK(&quot;https://docs.google.com/spreadsheets/d/1GlP1QB_iQOmaGa11xuqtpEbntpeeApEEEOZ43NnSl-Q/pubhtml&quot;; image(&quot;https://api.qrserver.com/v1/create-qr-code/?size=150x150&amp;data=https://docs.google.com/spreadsheets/d/1GlP1QB_iQOmaGa11xuqtpEbntpeeApEEEOZ43NnSl-Q/pubhtml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GlP1QB_iQOmaGa11xuqtpEbntpeeApEEEOZ43NnSl-Q/pubhtml" xlink:type="simple">https://docs.google.com/spreadsheets/d/1GlP1QB_iQOmaGa11xuqtpEbntpeeApEEEOZ43NnSl-Q/pubhtml</text:a></text:p>
          </table:table-cell>
          <table:table-cell table:style-name="ce3" table:formula="of:=HYPERLINK(&quot;https://docs.google.com/spreadsheets/d/1GlP1QB_iQOmaGa11xuqtpEbntpeeApEEEOZ43NnSl-Q/edit?usp=sharing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</text:p>
          </table:table-cell>
          <table:table-cell table:style-name="ce2" office:value-type="string" calcext:value-type="string">
            <text:p>Roaming photo booth rental fountain valley pub</text:p>
          </table:table-cell>
          <table:table-cell table:style-name="ce3" table:formula="of:=HYPERLINK(&quot;https://docs.google.com/spreadsheets/d/1GlP1QB_iQOmaGa11xuqtpEbntpeeApEEEOZ43NnSl-Q/pub&quot;; image(&quot;https://api.qrserver.com/v1/create-qr-code/?size=150x150&amp;data=https://docs.google.com/spreadsheets/d/1GlP1QB_iQOmaGa11xuqtpEbntpeeApEEEOZ43NnSl-Q/pub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GlP1QB_iQOmaGa11xuqtpEbntpeeApEEEOZ43NnSl-Q/pub" xlink:type="simple">https://docs.google.com/spreadsheets/d/1GlP1QB_iQOmaGa11xuqtpEbntpeeApEEEOZ43NnSl-Q/pub</text:a></text:p>
          </table:table-cell>
          <table:table-cell table:style-name="ce3" table:formula="of:=HYPERLINK(&quot;https://docs.google.com/spreadsheets/d/1GlP1QB_iQOmaGa11xuqtpEbntpeeApEEEOZ43NnSl-Q/edit?usp=sharing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view</text:p>
          </table:table-cell>
          <table:table-cell table:style-name="ce2" office:value-type="string" calcext:value-type="string">
            <text:p>Roaming photo booth rental fountain valley view</text:p>
          </table:table-cell>
          <table:table-cell table:style-name="ce3" table:formula="of:=HYPERLINK(&quot;https://docs.google.com/spreadsheets/d/1GlP1QB_iQOmaGa11xuqtpEbntpeeApEEEOZ43NnSl-Q/view&quot;; image(&quot;https://api.qrserver.com/v1/create-qr-code/?size=150x150&amp;data=https://docs.google.com/spreadsheets/d/1GlP1QB_iQOmaGa11xuqtpEbntpeeApEEEOZ43NnSl-Q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GlP1QB_iQOmaGa11xuqtpEbntpeeApEEEOZ43NnSl-Q/view" xlink:type="simple">https://docs.google.com/spreadsheets/d/1GlP1QB_iQOmaGa11xuqtpEbntpeeApEEEOZ43NnSl-Q/view</text:a></text:p>
          </table:table-cell>
          <table:table-cell table:style-name="ce3" table:formula="of:=HYPERLINK(&quot;https://docs.google.com/spreadsheets/d/1GlP1QB_iQOmaGa11xuqtpEbntpeeApEEEOZ43NnSl-Q/edit?usp=sharing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rm</text:p>
          </table:table-cell>
          <table:table-cell table:style-name="ce2" office:value-type="string" calcext:value-type="string">
            <text:p>Roaming photo booth rental fountain valley</text:p>
          </table:table-cell>
          <table:table-cell table:style-name="ce3" table:formula="of:=HYPERLINK(&quot;https://docs.google.com/forms/d/1EL1wM0tDwrst4OxwxEYsKT0JnelIL9jMQI0qtPlF3kI/edit?usp=sharing&quot;; image(&quot;https://api.qrserver.com/v1/create-qr-code/?size=150x150&amp;data=https://docs.google.com/forms/d/1EL1wM0tDwrst4OxwxEYsKT0JnelIL9jMQI0qtPlF3kI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forms/d/1EL1wM0tDwrst4OxwxEYsKT0JnelIL9jMQI0qtPlF3kI/edit?usp=sharing" xlink:type="simple">https://docs.google.com/forms/d/1EL1wM0tDwrst4OxwxEYsKT0JnelIL9jMQI0qtPlF3kI/edit?usp=sharing</text:a></text:p>
          </table:table-cell>
          <table:table-cell table:style-name="ce3" table:formula="of:=HYPERLINK(&quot;https://docs.google.com/forms/d/1EL1wM0tDwrst4OxwxEYsKT0JnelIL9jMQI0qtPlF3kI/edit?usp=sharing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rawing</text:p>
          </table:table-cell>
          <table:table-cell table:style-name="ce2" office:value-type="string" calcext:value-type="string">
            <text:p>Roaming photo booth rental fountain valley</text:p>
          </table:table-cell>
          <table:table-cell table:style-name="ce3" table:formula="of:=HYPERLINK(&quot;https://docs.google.com/drawings/d/1b1DCH3WthiQyZ45YukHchI6EbugZnxkzQszRuLE9jsw/edit?usp=sharing&quot;; image(&quot;https://api.qrserver.com/v1/create-qr-code/?size=150x150&amp;data=https://docs.google.com/drawings/d/1b1DCH3WthiQyZ45YukHchI6EbugZnxkzQszRuLE9jsw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rawings/d/1b1DCH3WthiQyZ45YukHchI6EbugZnxkzQszRuLE9jsw/edit?usp=sharing" xlink:type="simple">https://docs.google.com/drawings/d/1b1DCH3WthiQyZ45YukHchI6EbugZnxkzQszRuLE9jsw/edit?usp=sharing</text:a></text:p>
          </table:table-cell>
          <table:table-cell table:style-name="ce3" table:formula="of:=HYPERLINK(&quot;https://docs.google.com/drawings/d/1b1DCH3WthiQyZ45YukHchI6EbugZnxkzQszRuLE9jsw/edit?usp=sharing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CTA or Logo</text:p>
          </table:table-cell>
          <table:table-cell table:style-name="ce3" table:formula="of:=HYPERLINK(&quot;https://drive.google.com/file/d/1Ub_baxN1yIKa7z6PHbWKiQ5Hv3QmkYdb/view?usp=drivesdk&quot;; image(&quot;https://api.qrserver.com/v1/create-qr-code/?size=150x150&amp;data=https://drive.google.com/file/d/1Ub_baxN1yIKa7z6PHbWKiQ5Hv3QmkYdb/view?usp=drivesd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Ub_baxN1yIKa7z6PHbWKiQ5Hv3QmkYdb/view?usp=drivesdk" xlink:type="simple">https://drive.google.com/file/d/1Ub_baxN1yIKa7z6PHbWKiQ5Hv3QmkYdb/view?usp=drivesdk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mage link</text:p>
          </table:table-cell>
          <table:table-cell table:style-name="ce2" office:value-type="string" calcext:value-type="string">
            <text:p>CTA or Logo - image link</text:p>
          </table:table-cell>
          <table:table-cell table:style-name="ce3" table:formula="of:=HYPERLINK(&quot;https://sites.google.com/view/aitransformphotobooth/home&quot;; image(&quot;https://api.qrserver.com/v1/create-qr-code/?size=150x150&amp;data=https://sites.google.com/view/aitransformphotobooth/hom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sites.google.com/view/aitransformphotobooth/home" xlink:type="simple">https://sites.google.com/view/aitransformphotobooth/home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fountain valley</text:p>
          </table:table-cell>
          <table:table-cell table:style-name="ce3" table:formula="of:=HYPERLINK(&quot;https://docs.google.com/document/d/1iSF2uFyDFbaBd0cOwU-1ZujMhTIJ5Bs6FFkXXtW7YMI/edit?usp=sharing&quot;; image(&quot;https://api.qrserver.com/v1/create-qr-code/?size=150x150&amp;data=https://docs.google.com/document/d/1iSF2uFyDFbaBd0cOwU-1ZujMhTIJ5Bs6FFkXXtW7YMI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iSF2uFyDFbaBd0cOwU-1ZujMhTIJ5Bs6FFkXXtW7YMI/edit?usp=sharing" xlink:type="simple">https://docs.google.com/document/d/1iSF2uFyDFbaBd0cOwU-1ZujMhTIJ5Bs6FFkXXtW7YMI/edit?usp=sharing</text:a></text:p>
          </table:table-cell>
          <table:table-cell table:style-name="ce3" table:formula="of:=HYPERLINK(&quot;https://docs.google.com/document/d/1iSF2uFyDFbaBd0cOwU-1ZujMhTIJ5Bs6FFkXXtW7YMI/edit?usp=sharing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fountain valley pub</text:p>
          </table:table-cell>
          <table:table-cell table:style-name="ce3" table:formula="of:=HYPERLINK(&quot;https://docs.google.com/document/d/1iSF2uFyDFbaBd0cOwU-1ZujMhTIJ5Bs6FFkXXtW7YMI/pub&quot;; image(&quot;https://api.qrserver.com/v1/create-qr-code/?size=150x150&amp;data=https://docs.google.com/document/d/1iSF2uFyDFbaBd0cOwU-1ZujMhTIJ5Bs6FFkXXtW7YMI/pub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iSF2uFyDFbaBd0cOwU-1ZujMhTIJ5Bs6FFkXXtW7YMI/pub" xlink:type="simple">https://docs.google.com/document/d/1iSF2uFyDFbaBd0cOwU-1ZujMhTIJ5Bs6FFkXXtW7YMI/pub</text:a></text:p>
          </table:table-cell>
          <table:table-cell table:style-name="ce3" table:formula="of:=HYPERLINK(&quot;https://docs.google.com/document/d/1iSF2uFyDFbaBd0cOwU-1ZujMhTIJ5Bs6FFkXXtW7YMI/edit?usp=sharing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fountain valley view</text:p>
          </table:table-cell>
          <table:table-cell table:style-name="ce3" table:formula="of:=HYPERLINK(&quot;https://docs.google.com/document/d/1iSF2uFyDFbaBd0cOwU-1ZujMhTIJ5Bs6FFkXXtW7YMI/view&quot;; image(&quot;https://api.qrserver.com/v1/create-qr-code/?size=150x150&amp;data=https://docs.google.com/document/d/1iSF2uFyDFbaBd0cOwU-1ZujMhTIJ5Bs6FFkXXtW7YMI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iSF2uFyDFbaBd0cOwU-1ZujMhTIJ5Bs6FFkXXtW7YMI/view" xlink:type="simple">https://docs.google.com/document/d/1iSF2uFyDFbaBd0cOwU-1ZujMhTIJ5Bs6FFkXXtW7YMI/view</text:a></text:p>
          </table:table-cell>
          <table:table-cell table:style-name="ce3" table:formula="of:=HYPERLINK(&quot;https://docs.google.com/document/d/1iSF2uFyDFbaBd0cOwU-1ZujMhTIJ5Bs6FFkXXtW7YMI/edit?usp=sharing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</text:p>
          </table:table-cell>
          <table:table-cell table:style-name="ce2" office:value-type="string" calcext:value-type="string">
            <text:p>Roaming photo booth rental fountain valley</text:p>
          </table:table-cell>
          <table:table-cell table:style-name="ce3" table:formula="of:=HYPERLINK(&quot;https://docs.google.com/presentation/d/1bO48_2bW8zg7WEQbWgTwLlyWIaU3s__7BnTLNEhINs4/edit?usp=sharing&quot;; image(&quot;https://api.qrserver.com/v1/create-qr-code/?size=150x150&amp;data=https://docs.google.com/presentation/d/1bO48_2bW8zg7WEQbWgTwLlyWIaU3s__7BnTLNEhINs4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bO48_2bW8zg7WEQbWgTwLlyWIaU3s__7BnTLNEhINs4/edit?usp=sharing" xlink:type="simple">https://docs.google.com/presentation/d/1bO48_2bW8zg7WEQbWgTwLlyWIaU3s__7BnTLNEhINs4/edit?usp=sharing</text:a></text:p>
          </table:table-cell>
          <table:table-cell table:style-name="ce3" table:formula="of:=HYPERLINK(&quot;https://docs.google.com/presentation/d/1bO48_2bW8zg7WEQbWgTwLlyWIaU3s__7BnTLNEhINs4/edit?usp=sharing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pub</text:p>
          </table:table-cell>
          <table:table-cell table:style-name="ce2" office:value-type="string" calcext:value-type="string">
            <text:p>Roaming photo booth rental fountain valley pub</text:p>
          </table:table-cell>
          <table:table-cell table:style-name="ce3" table:formula="of:=HYPERLINK(&quot;https://docs.google.com/presentation/d/1bO48_2bW8zg7WEQbWgTwLlyWIaU3s__7BnTLNEhINs4/pub?start=true&amp;loop=true&amp;delayms=3000&quot;; image(&quot;https://api.qrserver.com/v1/create-qr-code/?size=150x150&amp;data=https://docs.google.com/presentation/d/1bO48_2bW8zg7WEQbWgTwLlyWIaU3s__7BnTLNEhINs4/pub?start=true&amp;loop=true&amp;delayms=300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bO48_2bW8zg7WEQbWgTwLlyWIaU3s__7BnTLNEhINs4/pub?start=true&amp;loop=true&amp;delayms=3000" xlink:type="simple">https://docs.google.com/presentation/d/1bO48_2bW8zg7WEQbWgTwLlyWIaU3s__7BnTLNEhINs4/pub?start=true&amp;loop=true&amp;delayms=3000</text:a></text:p>
          </table:table-cell>
          <table:table-cell table:style-name="ce3" table:formula="of:=HYPERLINK(&quot;https://docs.google.com/presentation/d/1bO48_2bW8zg7WEQbWgTwLlyWIaU3s__7BnTLNEhINs4/edit?usp=sharing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view</text:p>
          </table:table-cell>
          <table:table-cell table:style-name="ce2" office:value-type="string" calcext:value-type="string">
            <text:p>Roaming photo booth rental fountain valley view</text:p>
          </table:table-cell>
          <table:table-cell table:style-name="ce3" table:formula="of:=HYPERLINK(&quot;https://docs.google.com/presentation/d/1bO48_2bW8zg7WEQbWgTwLlyWIaU3s__7BnTLNEhINs4/view&quot;; image(&quot;https://api.qrserver.com/v1/create-qr-code/?size=150x150&amp;data=https://docs.google.com/presentation/d/1bO48_2bW8zg7WEQbWgTwLlyWIaU3s__7BnTLNEhINs4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bO48_2bW8zg7WEQbWgTwLlyWIaU3s__7BnTLNEhINs4/view" xlink:type="simple">https://docs.google.com/presentation/d/1bO48_2bW8zg7WEQbWgTwLlyWIaU3s__7BnTLNEhINs4/view</text:a></text:p>
          </table:table-cell>
          <table:table-cell table:style-name="ce3" table:formula="of:=HYPERLINK(&quot;https://docs.google.com/presentation/d/1bO48_2bW8zg7WEQbWgTwLlyWIaU3s__7BnTLNEhINs4/edit?usp=sharing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html</text:p>
          </table:table-cell>
          <table:table-cell table:style-name="ce2" office:value-type="string" calcext:value-type="string">
            <text:p>Roaming photo booth rental fountain valley html</text:p>
          </table:table-cell>
          <table:table-cell table:style-name="ce3" table:formula="of:=HYPERLINK(&quot;https://docs.google.com/presentation/d/1bO48_2bW8zg7WEQbWgTwLlyWIaU3s__7BnTLNEhINs4/htmlpresent&quot;; image(&quot;https://api.qrserver.com/v1/create-qr-code/?size=150x150&amp;data=https://docs.google.com/presentation/d/1bO48_2bW8zg7WEQbWgTwLlyWIaU3s__7BnTLNEhINs4/htmlpresen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bO48_2bW8zg7WEQbWgTwLlyWIaU3s__7BnTLNEhINs4/htmlpresent" xlink:type="simple">https://docs.google.com/presentation/d/1bO48_2bW8zg7WEQbWgTwLlyWIaU3s__7BnTLNEhINs4/htmlpresent</text:a></text:p>
          </table:table-cell>
          <table:table-cell table:style-name="ce3" table:formula="of:=HYPERLINK(&quot;https://docs.google.com/presentation/d/1bO48_2bW8zg7WEQbWgTwLlyWIaU3s__7BnTLNEhINs4/edit?usp=sharing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</text:p>
          </table:table-cell>
          <table:table-cell table:style-name="ce2" office:value-type="string" calcext:value-type="string">
            <text:p>Calendar - Roaming photo booth rental fountain valley</text:p>
          </table:table-cell>
          <table:table-cell table:style-name="ce3" table:formula="of:=HYPERLINK(&quot;https://calendar.google.com/calendar/embed?src=09eab64a295b76274a36193889fc0966b955c5ad32cd573594ef47aabaa52f1a@group.calendar.google.com&quot;; image(&quot;https://api.qrserver.com/v1/create-qr-code/?size=150x150&amp;data=https://calendar.google.com/calendar/embed?src=09eab64a295b76274a36193889fc0966b955c5ad32cd573594ef47aabaa52f1a@group.calendar.google.co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calendar.google.com/calendar/embed?src=09eab64a295b76274a36193889fc0966b955c5ad32cd573594ef47aabaa52f1a@group.calendar.google.com" xlink:type="simple">https://calendar.google.com/calendar/embed?src=09eab64a295b76274a36193889fc0966b955c5ad32cd573594ef47aabaa52f1a@group.calendar.google.com</text:a></text:p>
          </table:table-cell>
          <table:table-cell table:style-name="ce3" table:formula="of:=HYPERLINK(&quot;https://calendar.google.com/calendar/embed?src=09eab64a295b76274a36193889fc0966b955c5ad32cd573594ef47aabaa52f1a@group.calendar.google.com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fountain valley - Event</text:p>
          </table:table-cell>
          <table:table-cell table:style-name="ce3" table:formula="of:=HYPERLINK(&quot;https://www.google.com/calendar/event?eid=OWdzZXUyMThvZjdhMDE3N2xxNTliaGh2c2sgMDllYWI2NGEyOTViNzYyNzRhMzYxOTM4ODlmYzA5NjZiOTU1YzVhZDMyY2Q1NzM1OTRlZjQ3YWFiYWE1MmYxYUBncm91cC5jYWxlbmRhci5nb29nbGUuY29t&quot;; image(&quot;https://api.qrserver.com/v1/create-qr-code/?size=150x150&amp;data=https://www.google.com/calendar/event?eid=OWdzZXUyMThvZjdhMDE3N2xxNTliaGh2c2sgMDllYWI2NGEyOTViNzYyNzRhMzYxOTM4ODlmYzA5NjZiOTU1YzVhZDMyY2Q1NzM1OTRlZjQ3YWFiYWE1MmYx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OWdzZXUyMThvZjdhMDE3N2xxNTliaGh2c2sgMDllYWI2NGEyOTViNzYyNzRhMzYxOTM4ODlmYzA5NjZiOTU1YzVhZDMyY2Q1NzM1OTRlZjQ3YWFiYWE1MmYxYUBncm91cC5jYWxlbmRhci5nb29nbGUuY29t" xlink:type="simple">https://www.google.com/calendar/event?eid=OWdzZXUyMThvZjdhMDE3N2xxNTliaGh2c2sgMDllYWI2NGEyOTViNzYyNzRhMzYxOTM4ODlmYzA5NjZiOTU1YzVhZDMyY2Q1NzM1OTRlZjQ3YWFiYWE1MmYxYUBncm91cC5jYWxlbmRhci5nb29nbGUuY29t</text:a></text:p>
          </table:table-cell>
          <table:table-cell table:style-name="ce3" table:formula="of:=HYPERLINK(&quot;https://www.google.com/calendar/event?eid=OWdzZXUyMThvZjdhMDE3N2xxNTliaGh2c2sgMDllYWI2NGEyOTViNzYyNzRhMzYxOTM4ODlmYzA5NjZiOTU1YzVhZDMyY2Q1NzM1OTRlZjQ3YWFiYWE1MmYxYUBncm91cC5jYWxlbmRhci5nb29nbGUuY29t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fountain valley - Event</text:p>
          </table:table-cell>
          <table:table-cell table:style-name="ce3" table:formula="of:=HYPERLINK(&quot;https://www.google.com/calendar/event?eid=dTFsNmk4YjdkY2p1amQzNmkzZTdiYTF2am8gMDllYWI2NGEyOTViNzYyNzRhMzYxOTM4ODlmYzA5NjZiOTU1YzVhZDMyY2Q1NzM1OTRlZjQ3YWFiYWE1MmYxYUBncm91cC5jYWxlbmRhci5nb29nbGUuY29t&quot;; image(&quot;https://api.qrserver.com/v1/create-qr-code/?size=150x150&amp;data=https://www.google.com/calendar/event?eid=dTFsNmk4YjdkY2p1amQzNmkzZTdiYTF2am8gMDllYWI2NGEyOTViNzYyNzRhMzYxOTM4ODlmYzA5NjZiOTU1YzVhZDMyY2Q1NzM1OTRlZjQ3YWFiYWE1MmYx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dTFsNmk4YjdkY2p1amQzNmkzZTdiYTF2am8gMDllYWI2NGEyOTViNzYyNzRhMzYxOTM4ODlmYzA5NjZiOTU1YzVhZDMyY2Q1NzM1OTRlZjQ3YWFiYWE1MmYxYUBncm91cC5jYWxlbmRhci5nb29nbGUuY29t" xlink:type="simple">https://www.google.com/calendar/event?eid=dTFsNmk4YjdkY2p1amQzNmkzZTdiYTF2am8gMDllYWI2NGEyOTViNzYyNzRhMzYxOTM4ODlmYzA5NjZiOTU1YzVhZDMyY2Q1NzM1OTRlZjQ3YWFiYWE1MmYxYUBncm91cC5jYWxlbmRhci5nb29nbGUuY29t</text:a></text:p>
          </table:table-cell>
          <table:table-cell table:style-name="ce3" table:formula="of:=HYPERLINK(&quot;https://www.google.com/calendar/event?eid=dTFsNmk4YjdkY2p1amQzNmkzZTdiYTF2am8gMDllYWI2NGEyOTViNzYyNzRhMzYxOTM4ODlmYzA5NjZiOTU1YzVhZDMyY2Q1NzM1OTRlZjQ3YWFiYWE1MmYxYUBncm91cC5jYWxlbmRhci5nb29nbGUuY29t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fountain valley - Event</text:p>
          </table:table-cell>
          <table:table-cell table:style-name="ce3" table:formula="of:=HYPERLINK(&quot;https://www.google.com/calendar/event?eid=NTZucGZrdTlrNGl2YjBzajk5bTdmaDB0N28gMDllYWI2NGEyOTViNzYyNzRhMzYxOTM4ODlmYzA5NjZiOTU1YzVhZDMyY2Q1NzM1OTRlZjQ3YWFiYWE1MmYxYUBncm91cC5jYWxlbmRhci5nb29nbGUuY29t&quot;; image(&quot;https://api.qrserver.com/v1/create-qr-code/?size=150x150&amp;data=https://www.google.com/calendar/event?eid=NTZucGZrdTlrNGl2YjBzajk5bTdmaDB0N28gMDllYWI2NGEyOTViNzYyNzRhMzYxOTM4ODlmYzA5NjZiOTU1YzVhZDMyY2Q1NzM1OTRlZjQ3YWFiYWE1MmYx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NTZucGZrdTlrNGl2YjBzajk5bTdmaDB0N28gMDllYWI2NGEyOTViNzYyNzRhMzYxOTM4ODlmYzA5NjZiOTU1YzVhZDMyY2Q1NzM1OTRlZjQ3YWFiYWE1MmYxYUBncm91cC5jYWxlbmRhci5nb29nbGUuY29t" xlink:type="simple">https://www.google.com/calendar/event?eid=NTZucGZrdTlrNGl2YjBzajk5bTdmaDB0N28gMDllYWI2NGEyOTViNzYyNzRhMzYxOTM4ODlmYzA5NjZiOTU1YzVhZDMyY2Q1NzM1OTRlZjQ3YWFiYWE1MmYxYUBncm91cC5jYWxlbmRhci5nb29nbGUuY29t</text:a></text:p>
          </table:table-cell>
          <table:table-cell table:style-name="ce3" table:formula="of:=HYPERLINK(&quot;https://www.google.com/calendar/event?eid=NTZucGZrdTlrNGl2YjBzajk5bTdmaDB0N28gMDllYWI2NGEyOTViNzYyNzRhMzYxOTM4ODlmYzA5NjZiOTU1YzVhZDMyY2Q1NzM1OTRlZjQ3YWFiYWE1MmYxYUBncm91cC5jYWxlbmRhci5nb29nbGUuY29t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fountain valley - Event</text:p>
          </table:table-cell>
          <table:table-cell table:style-name="ce3" table:formula="of:=HYPERLINK(&quot;https://www.google.com/calendar/event?eid=N29kYWF1ODJjczQ3ZXBiczA3ZjlmOG5qYjggMDllYWI2NGEyOTViNzYyNzRhMzYxOTM4ODlmYzA5NjZiOTU1YzVhZDMyY2Q1NzM1OTRlZjQ3YWFiYWE1MmYxYUBncm91cC5jYWxlbmRhci5nb29nbGUuY29t&quot;; image(&quot;https://api.qrserver.com/v1/create-qr-code/?size=150x150&amp;data=https://www.google.com/calendar/event?eid=N29kYWF1ODJjczQ3ZXBiczA3ZjlmOG5qYjggMDllYWI2NGEyOTViNzYyNzRhMzYxOTM4ODlmYzA5NjZiOTU1YzVhZDMyY2Q1NzM1OTRlZjQ3YWFiYWE1MmYx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N29kYWF1ODJjczQ3ZXBiczA3ZjlmOG5qYjggMDllYWI2NGEyOTViNzYyNzRhMzYxOTM4ODlmYzA5NjZiOTU1YzVhZDMyY2Q1NzM1OTRlZjQ3YWFiYWE1MmYxYUBncm91cC5jYWxlbmRhci5nb29nbGUuY29t" xlink:type="simple">https://www.google.com/calendar/event?eid=N29kYWF1ODJjczQ3ZXBiczA3ZjlmOG5qYjggMDllYWI2NGEyOTViNzYyNzRhMzYxOTM4ODlmYzA5NjZiOTU1YzVhZDMyY2Q1NzM1OTRlZjQ3YWFiYWE1MmYxYUBncm91cC5jYWxlbmRhci5nb29nbGUuY29t</text:a></text:p>
          </table:table-cell>
          <table:table-cell table:style-name="ce3" table:formula="of:=HYPERLINK(&quot;https://www.google.com/calendar/event?eid=N29kYWF1ODJjczQ3ZXBiczA3ZjlmOG5qYjggMDllYWI2NGEyOTViNzYyNzRhMzYxOTM4ODlmYzA5NjZiOTU1YzVhZDMyY2Q1NzM1OTRlZjQ3YWFiYWE1MmYxYUBncm91cC5jYWxlbmRhci5nb29nbGUuY29t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fountain valley - Event</text:p>
          </table:table-cell>
          <table:table-cell table:style-name="ce3" table:formula="of:=HYPERLINK(&quot;https://www.google.com/calendar/event?eid=ZWNxZ3Brdm1xYTltZGlpaDNlbGZqcW1uOTQgMDllYWI2NGEyOTViNzYyNzRhMzYxOTM4ODlmYzA5NjZiOTU1YzVhZDMyY2Q1NzM1OTRlZjQ3YWFiYWE1MmYxYUBncm91cC5jYWxlbmRhci5nb29nbGUuY29t&quot;; image(&quot;https://api.qrserver.com/v1/create-qr-code/?size=150x150&amp;data=https://www.google.com/calendar/event?eid=ZWNxZ3Brdm1xYTltZGlpaDNlbGZqcW1uOTQgMDllYWI2NGEyOTViNzYyNzRhMzYxOTM4ODlmYzA5NjZiOTU1YzVhZDMyY2Q1NzM1OTRlZjQ3YWFiYWE1MmYx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ZWNxZ3Brdm1xYTltZGlpaDNlbGZqcW1uOTQgMDllYWI2NGEyOTViNzYyNzRhMzYxOTM4ODlmYzA5NjZiOTU1YzVhZDMyY2Q1NzM1OTRlZjQ3YWFiYWE1MmYxYUBncm91cC5jYWxlbmRhci5nb29nbGUuY29t" xlink:type="simple">https://www.google.com/calendar/event?eid=ZWNxZ3Brdm1xYTltZGlpaDNlbGZqcW1uOTQgMDllYWI2NGEyOTViNzYyNzRhMzYxOTM4ODlmYzA5NjZiOTU1YzVhZDMyY2Q1NzM1OTRlZjQ3YWFiYWE1MmYxYUBncm91cC5jYWxlbmRhci5nb29nbGUuY29t</text:a></text:p>
          </table:table-cell>
          <table:table-cell table:style-name="ce3" table:formula="of:=HYPERLINK(&quot;https://www.google.com/calendar/event?eid=ZWNxZ3Brdm1xYTltZGlpaDNlbGZqcW1uOTQgMDllYWI2NGEyOTViNzYyNzRhMzYxOTM4ODlmYzA5NjZiOTU1YzVhZDMyY2Q1NzM1OTRlZjQ3YWFiYWE1MmYxYUBncm91cC5jYWxlbmRhci5nb29nbGUuY29t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fountain valley - Event</text:p>
          </table:table-cell>
          <table:table-cell table:style-name="ce3" table:formula="of:=HYPERLINK(&quot;https://www.google.com/calendar/event?eid=aG90dmNiY3NlMGs0Y2s5dGxpYmU3bmliM3MgMDllYWI2NGEyOTViNzYyNzRhMzYxOTM4ODlmYzA5NjZiOTU1YzVhZDMyY2Q1NzM1OTRlZjQ3YWFiYWE1MmYxYUBncm91cC5jYWxlbmRhci5nb29nbGUuY29t&quot;; image(&quot;https://api.qrserver.com/v1/create-qr-code/?size=150x150&amp;data=https://www.google.com/calendar/event?eid=aG90dmNiY3NlMGs0Y2s5dGxpYmU3bmliM3MgMDllYWI2NGEyOTViNzYyNzRhMzYxOTM4ODlmYzA5NjZiOTU1YzVhZDMyY2Q1NzM1OTRlZjQ3YWFiYWE1MmYx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aG90dmNiY3NlMGs0Y2s5dGxpYmU3bmliM3MgMDllYWI2NGEyOTViNzYyNzRhMzYxOTM4ODlmYzA5NjZiOTU1YzVhZDMyY2Q1NzM1OTRlZjQ3YWFiYWE1MmYxYUBncm91cC5jYWxlbmRhci5nb29nbGUuY29t" xlink:type="simple">https://www.google.com/calendar/event?eid=aG90dmNiY3NlMGs0Y2s5dGxpYmU3bmliM3MgMDllYWI2NGEyOTViNzYyNzRhMzYxOTM4ODlmYzA5NjZiOTU1YzVhZDMyY2Q1NzM1OTRlZjQ3YWFiYWE1MmYxYUBncm91cC5jYWxlbmRhci5nb29nbGUuY29t</text:a></text:p>
          </table:table-cell>
          <table:table-cell table:style-name="ce3" table:formula="of:=HYPERLINK(&quot;https://www.google.com/calendar/event?eid=aG90dmNiY3NlMGs0Y2s5dGxpYmU3bmliM3MgMDllYWI2NGEyOTViNzYyNzRhMzYxOTM4ODlmYzA5NjZiOTU1YzVhZDMyY2Q1NzM1OTRlZjQ3YWFiYWE1MmYxYUBncm91cC5jYWxlbmRhci5nb29nbGUuY29t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fountain valley - Event</text:p>
          </table:table-cell>
          <table:table-cell table:style-name="ce3" table:formula="of:=HYPERLINK(&quot;https://www.google.com/calendar/event?eid=NXJrMHBoNGhzYm1mNjhtYWV2cDFza3Q4bjggMDllYWI2NGEyOTViNzYyNzRhMzYxOTM4ODlmYzA5NjZiOTU1YzVhZDMyY2Q1NzM1OTRlZjQ3YWFiYWE1MmYxYUBncm91cC5jYWxlbmRhci5nb29nbGUuY29t&quot;; image(&quot;https://api.qrserver.com/v1/create-qr-code/?size=150x150&amp;data=https://www.google.com/calendar/event?eid=NXJrMHBoNGhzYm1mNjhtYWV2cDFza3Q4bjggMDllYWI2NGEyOTViNzYyNzRhMzYxOTM4ODlmYzA5NjZiOTU1YzVhZDMyY2Q1NzM1OTRlZjQ3YWFiYWE1MmYx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NXJrMHBoNGhzYm1mNjhtYWV2cDFza3Q4bjggMDllYWI2NGEyOTViNzYyNzRhMzYxOTM4ODlmYzA5NjZiOTU1YzVhZDMyY2Q1NzM1OTRlZjQ3YWFiYWE1MmYxYUBncm91cC5jYWxlbmRhci5nb29nbGUuY29t" xlink:type="simple">https://www.google.com/calendar/event?eid=NXJrMHBoNGhzYm1mNjhtYWV2cDFza3Q4bjggMDllYWI2NGEyOTViNzYyNzRhMzYxOTM4ODlmYzA5NjZiOTU1YzVhZDMyY2Q1NzM1OTRlZjQ3YWFiYWE1MmYxYUBncm91cC5jYWxlbmRhci5nb29nbGUuY29t</text:a></text:p>
          </table:table-cell>
          <table:table-cell table:style-name="ce3" table:formula="of:=HYPERLINK(&quot;https://www.google.com/calendar/event?eid=NXJrMHBoNGhzYm1mNjhtYWV2cDFza3Q4bjggMDllYWI2NGEyOTViNzYyNzRhMzYxOTM4ODlmYzA5NjZiOTU1YzVhZDMyY2Q1NzM1OTRlZjQ3YWFiYWE1MmYxYUBncm91cC5jYWxlbmRhci5nb29nbGUuY29t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fountain valley - Event</text:p>
          </table:table-cell>
          <table:table-cell table:style-name="ce3" table:formula="of:=HYPERLINK(&quot;https://www.google.com/calendar/event?eid=OGVnYjNnMW9mNGo1bmZ1M3RtNjM1c3NmMGcgMDllYWI2NGEyOTViNzYyNzRhMzYxOTM4ODlmYzA5NjZiOTU1YzVhZDMyY2Q1NzM1OTRlZjQ3YWFiYWE1MmYxYUBncm91cC5jYWxlbmRhci5nb29nbGUuY29t&quot;; image(&quot;https://api.qrserver.com/v1/create-qr-code/?size=150x150&amp;data=https://www.google.com/calendar/event?eid=OGVnYjNnMW9mNGo1bmZ1M3RtNjM1c3NmMGcgMDllYWI2NGEyOTViNzYyNzRhMzYxOTM4ODlmYzA5NjZiOTU1YzVhZDMyY2Q1NzM1OTRlZjQ3YWFiYWE1MmYx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OGVnYjNnMW9mNGo1bmZ1M3RtNjM1c3NmMGcgMDllYWI2NGEyOTViNzYyNzRhMzYxOTM4ODlmYzA5NjZiOTU1YzVhZDMyY2Q1NzM1OTRlZjQ3YWFiYWE1MmYxYUBncm91cC5jYWxlbmRhci5nb29nbGUuY29t" xlink:type="simple">https://www.google.com/calendar/event?eid=OGVnYjNnMW9mNGo1bmZ1M3RtNjM1c3NmMGcgMDllYWI2NGEyOTViNzYyNzRhMzYxOTM4ODlmYzA5NjZiOTU1YzVhZDMyY2Q1NzM1OTRlZjQ3YWFiYWE1MmYxYUBncm91cC5jYWxlbmRhci5nb29nbGUuY29t</text:a></text:p>
          </table:table-cell>
          <table:table-cell table:style-name="ce3" table:formula="of:=HYPERLINK(&quot;https://www.google.com/calendar/event?eid=OGVnYjNnMW9mNGo1bmZ1M3RtNjM1c3NmMGcgMDllYWI2NGEyOTViNzYyNzRhMzYxOTM4ODlmYzA5NjZiOTU1YzVhZDMyY2Q1NzM1OTRlZjQ3YWFiYWE1MmYxYUBncm91cC5jYWxlbmRhci5nb29nbGUuY29t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fountain valley - Event</text:p>
          </table:table-cell>
          <table:table-cell table:style-name="ce3" table:formula="of:=HYPERLINK(&quot;https://www.google.com/calendar/event?eid=NzQzbjdwYmMzODl0Y2JhYXF0MnRoa2tlcTAgMDllYWI2NGEyOTViNzYyNzRhMzYxOTM4ODlmYzA5NjZiOTU1YzVhZDMyY2Q1NzM1OTRlZjQ3YWFiYWE1MmYxYUBncm91cC5jYWxlbmRhci5nb29nbGUuY29t&quot;; image(&quot;https://api.qrserver.com/v1/create-qr-code/?size=150x150&amp;data=https://www.google.com/calendar/event?eid=NzQzbjdwYmMzODl0Y2JhYXF0MnRoa2tlcTAgMDllYWI2NGEyOTViNzYyNzRhMzYxOTM4ODlmYzA5NjZiOTU1YzVhZDMyY2Q1NzM1OTRlZjQ3YWFiYWE1MmYx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NzQzbjdwYmMzODl0Y2JhYXF0MnRoa2tlcTAgMDllYWI2NGEyOTViNzYyNzRhMzYxOTM4ODlmYzA5NjZiOTU1YzVhZDMyY2Q1NzM1OTRlZjQ3YWFiYWE1MmYxYUBncm91cC5jYWxlbmRhci5nb29nbGUuY29t" xlink:type="simple">https://www.google.com/calendar/event?eid=NzQzbjdwYmMzODl0Y2JhYXF0MnRoa2tlcTAgMDllYWI2NGEyOTViNzYyNzRhMzYxOTM4ODlmYzA5NjZiOTU1YzVhZDMyY2Q1NzM1OTRlZjQ3YWFiYWE1MmYxYUBncm91cC5jYWxlbmRhci5nb29nbGUuY29t</text:a></text:p>
          </table:table-cell>
          <table:table-cell table:style-name="ce3" table:formula="of:=HYPERLINK(&quot;https://www.google.com/calendar/event?eid=NzQzbjdwYmMzODl0Y2JhYXF0MnRoa2tlcTAgMDllYWI2NGEyOTViNzYyNzRhMzYxOTM4ODlmYzA5NjZiOTU1YzVhZDMyY2Q1NzM1OTRlZjQ3YWFiYWE1MmYxYUBncm91cC5jYWxlbmRhci5nb29nbGUuY29t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fountain valley - Event</text:p>
          </table:table-cell>
          <table:table-cell table:style-name="ce3" table:formula="of:=HYPERLINK(&quot;https://www.google.com/calendar/event?eid=am10NXQ5dW4zNWc0amsyY2JyajI4dWVvYjAgMDllYWI2NGEyOTViNzYyNzRhMzYxOTM4ODlmYzA5NjZiOTU1YzVhZDMyY2Q1NzM1OTRlZjQ3YWFiYWE1MmYxYUBncm91cC5jYWxlbmRhci5nb29nbGUuY29t&quot;; image(&quot;https://api.qrserver.com/v1/create-qr-code/?size=150x150&amp;data=https://www.google.com/calendar/event?eid=am10NXQ5dW4zNWc0amsyY2JyajI4dWVvYjAgMDllYWI2NGEyOTViNzYyNzRhMzYxOTM4ODlmYzA5NjZiOTU1YzVhZDMyY2Q1NzM1OTRlZjQ3YWFiYWE1MmYx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am10NXQ5dW4zNWc0amsyY2JyajI4dWVvYjAgMDllYWI2NGEyOTViNzYyNzRhMzYxOTM4ODlmYzA5NjZiOTU1YzVhZDMyY2Q1NzM1OTRlZjQ3YWFiYWE1MmYxYUBncm91cC5jYWxlbmRhci5nb29nbGUuY29t" xlink:type="simple">https://www.google.com/calendar/event?eid=am10NXQ5dW4zNWc0amsyY2JyajI4dWVvYjAgMDllYWI2NGEyOTViNzYyNzRhMzYxOTM4ODlmYzA5NjZiOTU1YzVhZDMyY2Q1NzM1OTRlZjQ3YWFiYWE1MmYxYUBncm91cC5jYWxlbmRhci5nb29nbGUuY29t</text:a></text:p>
          </table:table-cell>
          <table:table-cell table:style-name="ce3" table:formula="of:=HYPERLINK(&quot;https://www.google.com/calendar/event?eid=am10NXQ5dW4zNWc0amsyY2JyajI4dWVvYjAgMDllYWI2NGEyOTViNzYyNzRhMzYxOTM4ODlmYzA5NjZiOTU1YzVhZDMyY2Q1NzM1OTRlZjQ3YWFiYWE1MmYxYUBncm91cC5jYWxlbmRhci5nb29nbGUuY29t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fountain valley - Event</text:p>
          </table:table-cell>
          <table:table-cell table:style-name="ce3" table:formula="of:=HYPERLINK(&quot;https://www.google.com/calendar/event?eid=ZmRkZW5pM2c0YTYyMTk0MDgxZ2Zzdmtnc28gMDllYWI2NGEyOTViNzYyNzRhMzYxOTM4ODlmYzA5NjZiOTU1YzVhZDMyY2Q1NzM1OTRlZjQ3YWFiYWE1MmYxYUBncm91cC5jYWxlbmRhci5nb29nbGUuY29t&quot;; image(&quot;https://api.qrserver.com/v1/create-qr-code/?size=150x150&amp;data=https://www.google.com/calendar/event?eid=ZmRkZW5pM2c0YTYyMTk0MDgxZ2Zzdmtnc28gMDllYWI2NGEyOTViNzYyNzRhMzYxOTM4ODlmYzA5NjZiOTU1YzVhZDMyY2Q1NzM1OTRlZjQ3YWFiYWE1MmYx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ZmRkZW5pM2c0YTYyMTk0MDgxZ2Zzdmtnc28gMDllYWI2NGEyOTViNzYyNzRhMzYxOTM4ODlmYzA5NjZiOTU1YzVhZDMyY2Q1NzM1OTRlZjQ3YWFiYWE1MmYxYUBncm91cC5jYWxlbmRhci5nb29nbGUuY29t" xlink:type="simple">https://www.google.com/calendar/event?eid=ZmRkZW5pM2c0YTYyMTk0MDgxZ2Zzdmtnc28gMDllYWI2NGEyOTViNzYyNzRhMzYxOTM4ODlmYzA5NjZiOTU1YzVhZDMyY2Q1NzM1OTRlZjQ3YWFiYWE1MmYxYUBncm91cC5jYWxlbmRhci5nb29nbGUuY29t</text:a></text:p>
          </table:table-cell>
          <table:table-cell table:style-name="ce3" table:formula="of:=HYPERLINK(&quot;https://www.google.com/calendar/event?eid=ZmRkZW5pM2c0YTYyMTk0MDgxZ2Zzdmtnc28gMDllYWI2NGEyOTViNzYyNzRhMzYxOTM4ODlmYzA5NjZiOTU1YzVhZDMyY2Q1NzM1OTRlZjQ3YWFiYWE1MmYxYUBncm91cC5jYWxlbmRhci5nb29nbGUuY29t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fountain valley - Event</text:p>
          </table:table-cell>
          <table:table-cell table:style-name="ce3" table:formula="of:=HYPERLINK(&quot;https://www.google.com/calendar/event?eid=dnY4MGkzZnNjODBqaGR2MWx0YW5iN3M5NHMgMDllYWI2NGEyOTViNzYyNzRhMzYxOTM4ODlmYzA5NjZiOTU1YzVhZDMyY2Q1NzM1OTRlZjQ3YWFiYWE1MmYxYUBncm91cC5jYWxlbmRhci5nb29nbGUuY29t&quot;; image(&quot;https://api.qrserver.com/v1/create-qr-code/?size=150x150&amp;data=https://www.google.com/calendar/event?eid=dnY4MGkzZnNjODBqaGR2MWx0YW5iN3M5NHMgMDllYWI2NGEyOTViNzYyNzRhMzYxOTM4ODlmYzA5NjZiOTU1YzVhZDMyY2Q1NzM1OTRlZjQ3YWFiYWE1MmYx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dnY4MGkzZnNjODBqaGR2MWx0YW5iN3M5NHMgMDllYWI2NGEyOTViNzYyNzRhMzYxOTM4ODlmYzA5NjZiOTU1YzVhZDMyY2Q1NzM1OTRlZjQ3YWFiYWE1MmYxYUBncm91cC5jYWxlbmRhci5nb29nbGUuY29t" xlink:type="simple">https://www.google.com/calendar/event?eid=dnY4MGkzZnNjODBqaGR2MWx0YW5iN3M5NHMgMDllYWI2NGEyOTViNzYyNzRhMzYxOTM4ODlmYzA5NjZiOTU1YzVhZDMyY2Q1NzM1OTRlZjQ3YWFiYWE1MmYxYUBncm91cC5jYWxlbmRhci5nb29nbGUuY29t</text:a></text:p>
          </table:table-cell>
          <table:table-cell table:style-name="ce3" table:formula="of:=HYPERLINK(&quot;https://www.google.com/calendar/event?eid=dnY4MGkzZnNjODBqaGR2MWx0YW5iN3M5NHMgMDllYWI2NGEyOTViNzYyNzRhMzYxOTM4ODlmYzA5NjZiOTU1YzVhZDMyY2Q1NzM1OTRlZjQ3YWFiYWE1MmYxYUBncm91cC5jYWxlbmRhci5nb29nbGUuY29t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fountain valley - Event</text:p>
          </table:table-cell>
          <table:table-cell table:style-name="ce3" table:formula="of:=HYPERLINK(&quot;https://www.google.com/calendar/event?eid=ZzUzYmRwam04aW5vcjAzMHZpc2hqMmJidXMgMDllYWI2NGEyOTViNzYyNzRhMzYxOTM4ODlmYzA5NjZiOTU1YzVhZDMyY2Q1NzM1OTRlZjQ3YWFiYWE1MmYxYUBncm91cC5jYWxlbmRhci5nb29nbGUuY29t&quot;; image(&quot;https://api.qrserver.com/v1/create-qr-code/?size=150x150&amp;data=https://www.google.com/calendar/event?eid=ZzUzYmRwam04aW5vcjAzMHZpc2hqMmJidXMgMDllYWI2NGEyOTViNzYyNzRhMzYxOTM4ODlmYzA5NjZiOTU1YzVhZDMyY2Q1NzM1OTRlZjQ3YWFiYWE1MmYx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ZzUzYmRwam04aW5vcjAzMHZpc2hqMmJidXMgMDllYWI2NGEyOTViNzYyNzRhMzYxOTM4ODlmYzA5NjZiOTU1YzVhZDMyY2Q1NzM1OTRlZjQ3YWFiYWE1MmYxYUBncm91cC5jYWxlbmRhci5nb29nbGUuY29t" xlink:type="simple">https://www.google.com/calendar/event?eid=ZzUzYmRwam04aW5vcjAzMHZpc2hqMmJidXMgMDllYWI2NGEyOTViNzYyNzRhMzYxOTM4ODlmYzA5NjZiOTU1YzVhZDMyY2Q1NzM1OTRlZjQ3YWFiYWE1MmYxYUBncm91cC5jYWxlbmRhci5nb29nbGUuY29t</text:a></text:p>
          </table:table-cell>
          <table:table-cell table:style-name="ce3" table:formula="of:=HYPERLINK(&quot;https://www.google.com/calendar/event?eid=ZzUzYmRwam04aW5vcjAzMHZpc2hqMmJidXMgMDllYWI2NGEyOTViNzYyNzRhMzYxOTM4ODlmYzA5NjZiOTU1YzVhZDMyY2Q1NzM1OTRlZjQ3YWFiYWE1MmYxYUBncm91cC5jYWxlbmRhci5nb29nbGUuY29t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fountain valley - Event</text:p>
          </table:table-cell>
          <table:table-cell table:style-name="ce3" table:formula="of:=HYPERLINK(&quot;https://www.google.com/calendar/event?eid=YWI2OGxvc3RpdWVyODNzY2MxN3V1ZjZyZ3MgMDllYWI2NGEyOTViNzYyNzRhMzYxOTM4ODlmYzA5NjZiOTU1YzVhZDMyY2Q1NzM1OTRlZjQ3YWFiYWE1MmYxYUBncm91cC5jYWxlbmRhci5nb29nbGUuY29t&quot;; image(&quot;https://api.qrserver.com/v1/create-qr-code/?size=150x150&amp;data=https://www.google.com/calendar/event?eid=YWI2OGxvc3RpdWVyODNzY2MxN3V1ZjZyZ3MgMDllYWI2NGEyOTViNzYyNzRhMzYxOTM4ODlmYzA5NjZiOTU1YzVhZDMyY2Q1NzM1OTRlZjQ3YWFiYWE1MmYx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YWI2OGxvc3RpdWVyODNzY2MxN3V1ZjZyZ3MgMDllYWI2NGEyOTViNzYyNzRhMzYxOTM4ODlmYzA5NjZiOTU1YzVhZDMyY2Q1NzM1OTRlZjQ3YWFiYWE1MmYxYUBncm91cC5jYWxlbmRhci5nb29nbGUuY29t" xlink:type="simple">https://www.google.com/calendar/event?eid=YWI2OGxvc3RpdWVyODNzY2MxN3V1ZjZyZ3MgMDllYWI2NGEyOTViNzYyNzRhMzYxOTM4ODlmYzA5NjZiOTU1YzVhZDMyY2Q1NzM1OTRlZjQ3YWFiYWE1MmYxYUBncm91cC5jYWxlbmRhci5nb29nbGUuY29t</text:a></text:p>
          </table:table-cell>
          <table:table-cell table:style-name="ce3" table:formula="of:=HYPERLINK(&quot;https://www.google.com/calendar/event?eid=YWI2OGxvc3RpdWVyODNzY2MxN3V1ZjZyZ3MgMDllYWI2NGEyOTViNzYyNzRhMzYxOTM4ODlmYzA5NjZiOTU1YzVhZDMyY2Q1NzM1OTRlZjQ3YWFiYWE1MmYxYUBncm91cC5jYWxlbmRhci5nb29nbGUuY29t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Roaming photo booth rental fountain valley - Event</text:p>
          </table:table-cell>
          <table:table-cell table:style-name="ce3" table:formula="of:=HYPERLINK(&quot;https://www.google.com/calendar/event?eid=NGY1OGVwNTNvYWE4dGlnNDZtOG1rb3Foa3MgMDllYWI2NGEyOTViNzYyNzRhMzYxOTM4ODlmYzA5NjZiOTU1YzVhZDMyY2Q1NzM1OTRlZjQ3YWFiYWE1MmYxYUBncm91cC5jYWxlbmRhci5nb29nbGUuY29t&quot;; image(&quot;https://api.qrserver.com/v1/create-qr-code/?size=150x150&amp;data=https://www.google.com/calendar/event?eid=NGY1OGVwNTNvYWE4dGlnNDZtOG1rb3Foa3MgMDllYWI2NGEyOTViNzYyNzRhMzYxOTM4ODlmYzA5NjZiOTU1YzVhZDMyY2Q1NzM1OTRlZjQ3YWFiYWE1MmYxY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NGY1OGVwNTNvYWE4dGlnNDZtOG1rb3Foa3MgMDllYWI2NGEyOTViNzYyNzRhMzYxOTM4ODlmYzA5NjZiOTU1YzVhZDMyY2Q1NzM1OTRlZjQ3YWFiYWE1MmYxYUBncm91cC5jYWxlbmRhci5nb29nbGUuY29t" xlink:type="simple">https://www.google.com/calendar/event?eid=NGY1OGVwNTNvYWE4dGlnNDZtOG1rb3Foa3MgMDllYWI2NGEyOTViNzYyNzRhMzYxOTM4ODlmYzA5NjZiOTU1YzVhZDMyY2Q1NzM1OTRlZjQ3YWFiYWE1MmYxYUBncm91cC5jYWxlbmRhci5nb29nbGUuY29t</text:a></text:p>
          </table:table-cell>
          <table:table-cell table:style-name="ce3" table:formula="of:=HYPERLINK(&quot;https://www.google.com/calendar/event?eid=NGY1OGVwNTNvYWE4dGlnNDZtOG1rb3Foa3MgMDllYWI2NGEyOTViNzYyNzRhMzYxOTM4ODlmYzA5NjZiOTU1YzVhZDMyY2Q1NzM1OTRlZjQ3YWFiYWE1MmYxYUBncm91cC5jYWxlbmRhci5nb29nbGUuY29t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Roaming photo booth rental fountain valley</text:p>
          </table:table-cell>
          <table:table-cell table:style-name="ce3" table:formula="of:=HYPERLINK(&quot;https://youtu.be/cij3xm1LtS8&quot;; image(&quot;https://api.qrserver.com/v1/create-qr-code/?size=150x150&amp;data=https://youtu.be/cij3xm1LtS8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cij3xm1LtS8" xlink:type="simple">https://youtu.be/cij3xm1LtS8</text:a></text:p>
          </table:table-cell>
          <table:table-cell table:style-name="ce3" table:formula="of:=HYPERLINK(&quot;https://youtu.be/cij3xm1LtS8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Roaming photo booth rental fountain valley</text:p>
          </table:table-cell>
          <table:table-cell table:style-name="ce3" table:formula="of:=HYPERLINK(&quot;https://youtu.be/xcQXxcHLLWI&quot;; image(&quot;https://api.qrserver.com/v1/create-qr-code/?size=150x150&amp;data=https://youtu.be/xcQXxcHLLW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xcQXxcHLLWI" xlink:type="simple">https://youtu.be/xcQXxcHLLWI</text:a></text:p>
          </table:table-cell>
          <table:table-cell table:style-name="ce3" table:formula="of:=HYPERLINK(&quot;https://youtu.be/xcQXxcHLLWI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Roaming photo booth rental fountain valley</text:p>
          </table:table-cell>
          <table:table-cell table:style-name="ce3" table:formula="of:=HYPERLINK(&quot;https://youtu.be/-wfRHfpyDRU&quot;; image(&quot;https://api.qrserver.com/v1/create-qr-code/?size=150x150&amp;data=https://youtu.be/-wfRHfpyDRU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-wfRHfpyDRU" xlink:type="simple">https://youtu.be/-wfRHfpyDRU</text:a></text:p>
          </table:table-cell>
          <table:table-cell table:style-name="ce3" table:formula="of:=HYPERLINK(&quot;https://youtu.be/-wfRHfpyDRU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Roaming photo booth rental fountain valley</text:p>
          </table:table-cell>
          <table:table-cell table:style-name="ce3" table:formula="of:=HYPERLINK(&quot;https://youtu.be/wm3S3txTd24&quot;; image(&quot;https://api.qrserver.com/v1/create-qr-code/?size=150x150&amp;data=https://youtu.be/wm3S3txTd2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wm3S3txTd24" xlink:type="simple">https://youtu.be/wm3S3txTd24</text:a></text:p>
          </table:table-cell>
          <table:table-cell table:style-name="ce3" table:formula="of:=HYPERLINK(&quot;https://youtu.be/wm3S3txTd24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Roaming photo booth rental fountain valley</text:p>
          </table:table-cell>
          <table:table-cell table:style-name="ce3" table:formula="of:=HYPERLINK(&quot;https://youtu.be/EUe8JfkM-u4&quot;; image(&quot;https://api.qrserver.com/v1/create-qr-code/?size=150x150&amp;data=https://youtu.be/EUe8JfkM-u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EUe8JfkM-u4" xlink:type="simple">https://youtu.be/EUe8JfkM-u4</text:a></text:p>
          </table:table-cell>
          <table:table-cell table:style-name="ce3" table:formula="of:=HYPERLINK(&quot;https://youtu.be/EUe8JfkM-u4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Sheet1</text:p>
          </table:table-cell>
          <table:table-cell table:style-name="ce3" table:formula="of:=HYPERLINK(&quot;https://docs.google.com/spreadsheets/d/1GlP1QB_iQOmaGa11xuqtpEbntpeeApEEEOZ43NnSl-Q/edit#gid=0&quot;; image(&quot;https://api.qrserver.com/v1/create-qr-code/?size=150x150&amp;data=https://docs.google.com/spreadsheets/d/1GlP1QB_iQOmaGa11xuqtpEbntpeeApEEEOZ43NnSl-Q/edit#gid=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GlP1QB_iQOmaGa11xuqtpEbntpeeApEEEOZ43NnSl-Q/edit#gid=0" xlink:type="simple">https://docs.google.com/spreadsheets/d/1GlP1QB_iQOmaGa11xuqtpEbntpeeApEEEOZ43NnSl-Q/edit#gid=0</text:a></text:p>
          </table:table-cell>
          <table:table-cell table:style-name="ce3" table:formula="of:=HYPERLINK(&quot;https://docs.google.com/spreadsheets/d/1GlP1QB_iQOmaGa11xuqtpEbntpeeApEEEOZ43NnSl-Q/edit#gid=0&quot;;&quot;Roaming photo booth rental fountain valley Sheet1&quot;)" office:value-type="string" office:string-value="Roaming photo booth rental fountain valley Sheet1" calcext:value-type="string">
            <text:p>Roaming photo booth rental fountain valley Sheet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Keywords</text:p>
          </table:table-cell>
          <table:table-cell table:style-name="ce3" table:formula="of:=HYPERLINK(&quot;https://docs.google.com/spreadsheets/d/1GlP1QB_iQOmaGa11xuqtpEbntpeeApEEEOZ43NnSl-Q/edit#gid=645588500&quot;; image(&quot;https://api.qrserver.com/v1/create-qr-code/?size=150x150&amp;data=https://docs.google.com/spreadsheets/d/1GlP1QB_iQOmaGa11xuqtpEbntpeeApEEEOZ43NnSl-Q/edit#gid=64558850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GlP1QB_iQOmaGa11xuqtpEbntpeeApEEEOZ43NnSl-Q/edit#gid=645588500" xlink:type="simple">https://docs.google.com/spreadsheets/d/1GlP1QB_iQOmaGa11xuqtpEbntpeeApEEEOZ43NnSl-Q/edit#gid=645588500</text:a></text:p>
          </table:table-cell>
          <table:table-cell table:style-name="ce3" table:formula="of:=HYPERLINK(&quot;https://docs.google.com/spreadsheets/d/1GlP1QB_iQOmaGa11xuqtpEbntpeeApEEEOZ43NnSl-Q/edit#gid=645588500&quot;;&quot;Roaming photo booth rental fountain valley Keywords&quot;)" office:value-type="string" office:string-value="Roaming photo booth rental fountain valley Keywords" calcext:value-type="string">
            <text:p>Roaming photo booth rental fountain valley Keyword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ontent</text:p>
          </table:table-cell>
          <table:table-cell table:style-name="ce3" table:formula="of:=HYPERLINK(&quot;https://docs.google.com/spreadsheets/d/1GlP1QB_iQOmaGa11xuqtpEbntpeeApEEEOZ43NnSl-Q/edit#gid=1192476821&quot;; image(&quot;https://api.qrserver.com/v1/create-qr-code/?size=150x150&amp;data=https://docs.google.com/spreadsheets/d/1GlP1QB_iQOmaGa11xuqtpEbntpeeApEEEOZ43NnSl-Q/edit#gid=1192476821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GlP1QB_iQOmaGa11xuqtpEbntpeeApEEEOZ43NnSl-Q/edit#gid=1192476821" xlink:type="simple">https://docs.google.com/spreadsheets/d/1GlP1QB_iQOmaGa11xuqtpEbntpeeApEEEOZ43NnSl-Q/edit#gid=1192476821</text:a></text:p>
          </table:table-cell>
          <table:table-cell table:style-name="ce3" table:formula="of:=HYPERLINK(&quot;https://docs.google.com/spreadsheets/d/1GlP1QB_iQOmaGa11xuqtpEbntpeeApEEEOZ43NnSl-Q/edit#gid=1192476821&quot;;&quot;Roaming photo booth rental fountain valley Content&quot;)" office:value-type="string" office:string-value="Roaming photo booth rental fountain valley Content" calcext:value-type="string">
            <text:p>Roaming photo booth rental fountain valley Cont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alendar Events</text:p>
          </table:table-cell>
          <table:table-cell table:style-name="ce3" table:formula="of:=HYPERLINK(&quot;https://docs.google.com/spreadsheets/d/1GlP1QB_iQOmaGa11xuqtpEbntpeeApEEEOZ43NnSl-Q/edit#gid=645403799&quot;; image(&quot;https://api.qrserver.com/v1/create-qr-code/?size=150x150&amp;data=https://docs.google.com/spreadsheets/d/1GlP1QB_iQOmaGa11xuqtpEbntpeeApEEEOZ43NnSl-Q/edit#gid=645403799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GlP1QB_iQOmaGa11xuqtpEbntpeeApEEEOZ43NnSl-Q/edit#gid=645403799" xlink:type="simple">https://docs.google.com/spreadsheets/d/1GlP1QB_iQOmaGa11xuqtpEbntpeeApEEEOZ43NnSl-Q/edit#gid=645403799</text:a></text:p>
          </table:table-cell>
          <table:table-cell table:style-name="ce3" table:formula="of:=HYPERLINK(&quot;https://docs.google.com/spreadsheets/d/1GlP1QB_iQOmaGa11xuqtpEbntpeeApEEEOZ43NnSl-Q/edit#gid=645403799&quot;;&quot;Roaming photo booth rental fountain valley Calendar Events&quot;)" office:value-type="string" office:string-value="Roaming photo booth rental fountain valley Calendar Events" calcext:value-type="string">
            <text:p>Roaming photo booth rental fountain valley Calendar Event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RSS Feeds</text:p>
          </table:table-cell>
          <table:table-cell table:style-name="ce3" table:formula="of:=HYPERLINK(&quot;https://docs.google.com/spreadsheets/d/1GlP1QB_iQOmaGa11xuqtpEbntpeeApEEEOZ43NnSl-Q/edit#gid=2002354942&quot;; image(&quot;https://api.qrserver.com/v1/create-qr-code/?size=150x150&amp;data=https://docs.google.com/spreadsheets/d/1GlP1QB_iQOmaGa11xuqtpEbntpeeApEEEOZ43NnSl-Q/edit#gid=2002354942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GlP1QB_iQOmaGa11xuqtpEbntpeeApEEEOZ43NnSl-Q/edit#gid=2002354942" xlink:type="simple">https://docs.google.com/spreadsheets/d/1GlP1QB_iQOmaGa11xuqtpEbntpeeApEEEOZ43NnSl-Q/edit#gid=2002354942</text:a></text:p>
          </table:table-cell>
          <table:table-cell table:style-name="ce3" table:formula="of:=HYPERLINK(&quot;https://docs.google.com/spreadsheets/d/1GlP1QB_iQOmaGa11xuqtpEbntpeeApEEEOZ43NnSl-Q/edit#gid=2002354942&quot;;&quot;Roaming photo booth rental fountain valley RSS Feeds&quot;)" office:value-type="string" office:string-value="Roaming photo booth rental fountain valley RSS Feeds" calcext:value-type="string">
            <text:p>Roaming photo booth rental fountain valley RSS Feed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HTML</text:p>
          </table:table-cell>
          <table:table-cell table:style-name="ce2" office:value-type="string" calcext:value-type="string">
            <text:p>Roaming photo booth rental fountain valley HTML</text:p>
          </table:table-cell>
          <table:table-cell/>
          <table:table-cell table:style-name="ce4" office:value-type="string" calcext:value-type="string">
            <text:p><text:a xlink:href="https://drive.google.com/drive/folders/132DcBOkTHwLQLoPQ0wMt8jMxnjk4yxcc?usp=sharing" xlink:type="simple">https://drive.google.com/drive/folders/132DcBOkTHwLQLoPQ0wMt8jMxnjk4yxcc?usp=sharing</text:a></text:p>
          </table:table-cell>
          <table:table-cell table:style-name="ce3" table:formula="of:=HYPERLINK(&quot;https://drive.google.com/drive/folders/132DcBOkTHwLQLoPQ0wMt8jMxnjk4yxcc?usp=sharing&quot;;&quot;Roaming photo booth rental fountain valley HTML&quot;)" office:value-type="string" office:string-value="Roaming photo booth rental fountain valley HTML" calcext:value-type="string">
            <text:p>Roaming photo booth rental fountain valley 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TML</text:p>
          </table:table-cell>
          <table:table-cell table:style-name="ce2" office:value-type="string" calcext:value-type="string">
            <text:p>Roaming photo booth rental fountain valley.html</text:p>
          </table:table-cell>
          <table:table-cell/>
          <table:table-cell table:style-name="ce4" office:value-type="string" calcext:value-type="string">
            <text:p><text:a xlink:href="https://drive.google.com/file/d/13W5XSV9_UZ7itrIjZH_oj4MZ45EAMNVt/view?usp=sharing" xlink:type="simple">https://drive.google.com/file/d/13W5XSV9_UZ7itrIjZH_oj4MZ45EAMNVt/view?usp=sharing</text:a></text:p>
          </table:table-cell>
          <table:table-cell table:style-name="ce3" table:formula="of:=HYPERLINK(&quot;https://drive.google.com/file/d/13W5XSV9_UZ7itrIjZH_oj4MZ45EAMNVt/view?usp=sharing&quot;;&quot;Roaming photo booth rental fountain valley.html&quot;)" office:value-type="string" office:string-value="Roaming photo booth rental fountain valley.html" calcext:value-type="string">
            <text:p>Roaming photo booth rental fountain valley.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Microsoft Files</text:p>
          </table:table-cell>
          <table:table-cell table:style-name="ce2" office:value-type="string" calcext:value-type="string">
            <text:p>Roaming photo booth rental fountain valley MSFT</text:p>
          </table:table-cell>
          <table:table-cell/>
          <table:table-cell table:style-name="ce4" office:value-type="string" calcext:value-type="string">
            <text:p><text:a xlink:href="https://drive.google.com/drive/folders/1Xw62ja-zEYmCbEy6sjqvHpwQzGa8qvVD?usp=sharing" xlink:type="simple">https://drive.google.com/drive/folders/1Xw62ja-zEYmCbEy6sjqvHpwQzGa8qvVD?usp=sharing</text:a></text:p>
          </table:table-cell>
          <table:table-cell table:style-name="ce3" table:formula="of:=HYPERLINK(&quot;https://drive.google.com/drive/folders/1Xw62ja-zEYmCbEy6sjqvHpwQzGa8qvVD?usp=sharing&quot;;&quot;Roaming photo booth rental fountain valley MSFT&quot;)" office:value-type="string" office:string-value="Roaming photo booth rental fountain valley MSFT" calcext:value-type="string">
            <text:p>Roaming photo booth rental fountain valley MSF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Aliso Viejo <text:s text:c="3"/></text:p>
          </table:table-cell>
          <table:table-cell/>
          <table:table-cell table:style-name="ce4" office:value-type="string" calcext:value-type="string">
            <text:p><text:a xlink:href="https://docs.google.com/document/d/1ZqDTzUzIs0qVuElsAuz7v56jwyX2uRoqVfKEN9HZ2cU/edit?usp=sharing" xlink:type="simple">https://docs.google.com/document/d/1ZqDTzUzIs0qVuElsAuz7v56jwyX2uRoqVfKEN9HZ2cU/edit?usp=sharing</text:a></text:p>
          </table:table-cell>
          <table:table-cell table:style-name="ce3" table:formula="of:=HYPERLINK(&quot;https://docs.google.com/document/d/1ZqDTzUzIs0qVuElsAuz7v56jwyX2uRoqVfKEN9HZ2cU/edit?usp=sharing&quot;;&quot;Roaming photo booth rental Aliso Viejo    &quot;)" office:value-type="string" office:string-value="Roaming photo booth rental Aliso Viejo    " calcext:value-type="string">
            <text:p>Roaming photo booth rental Aliso Viejo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Aliso Viejo <text:s text:c="4"/>pub</text:p>
          </table:table-cell>
          <table:table-cell/>
          <table:table-cell table:style-name="ce4" office:value-type="string" calcext:value-type="string">
            <text:p><text:a xlink:href="https://docs.google.com/document/d/1ZqDTzUzIs0qVuElsAuz7v56jwyX2uRoqVfKEN9HZ2cU/pub" xlink:type="simple">https://docs.google.com/document/d/1ZqDTzUzIs0qVuElsAuz7v56jwyX2uRoqVfKEN9HZ2cU/pub</text:a></text:p>
          </table:table-cell>
          <table:table-cell table:style-name="ce3" table:formula="of:=HYPERLINK(&quot;https://docs.google.com/document/d/1ZqDTzUzIs0qVuElsAuz7v56jwyX2uRoqVfKEN9HZ2cU/edit?usp=sharing&quot;;&quot;Roaming photo booth rental Aliso Viejo    &quot;)" office:value-type="string" office:string-value="Roaming photo booth rental Aliso Viejo    " calcext:value-type="string">
            <text:p>Roaming photo booth rental Aliso Viejo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Aliso Viejo <text:s text:c="4"/>view</text:p>
          </table:table-cell>
          <table:table-cell/>
          <table:table-cell table:style-name="ce4" office:value-type="string" calcext:value-type="string">
            <text:p><text:a xlink:href="https://docs.google.com/document/d/1ZqDTzUzIs0qVuElsAuz7v56jwyX2uRoqVfKEN9HZ2cU/view" xlink:type="simple">https://docs.google.com/document/d/1ZqDTzUzIs0qVuElsAuz7v56jwyX2uRoqVfKEN9HZ2cU/view</text:a></text:p>
          </table:table-cell>
          <table:table-cell table:style-name="ce3" table:formula="of:=HYPERLINK(&quot;https://docs.google.com/document/d/1ZqDTzUzIs0qVuElsAuz7v56jwyX2uRoqVfKEN9HZ2cU/edit?usp=sharing&quot;;&quot;Roaming photo booth rental Aliso Viejo    &quot;)" office:value-type="string" office:string-value="Roaming photo booth rental Aliso Viejo    " calcext:value-type="string">
            <text:p>Roaming photo booth rental Aliso Viejo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Anaheim</text:p>
          </table:table-cell>
          <table:table-cell/>
          <table:table-cell table:style-name="ce4" office:value-type="string" calcext:value-type="string">
            <text:p><text:a xlink:href="https://docs.google.com/document/d/1qYNS500gecIXGb3uJ_4pyN9YfnIGRP5JYRXJqsCHFho/edit?usp=sharing" xlink:type="simple">https://docs.google.com/document/d/1qYNS500gecIXGb3uJ_4pyN9YfnIGRP5JYRXJqsCHFho/edit?usp=sharing</text:a></text:p>
          </table:table-cell>
          <table:table-cell table:style-name="ce3" table:formula="of:=HYPERLINK(&quot;https://docs.google.com/document/d/1qYNS500gecIXGb3uJ_4pyN9YfnIGRP5JYRXJqsCHFho/edit?usp=sharing&quot;;&quot;Roaming photo booth rental Anaheim&quot;)" office:value-type="string" office:string-value="Roaming photo booth rental Anaheim" calcext:value-type="string">
            <text:p>Roaming photo booth rental Anaheim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Anaheim pub</text:p>
          </table:table-cell>
          <table:table-cell/>
          <table:table-cell table:style-name="ce4" office:value-type="string" calcext:value-type="string">
            <text:p><text:a xlink:href="https://docs.google.com/document/d/1qYNS500gecIXGb3uJ_4pyN9YfnIGRP5JYRXJqsCHFho/pub" xlink:type="simple">https://docs.google.com/document/d/1qYNS500gecIXGb3uJ_4pyN9YfnIGRP5JYRXJqsCHFho/pub</text:a></text:p>
          </table:table-cell>
          <table:table-cell table:style-name="ce3" table:formula="of:=HYPERLINK(&quot;https://docs.google.com/document/d/1qYNS500gecIXGb3uJ_4pyN9YfnIGRP5JYRXJqsCHFho/edit?usp=sharing&quot;;&quot;Roaming photo booth rental Anaheim&quot;)" office:value-type="string" office:string-value="Roaming photo booth rental Anaheim" calcext:value-type="string">
            <text:p>Roaming photo booth rental Anaheim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Anaheim view</text:p>
          </table:table-cell>
          <table:table-cell/>
          <table:table-cell table:style-name="ce4" office:value-type="string" calcext:value-type="string">
            <text:p><text:a xlink:href="https://docs.google.com/document/d/1qYNS500gecIXGb3uJ_4pyN9YfnIGRP5JYRXJqsCHFho/view" xlink:type="simple">https://docs.google.com/document/d/1qYNS500gecIXGb3uJ_4pyN9YfnIGRP5JYRXJqsCHFho/view</text:a></text:p>
          </table:table-cell>
          <table:table-cell table:style-name="ce3" table:formula="of:=HYPERLINK(&quot;https://docs.google.com/document/d/1qYNS500gecIXGb3uJ_4pyN9YfnIGRP5JYRXJqsCHFho/edit?usp=sharing&quot;;&quot;Roaming photo booth rental Anaheim&quot;)" office:value-type="string" office:string-value="Roaming photo booth rental Anaheim" calcext:value-type="string">
            <text:p>Roaming photo booth rental Anaheim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Lake Forest</text:p>
          </table:table-cell>
          <table:table-cell/>
          <table:table-cell table:style-name="ce4" office:value-type="string" calcext:value-type="string">
            <text:p><text:a xlink:href="https://docs.google.com/document/d/1iECpxvmVwE4R16qWr8u9e_gdQAgZr_EwengQeqQrgHY/edit?usp=sharing" xlink:type="simple">https://docs.google.com/document/d/1iECpxvmVwE4R16qWr8u9e_gdQAgZr_EwengQeqQrgHY/edit?usp=sharing</text:a></text:p>
          </table:table-cell>
          <table:table-cell table:style-name="ce3" table:formula="of:=HYPERLINK(&quot;https://docs.google.com/document/d/1iECpxvmVwE4R16qWr8u9e_gdQAgZr_EwengQeqQrgHY/edit?usp=sharing&quot;;&quot;Roaming photo booth rental Lake Forest&quot;)" office:value-type="string" office:string-value="Roaming photo booth rental Lake Forest" calcext:value-type="string">
            <text:p>Roaming photo booth rental Lake Fores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Lake Forest pub</text:p>
          </table:table-cell>
          <table:table-cell/>
          <table:table-cell table:style-name="ce4" office:value-type="string" calcext:value-type="string">
            <text:p><text:a xlink:href="https://docs.google.com/document/d/1iECpxvmVwE4R16qWr8u9e_gdQAgZr_EwengQeqQrgHY/pub" xlink:type="simple">https://docs.google.com/document/d/1iECpxvmVwE4R16qWr8u9e_gdQAgZr_EwengQeqQrgHY/pub</text:a></text:p>
          </table:table-cell>
          <table:table-cell table:style-name="ce3" table:formula="of:=HYPERLINK(&quot;https://docs.google.com/document/d/1iECpxvmVwE4R16qWr8u9e_gdQAgZr_EwengQeqQrgHY/edit?usp=sharing&quot;;&quot;Roaming photo booth rental Lake Forest&quot;)" office:value-type="string" office:string-value="Roaming photo booth rental Lake Forest" calcext:value-type="string">
            <text:p>Roaming photo booth rental Lake Fores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Lake Forest view</text:p>
          </table:table-cell>
          <table:table-cell/>
          <table:table-cell table:style-name="ce4" office:value-type="string" calcext:value-type="string">
            <text:p><text:a xlink:href="https://docs.google.com/document/d/1iECpxvmVwE4R16qWr8u9e_gdQAgZr_EwengQeqQrgHY/view" xlink:type="simple">https://docs.google.com/document/d/1iECpxvmVwE4R16qWr8u9e_gdQAgZr_EwengQeqQrgHY/view</text:a></text:p>
          </table:table-cell>
          <table:table-cell table:style-name="ce3" table:formula="of:=HYPERLINK(&quot;https://docs.google.com/document/d/1iECpxvmVwE4R16qWr8u9e_gdQAgZr_EwengQeqQrgHY/edit?usp=sharing&quot;;&quot;Roaming photo booth rental Lake Forest&quot;)" office:value-type="string" office:string-value="Roaming photo booth rental Lake Forest" calcext:value-type="string">
            <text:p>Roaming photo booth rental Lake Fores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huntingtonbeachphotobooth/home" xlink:type="simple">https://sites.google.com/view/huntingtonbeachphotobooth/home</text:a></text:p>
          </table:table-cell>
          <table:table-cell table:style-name="ce3" table:formula="of:=HYPERLINK(&quot;https://sites.google.com/view/huntingtonbeachphotobooth/home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huntingtonbeachphotobooth/open-air-photo-booth-newport-beach" xlink:type="simple">https://sites.google.com/view/huntingtonbeachphotobooth/open-air-photo-booth-newport-beach</text:a></text:p>
          </table:table-cell>
          <table:table-cell table:style-name="ce3" table:formula="of:=HYPERLINK(&quot;https://sites.google.com/view/huntingtonbeachphotobooth/open-air-photo-booth-newport-beach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newport-beach-photo-booths/home" xlink:type="simple">https://sites.google.com/view/newport-beach-photo-booths/home</text:a></text:p>
          </table:table-cell>
          <table:table-cell table:style-name="ce3" table:formula="of:=HYPERLINK(&quot;https://sites.google.com/view/newport-beach-photo-booths/home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newport-beach-photo-booths/best-newport-beach-photo-booth-rental" xlink:type="simple">https://sites.google.com/view/newport-beach-photo-booths/best-newport-beach-photo-booth-rental</text:a></text:p>
          </table:table-cell>
          <table:table-cell table:style-name="ce3" table:formula="of:=HYPERLINK(&quot;https://sites.google.com/view/newport-beach-photo-booths/best-newport-beach-photo-booth-rental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photoboothrentalalisoviejoca/home" xlink:type="simple">https://sites.google.com/view/photoboothrentalalisoviejoca/home</text:a></text:p>
          </table:table-cell>
          <table:table-cell table:style-name="ce3" table:formula="of:=HYPERLINK(&quot;https://sites.google.com/view/photoboothrentalalisoviejoca/home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Garden Grove</text:p>
          </table:table-cell>
          <table:table-cell/>
          <table:table-cell table:style-name="ce4" office:value-type="string" calcext:value-type="string">
            <text:p><text:a xlink:href="https://docs.google.com/document/d/1wW8rHgNl0IyWD3rEP0PL3NZEHdMZkx5AgEEHxHKKLKM/edit?usp=sharing" xlink:type="simple">https://docs.google.com/document/d/1wW8rHgNl0IyWD3rEP0PL3NZEHdMZkx5AgEEHxHKKLKM/edit?usp=sharing</text:a></text:p>
          </table:table-cell>
          <table:table-cell table:style-name="ce3" table:formula="of:=HYPERLINK(&quot;https://docs.google.com/document/d/1wW8rHgNl0IyWD3rEP0PL3NZEHdMZkx5AgEEHxHKKLKM/edit?usp=sharing&quot;;&quot;Roaming photo booth rental Garden Grove&quot;)" office:value-type="string" office:string-value="Roaming photo booth rental Garden Grove" calcext:value-type="string">
            <text:p>Roaming photo booth rental Garden Grov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Garden Grove pub</text:p>
          </table:table-cell>
          <table:table-cell/>
          <table:table-cell table:style-name="ce4" office:value-type="string" calcext:value-type="string">
            <text:p><text:a xlink:href="https://docs.google.com/document/d/1wW8rHgNl0IyWD3rEP0PL3NZEHdMZkx5AgEEHxHKKLKM/pub" xlink:type="simple">https://docs.google.com/document/d/1wW8rHgNl0IyWD3rEP0PL3NZEHdMZkx5AgEEHxHKKLKM/pub</text:a></text:p>
          </table:table-cell>
          <table:table-cell table:style-name="ce3" table:formula="of:=HYPERLINK(&quot;https://docs.google.com/document/d/1wW8rHgNl0IyWD3rEP0PL3NZEHdMZkx5AgEEHxHKKLKM/edit?usp=sharing&quot;;&quot;Roaming photo booth rental Garden Grove&quot;)" office:value-type="string" office:string-value="Roaming photo booth rental Garden Grove" calcext:value-type="string">
            <text:p>Roaming photo booth rental Garden Grov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Garden Grove view</text:p>
          </table:table-cell>
          <table:table-cell/>
          <table:table-cell table:style-name="ce4" office:value-type="string" calcext:value-type="string">
            <text:p><text:a xlink:href="https://docs.google.com/document/d/1wW8rHgNl0IyWD3rEP0PL3NZEHdMZkx5AgEEHxHKKLKM/view" xlink:type="simple">https://docs.google.com/document/d/1wW8rHgNl0IyWD3rEP0PL3NZEHdMZkx5AgEEHxHKKLKM/view</text:a></text:p>
          </table:table-cell>
          <table:table-cell table:style-name="ce3" table:formula="of:=HYPERLINK(&quot;https://docs.google.com/document/d/1wW8rHgNl0IyWD3rEP0PL3NZEHdMZkx5AgEEHxHKKLKM/edit?usp=sharing&quot;;&quot;Roaming photo booth rental Garden Grove&quot;)" office:value-type="string" office:string-value="Roaming photo booth rental Garden Grove" calcext:value-type="string">
            <text:p>Roaming photo booth rental Garden Grov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Balboa Island</text:p>
          </table:table-cell>
          <table:table-cell/>
          <table:table-cell table:style-name="ce4" office:value-type="string" calcext:value-type="string">
            <text:p><text:a xlink:href="https://docs.google.com/document/d/1dJqk6Z4uolYXo6ypDrp6Qek6l39TCs7WkC-Z5jrQC2g/edit?usp=sharing" xlink:type="simple">https://docs.google.com/document/d/1dJqk6Z4uolYXo6ypDrp6Qek6l39TCs7WkC-Z5jrQC2g/edit?usp=sharing</text:a></text:p>
          </table:table-cell>
          <table:table-cell table:style-name="ce3" table:formula="of:=HYPERLINK(&quot;https://docs.google.com/document/d/1dJqk6Z4uolYXo6ypDrp6Qek6l39TCs7WkC-Z5jrQC2g/edit?usp=sharing&quot;;&quot;Roaming photo booth rental Balboa Island&quot;)" office:value-type="string" office:string-value="Roaming photo booth rental Balboa Island" calcext:value-type="string">
            <text:p>Roaming photo booth rental Balboa Island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Balboa Island pub</text:p>
          </table:table-cell>
          <table:table-cell/>
          <table:table-cell table:style-name="ce4" office:value-type="string" calcext:value-type="string">
            <text:p><text:a xlink:href="https://docs.google.com/document/d/1dJqk6Z4uolYXo6ypDrp6Qek6l39TCs7WkC-Z5jrQC2g/pub" xlink:type="simple">https://docs.google.com/document/d/1dJqk6Z4uolYXo6ypDrp6Qek6l39TCs7WkC-Z5jrQC2g/pub</text:a></text:p>
          </table:table-cell>
          <table:table-cell table:style-name="ce3" table:formula="of:=HYPERLINK(&quot;https://docs.google.com/document/d/1dJqk6Z4uolYXo6ypDrp6Qek6l39TCs7WkC-Z5jrQC2g/edit?usp=sharing&quot;;&quot;Roaming photo booth rental Balboa Island&quot;)" office:value-type="string" office:string-value="Roaming photo booth rental Balboa Island" calcext:value-type="string">
            <text:p>Roaming photo booth rental Balboa Island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Balboa Island view</text:p>
          </table:table-cell>
          <table:table-cell/>
          <table:table-cell table:style-name="ce4" office:value-type="string" calcext:value-type="string">
            <text:p><text:a xlink:href="https://docs.google.com/document/d/1dJqk6Z4uolYXo6ypDrp6Qek6l39TCs7WkC-Z5jrQC2g/view" xlink:type="simple">https://docs.google.com/document/d/1dJqk6Z4uolYXo6ypDrp6Qek6l39TCs7WkC-Z5jrQC2g/view</text:a></text:p>
          </table:table-cell>
          <table:table-cell table:style-name="ce3" table:formula="of:=HYPERLINK(&quot;https://docs.google.com/document/d/1dJqk6Z4uolYXo6ypDrp6Qek6l39TCs7WkC-Z5jrQC2g/edit?usp=sharing&quot;;&quot;Roaming photo booth rental Balboa Island&quot;)" office:value-type="string" office:string-value="Roaming photo booth rental Balboa Island" calcext:value-type="string">
            <text:p>Roaming photo booth rental Balboa Island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Los Alamitos</text:p>
          </table:table-cell>
          <table:table-cell/>
          <table:table-cell table:style-name="ce4" office:value-type="string" calcext:value-type="string">
            <text:p><text:a xlink:href="https://docs.google.com/document/d/1C_R7RbV_QIp8dkxc15AVtsp5f0zih_JAX6HlGg79zl0/edit?usp=sharing" xlink:type="simple">https://docs.google.com/document/d/1C_R7RbV_QIp8dkxc15AVtsp5f0zih_JAX6HlGg79zl0/edit?usp=sharing</text:a></text:p>
          </table:table-cell>
          <table:table-cell table:style-name="ce3" table:formula="of:=HYPERLINK(&quot;https://docs.google.com/document/d/1C_R7RbV_QIp8dkxc15AVtsp5f0zih_JAX6HlGg79zl0/edit?usp=sharing&quot;;&quot;Roaming photo booth rental Los Alamitos&quot;)" office:value-type="string" office:string-value="Roaming photo booth rental Los Alamitos" calcext:value-type="string">
            <text:p>Roaming photo booth rental Los Alamito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Los Alamitos pub</text:p>
          </table:table-cell>
          <table:table-cell/>
          <table:table-cell table:style-name="ce4" office:value-type="string" calcext:value-type="string">
            <text:p><text:a xlink:href="https://docs.google.com/document/d/1C_R7RbV_QIp8dkxc15AVtsp5f0zih_JAX6HlGg79zl0/pub" xlink:type="simple">https://docs.google.com/document/d/1C_R7RbV_QIp8dkxc15AVtsp5f0zih_JAX6HlGg79zl0/pub</text:a></text:p>
          </table:table-cell>
          <table:table-cell table:style-name="ce3" table:formula="of:=HYPERLINK(&quot;https://docs.google.com/document/d/1C_R7RbV_QIp8dkxc15AVtsp5f0zih_JAX6HlGg79zl0/edit?usp=sharing&quot;;&quot;Roaming photo booth rental Los Alamitos&quot;)" office:value-type="string" office:string-value="Roaming photo booth rental Los Alamitos" calcext:value-type="string">
            <text:p>Roaming photo booth rental Los Alamito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Los Alamitos view</text:p>
          </table:table-cell>
          <table:table-cell/>
          <table:table-cell table:style-name="ce4" office:value-type="string" calcext:value-type="string">
            <text:p><text:a xlink:href="https://docs.google.com/document/d/1C_R7RbV_QIp8dkxc15AVtsp5f0zih_JAX6HlGg79zl0/view" xlink:type="simple">https://docs.google.com/document/d/1C_R7RbV_QIp8dkxc15AVtsp5f0zih_JAX6HlGg79zl0/view</text:a></text:p>
          </table:table-cell>
          <table:table-cell table:style-name="ce3" table:formula="of:=HYPERLINK(&quot;https://docs.google.com/document/d/1C_R7RbV_QIp8dkxc15AVtsp5f0zih_JAX6HlGg79zl0/edit?usp=sharing&quot;;&quot;Roaming photo booth rental Los Alamitos&quot;)" office:value-type="string" office:string-value="Roaming photo booth rental Los Alamitos" calcext:value-type="string">
            <text:p>Roaming photo booth rental Los Alamito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huntingtonbeachphotobooth/home" xlink:type="simple">https://sites.google.com/view/huntingtonbeachphotobooth/home</text:a></text:p>
          </table:table-cell>
          <table:table-cell table:style-name="ce3" table:formula="of:=HYPERLINK(&quot;https://sites.google.com/view/huntingtonbeachphotobooth/home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huntingtonbeachphotobooth/open-air-photo-booth-newport-beach" xlink:type="simple">https://sites.google.com/view/huntingtonbeachphotobooth/open-air-photo-booth-newport-beach</text:a></text:p>
          </table:table-cell>
          <table:table-cell table:style-name="ce3" table:formula="of:=HYPERLINK(&quot;https://sites.google.com/view/huntingtonbeachphotobooth/open-air-photo-booth-newport-beach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newport-beach-photo-booths/home" xlink:type="simple">https://sites.google.com/view/newport-beach-photo-booths/home</text:a></text:p>
          </table:table-cell>
          <table:table-cell table:style-name="ce3" table:formula="of:=HYPERLINK(&quot;https://sites.google.com/view/newport-beach-photo-booths/home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newport-beach-photo-booths/best-newport-beach-photo-booth-rental" xlink:type="simple">https://sites.google.com/view/newport-beach-photo-booths/best-newport-beach-photo-booth-rental</text:a></text:p>
          </table:table-cell>
          <table:table-cell table:style-name="ce3" table:formula="of:=HYPERLINK(&quot;https://sites.google.com/view/newport-beach-photo-booths/best-newport-beach-photo-booth-rental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photoboothrentalalisoviejoca/home" xlink:type="simple">https://sites.google.com/view/photoboothrentalalisoviejoca/home</text:a></text:p>
          </table:table-cell>
          <table:table-cell table:style-name="ce3" table:formula="of:=HYPERLINK(&quot;https://sites.google.com/view/photoboothrentalalisoviejoca/home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Brea</text:p>
          </table:table-cell>
          <table:table-cell/>
          <table:table-cell table:style-name="ce4" office:value-type="string" calcext:value-type="string">
            <text:p><text:a xlink:href="https://docs.google.com/document/d/1wLBvHAbb9rnf34gcSVsYOH7_ORCrAEG0CUWg53wQNYw/edit?usp=sharing" xlink:type="simple">https://docs.google.com/document/d/1wLBvHAbb9rnf34gcSVsYOH7_ORCrAEG0CUWg53wQNYw/edit?usp=sharing</text:a></text:p>
          </table:table-cell>
          <table:table-cell table:style-name="ce3" table:formula="of:=HYPERLINK(&quot;https://docs.google.com/document/d/1wLBvHAbb9rnf34gcSVsYOH7_ORCrAEG0CUWg53wQNYw/edit?usp=sharing&quot;;&quot;Roaming photo booth rental Brea&quot;)" office:value-type="string" office:string-value="Roaming photo booth rental Brea" calcext:value-type="string">
            <text:p>Roaming photo booth rental Bre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Brea pub</text:p>
          </table:table-cell>
          <table:table-cell/>
          <table:table-cell table:style-name="ce4" office:value-type="string" calcext:value-type="string">
            <text:p><text:a xlink:href="https://docs.google.com/document/d/1wLBvHAbb9rnf34gcSVsYOH7_ORCrAEG0CUWg53wQNYw/pub" xlink:type="simple">https://docs.google.com/document/d/1wLBvHAbb9rnf34gcSVsYOH7_ORCrAEG0CUWg53wQNYw/pub</text:a></text:p>
          </table:table-cell>
          <table:table-cell table:style-name="ce3" table:formula="of:=HYPERLINK(&quot;https://docs.google.com/document/d/1wLBvHAbb9rnf34gcSVsYOH7_ORCrAEG0CUWg53wQNYw/edit?usp=sharing&quot;;&quot;Roaming photo booth rental Brea&quot;)" office:value-type="string" office:string-value="Roaming photo booth rental Brea" calcext:value-type="string">
            <text:p>Roaming photo booth rental Bre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Brea view</text:p>
          </table:table-cell>
          <table:table-cell/>
          <table:table-cell table:style-name="ce4" office:value-type="string" calcext:value-type="string">
            <text:p><text:a xlink:href="https://docs.google.com/document/d/1wLBvHAbb9rnf34gcSVsYOH7_ORCrAEG0CUWg53wQNYw/view" xlink:type="simple">https://docs.google.com/document/d/1wLBvHAbb9rnf34gcSVsYOH7_ORCrAEG0CUWg53wQNYw/view</text:a></text:p>
          </table:table-cell>
          <table:table-cell table:style-name="ce3" table:formula="of:=HYPERLINK(&quot;https://docs.google.com/document/d/1wLBvHAbb9rnf34gcSVsYOH7_ORCrAEG0CUWg53wQNYw/edit?usp=sharing&quot;;&quot;Roaming photo booth rental Brea&quot;)" office:value-type="string" office:string-value="Roaming photo booth rental Brea" calcext:value-type="string">
            <text:p>Roaming photo booth rental Bre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Irvine</text:p>
          </table:table-cell>
          <table:table-cell/>
          <table:table-cell table:style-name="ce4" office:value-type="string" calcext:value-type="string">
            <text:p><text:a xlink:href="https://docs.google.com/document/d/1tmLT1cxOqC7fb5saZVpiUdMyIJpkAvSAwFYJJl5sJPc/edit?usp=sharing" xlink:type="simple">https://docs.google.com/document/d/1tmLT1cxOqC7fb5saZVpiUdMyIJpkAvSAwFYJJl5sJPc/edit?usp=sharing</text:a></text:p>
          </table:table-cell>
          <table:table-cell table:style-name="ce3" table:formula="of:=HYPERLINK(&quot;https://docs.google.com/document/d/1tmLT1cxOqC7fb5saZVpiUdMyIJpkAvSAwFYJJl5sJPc/edit?usp=sharing&quot;;&quot;Roaming photo booth rental Irvine&quot;)" office:value-type="string" office:string-value="Roaming photo booth rental Irvine" calcext:value-type="string">
            <text:p>Roaming photo booth rental Irvin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Irvine pub</text:p>
          </table:table-cell>
          <table:table-cell/>
          <table:table-cell table:style-name="ce4" office:value-type="string" calcext:value-type="string">
            <text:p><text:a xlink:href="https://docs.google.com/document/d/1tmLT1cxOqC7fb5saZVpiUdMyIJpkAvSAwFYJJl5sJPc/pub" xlink:type="simple">https://docs.google.com/document/d/1tmLT1cxOqC7fb5saZVpiUdMyIJpkAvSAwFYJJl5sJPc/pub</text:a></text:p>
          </table:table-cell>
          <table:table-cell table:style-name="ce3" table:formula="of:=HYPERLINK(&quot;https://docs.google.com/document/d/1tmLT1cxOqC7fb5saZVpiUdMyIJpkAvSAwFYJJl5sJPc/edit?usp=sharing&quot;;&quot;Roaming photo booth rental Irvine&quot;)" office:value-type="string" office:string-value="Roaming photo booth rental Irvine" calcext:value-type="string">
            <text:p>Roaming photo booth rental Irvin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Irvine view</text:p>
          </table:table-cell>
          <table:table-cell/>
          <table:table-cell table:style-name="ce4" office:value-type="string" calcext:value-type="string">
            <text:p><text:a xlink:href="https://docs.google.com/document/d/1tmLT1cxOqC7fb5saZVpiUdMyIJpkAvSAwFYJJl5sJPc/view" xlink:type="simple">https://docs.google.com/document/d/1tmLT1cxOqC7fb5saZVpiUdMyIJpkAvSAwFYJJl5sJPc/view</text:a></text:p>
          </table:table-cell>
          <table:table-cell table:style-name="ce3" table:formula="of:=HYPERLINK(&quot;https://docs.google.com/document/d/1tmLT1cxOqC7fb5saZVpiUdMyIJpkAvSAwFYJJl5sJPc/edit?usp=sharing&quot;;&quot;Roaming photo booth rental Irvine&quot;)" office:value-type="string" office:string-value="Roaming photo booth rental Irvine" calcext:value-type="string">
            <text:p>Roaming photo booth rental Irvin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Mission Viejo</text:p>
          </table:table-cell>
          <table:table-cell/>
          <table:table-cell table:style-name="ce4" office:value-type="string" calcext:value-type="string">
            <text:p><text:a xlink:href="https://docs.google.com/document/d/1i28sHBFCgW6RiJY-VFxUgVe7vPLbT1L9PJDuRV7Ag2Y/edit?usp=sharing" xlink:type="simple">https://docs.google.com/document/d/1i28sHBFCgW6RiJY-VFxUgVe7vPLbT1L9PJDuRV7Ag2Y/edit?usp=sharing</text:a></text:p>
          </table:table-cell>
          <table:table-cell table:style-name="ce3" table:formula="of:=HYPERLINK(&quot;https://docs.google.com/document/d/1i28sHBFCgW6RiJY-VFxUgVe7vPLbT1L9PJDuRV7Ag2Y/edit?usp=sharing&quot;;&quot;Roaming photo booth rental Mission Viejo&quot;)" office:value-type="string" office:string-value="Roaming photo booth rental Mission Viejo" calcext:value-type="string">
            <text:p>Roaming photo booth rental Mission Viejo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Mission Viejo pub</text:p>
          </table:table-cell>
          <table:table-cell/>
          <table:table-cell table:style-name="ce4" office:value-type="string" calcext:value-type="string">
            <text:p><text:a xlink:href="https://docs.google.com/document/d/1i28sHBFCgW6RiJY-VFxUgVe7vPLbT1L9PJDuRV7Ag2Y/pub" xlink:type="simple">https://docs.google.com/document/d/1i28sHBFCgW6RiJY-VFxUgVe7vPLbT1L9PJDuRV7Ag2Y/pub</text:a></text:p>
          </table:table-cell>
          <table:table-cell table:style-name="ce3" table:formula="of:=HYPERLINK(&quot;https://docs.google.com/document/d/1i28sHBFCgW6RiJY-VFxUgVe7vPLbT1L9PJDuRV7Ag2Y/edit?usp=sharing&quot;;&quot;Roaming photo booth rental Mission Viejo&quot;)" office:value-type="string" office:string-value="Roaming photo booth rental Mission Viejo" calcext:value-type="string">
            <text:p>Roaming photo booth rental Mission Viejo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Mission Viejo view</text:p>
          </table:table-cell>
          <table:table-cell/>
          <table:table-cell table:style-name="ce4" office:value-type="string" calcext:value-type="string">
            <text:p><text:a xlink:href="https://docs.google.com/document/d/1i28sHBFCgW6RiJY-VFxUgVe7vPLbT1L9PJDuRV7Ag2Y/view" xlink:type="simple">https://docs.google.com/document/d/1i28sHBFCgW6RiJY-VFxUgVe7vPLbT1L9PJDuRV7Ag2Y/view</text:a></text:p>
          </table:table-cell>
          <table:table-cell table:style-name="ce3" table:formula="of:=HYPERLINK(&quot;https://docs.google.com/document/d/1i28sHBFCgW6RiJY-VFxUgVe7vPLbT1L9PJDuRV7Ag2Y/edit?usp=sharing&quot;;&quot;Roaming photo booth rental Mission Viejo&quot;)" office:value-type="string" office:string-value="Roaming photo booth rental Mission Viejo" calcext:value-type="string">
            <text:p>Roaming photo booth rental Mission Viejo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huntingtonbeachphotobooth/home" xlink:type="simple">https://sites.google.com/view/huntingtonbeachphotobooth/home</text:a></text:p>
          </table:table-cell>
          <table:table-cell table:style-name="ce3" table:formula="of:=HYPERLINK(&quot;https://sites.google.com/view/huntingtonbeachphotobooth/home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huntingtonbeachphotobooth/open-air-photo-booth-newport-beach" xlink:type="simple">https://sites.google.com/view/huntingtonbeachphotobooth/open-air-photo-booth-newport-beach</text:a></text:p>
          </table:table-cell>
          <table:table-cell table:style-name="ce3" table:formula="of:=HYPERLINK(&quot;https://sites.google.com/view/huntingtonbeachphotobooth/open-air-photo-booth-newport-beach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newport-beach-photo-booths/home" xlink:type="simple">https://sites.google.com/view/newport-beach-photo-booths/home</text:a></text:p>
          </table:table-cell>
          <table:table-cell table:style-name="ce3" table:formula="of:=HYPERLINK(&quot;https://sites.google.com/view/newport-beach-photo-booths/home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newport-beach-photo-booths/best-newport-beach-photo-booth-rental" xlink:type="simple">https://sites.google.com/view/newport-beach-photo-booths/best-newport-beach-photo-booth-rental</text:a></text:p>
          </table:table-cell>
          <table:table-cell table:style-name="ce3" table:formula="of:=HYPERLINK(&quot;https://sites.google.com/view/newport-beach-photo-booths/best-newport-beach-photo-booth-rental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photoboothrentalalisoviejoca/home" xlink:type="simple">https://sites.google.com/view/photoboothrentalalisoviejoca/home</text:a></text:p>
          </table:table-cell>
          <table:table-cell table:style-name="ce3" table:formula="of:=HYPERLINK(&quot;https://sites.google.com/view/photoboothrentalalisoviejoca/home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Buena Park</text:p>
          </table:table-cell>
          <table:table-cell/>
          <table:table-cell table:style-name="ce4" office:value-type="string" calcext:value-type="string">
            <text:p><text:a xlink:href="https://docs.google.com/document/d/1VSd26rQIFqVkGsX3ZSEpJi24n1ksi8r-47SYj87C6Y0/edit?usp=sharing" xlink:type="simple">https://docs.google.com/document/d/1VSd26rQIFqVkGsX3ZSEpJi24n1ksi8r-47SYj87C6Y0/edit?usp=sharing</text:a></text:p>
          </table:table-cell>
          <table:table-cell table:style-name="ce3" table:formula="of:=HYPERLINK(&quot;https://docs.google.com/document/d/1VSd26rQIFqVkGsX3ZSEpJi24n1ksi8r-47SYj87C6Y0/edit?usp=sharing&quot;;&quot;Roaming photo booth rental Buena Park&quot;)" office:value-type="string" office:string-value="Roaming photo booth rental Buena Park" calcext:value-type="string">
            <text:p>Roaming photo booth rental Buena Park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Buena Park pub</text:p>
          </table:table-cell>
          <table:table-cell/>
          <table:table-cell table:style-name="ce4" office:value-type="string" calcext:value-type="string">
            <text:p><text:a xlink:href="https://docs.google.com/document/d/1VSd26rQIFqVkGsX3ZSEpJi24n1ksi8r-47SYj87C6Y0/pub" xlink:type="simple">https://docs.google.com/document/d/1VSd26rQIFqVkGsX3ZSEpJi24n1ksi8r-47SYj87C6Y0/pub</text:a></text:p>
          </table:table-cell>
          <table:table-cell table:style-name="ce3" table:formula="of:=HYPERLINK(&quot;https://docs.google.com/document/d/1VSd26rQIFqVkGsX3ZSEpJi24n1ksi8r-47SYj87C6Y0/edit?usp=sharing&quot;;&quot;Roaming photo booth rental Buena Park&quot;)" office:value-type="string" office:string-value="Roaming photo booth rental Buena Park" calcext:value-type="string">
            <text:p>Roaming photo booth rental Buena Park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Buena Park view</text:p>
          </table:table-cell>
          <table:table-cell/>
          <table:table-cell table:style-name="ce4" office:value-type="string" calcext:value-type="string">
            <text:p><text:a xlink:href="https://docs.google.com/document/d/1VSd26rQIFqVkGsX3ZSEpJi24n1ksi8r-47SYj87C6Y0/view" xlink:type="simple">https://docs.google.com/document/d/1VSd26rQIFqVkGsX3ZSEpJi24n1ksi8r-47SYj87C6Y0/view</text:a></text:p>
          </table:table-cell>
          <table:table-cell table:style-name="ce3" table:formula="of:=HYPERLINK(&quot;https://docs.google.com/document/d/1VSd26rQIFqVkGsX3ZSEpJi24n1ksi8r-47SYj87C6Y0/edit?usp=sharing&quot;;&quot;Roaming photo booth rental Buena Park&quot;)" office:value-type="string" office:string-value="Roaming photo booth rental Buena Park" calcext:value-type="string">
            <text:p>Roaming photo booth rental Buena Park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Monarch Beach</text:p>
          </table:table-cell>
          <table:table-cell/>
          <table:table-cell table:style-name="ce4" office:value-type="string" calcext:value-type="string">
            <text:p><text:a xlink:href="https://docs.google.com/document/d/1yA4sWU4PYb0IiajMjFVDFm2pSTk4JSVV3G9SnemaBHU/edit?usp=sharing" xlink:type="simple">https://docs.google.com/document/d/1yA4sWU4PYb0IiajMjFVDFm2pSTk4JSVV3G9SnemaBHU/edit?usp=sharing</text:a></text:p>
          </table:table-cell>
          <table:table-cell table:style-name="ce3" table:formula="of:=HYPERLINK(&quot;https://docs.google.com/document/d/1yA4sWU4PYb0IiajMjFVDFm2pSTk4JSVV3G9SnemaBHU/edit?usp=sharing&quot;;&quot;Roaming photo booth rental Monarch Beach&quot;)" office:value-type="string" office:string-value="Roaming photo booth rental Monarch Beach" calcext:value-type="string">
            <text:p>Roaming photo booth rental Monarch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Monarch Beach pub</text:p>
          </table:table-cell>
          <table:table-cell/>
          <table:table-cell table:style-name="ce4" office:value-type="string" calcext:value-type="string">
            <text:p><text:a xlink:href="https://docs.google.com/document/d/1yA4sWU4PYb0IiajMjFVDFm2pSTk4JSVV3G9SnemaBHU/pub" xlink:type="simple">https://docs.google.com/document/d/1yA4sWU4PYb0IiajMjFVDFm2pSTk4JSVV3G9SnemaBHU/pub</text:a></text:p>
          </table:table-cell>
          <table:table-cell table:style-name="ce3" table:formula="of:=HYPERLINK(&quot;https://docs.google.com/document/d/1yA4sWU4PYb0IiajMjFVDFm2pSTk4JSVV3G9SnemaBHU/edit?usp=sharing&quot;;&quot;Roaming photo booth rental Monarch Beach&quot;)" office:value-type="string" office:string-value="Roaming photo booth rental Monarch Beach" calcext:value-type="string">
            <text:p>Roaming photo booth rental Monarch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Monarch Beach view</text:p>
          </table:table-cell>
          <table:table-cell/>
          <table:table-cell table:style-name="ce4" office:value-type="string" calcext:value-type="string">
            <text:p><text:a xlink:href="https://docs.google.com/document/d/1yA4sWU4PYb0IiajMjFVDFm2pSTk4JSVV3G9SnemaBHU/view" xlink:type="simple">https://docs.google.com/document/d/1yA4sWU4PYb0IiajMjFVDFm2pSTk4JSVV3G9SnemaBHU/view</text:a></text:p>
          </table:table-cell>
          <table:table-cell table:style-name="ce3" table:formula="of:=HYPERLINK(&quot;https://docs.google.com/document/d/1yA4sWU4PYb0IiajMjFVDFm2pSTk4JSVV3G9SnemaBHU/edit?usp=sharing&quot;;&quot;Roaming photo booth rental Monarch Beach&quot;)" office:value-type="string" office:string-value="Roaming photo booth rental Monarch Beach" calcext:value-type="string">
            <text:p>Roaming photo booth rental Monarch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Costa Mesa <text:s text:c="3"/></text:p>
          </table:table-cell>
          <table:table-cell/>
          <table:table-cell table:style-name="ce4" office:value-type="string" calcext:value-type="string">
            <text:p><text:a xlink:href="https://docs.google.com/document/d/16-pHRLEDzao2l3tXqkwC_o11aJfrivaUkylrWtjEK0E/edit?usp=sharing" xlink:type="simple">https://docs.google.com/document/d/16-pHRLEDzao2l3tXqkwC_o11aJfrivaUkylrWtjEK0E/edit?usp=sharing</text:a></text:p>
          </table:table-cell>
          <table:table-cell table:style-name="ce3" table:formula="of:=HYPERLINK(&quot;https://docs.google.com/document/d/16-pHRLEDzao2l3tXqkwC_o11aJfrivaUkylrWtjEK0E/edit?usp=sharing&quot;;&quot;Roaming photo booth rental Costa Mesa    &quot;)" office:value-type="string" office:string-value="Roaming photo booth rental Costa Mesa    " calcext:value-type="string">
            <text:p>Roaming photo booth rental Costa Mesa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Costa Mesa <text:s text:c="4"/>pub</text:p>
          </table:table-cell>
          <table:table-cell/>
          <table:table-cell table:style-name="ce4" office:value-type="string" calcext:value-type="string">
            <text:p><text:a xlink:href="https://docs.google.com/document/d/16-pHRLEDzao2l3tXqkwC_o11aJfrivaUkylrWtjEK0E/pub" xlink:type="simple">https://docs.google.com/document/d/16-pHRLEDzao2l3tXqkwC_o11aJfrivaUkylrWtjEK0E/pub</text:a></text:p>
          </table:table-cell>
          <table:table-cell table:style-name="ce3" table:formula="of:=HYPERLINK(&quot;https://docs.google.com/document/d/16-pHRLEDzao2l3tXqkwC_o11aJfrivaUkylrWtjEK0E/edit?usp=sharing&quot;;&quot;Roaming photo booth rental Costa Mesa    &quot;)" office:value-type="string" office:string-value="Roaming photo booth rental Costa Mesa    " calcext:value-type="string">
            <text:p>Roaming photo booth rental Costa Mesa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Costa Mesa <text:s text:c="4"/>view</text:p>
          </table:table-cell>
          <table:table-cell/>
          <table:table-cell table:style-name="ce4" office:value-type="string" calcext:value-type="string">
            <text:p><text:a xlink:href="https://docs.google.com/document/d/16-pHRLEDzao2l3tXqkwC_o11aJfrivaUkylrWtjEK0E/view" xlink:type="simple">https://docs.google.com/document/d/16-pHRLEDzao2l3tXqkwC_o11aJfrivaUkylrWtjEK0E/view</text:a></text:p>
          </table:table-cell>
          <table:table-cell table:style-name="ce3" table:formula="of:=HYPERLINK(&quot;https://docs.google.com/document/d/16-pHRLEDzao2l3tXqkwC_o11aJfrivaUkylrWtjEK0E/edit?usp=sharing&quot;;&quot;Roaming photo booth rental Costa Mesa    &quot;)" office:value-type="string" office:string-value="Roaming photo booth rental Costa Mesa    " calcext:value-type="string">
            <text:p>Roaming photo booth rental Costa Mesa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huntingtonbeachphotobooth/home" xlink:type="simple">https://sites.google.com/view/huntingtonbeachphotobooth/home</text:a></text:p>
          </table:table-cell>
          <table:table-cell table:style-name="ce3" table:formula="of:=HYPERLINK(&quot;https://sites.google.com/view/huntingtonbeachphotobooth/home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huntingtonbeachphotobooth/open-air-photo-booth-newport-beach" xlink:type="simple">https://sites.google.com/view/huntingtonbeachphotobooth/open-air-photo-booth-newport-beach</text:a></text:p>
          </table:table-cell>
          <table:table-cell table:style-name="ce3" table:formula="of:=HYPERLINK(&quot;https://sites.google.com/view/huntingtonbeachphotobooth/open-air-photo-booth-newport-beach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newport-beach-photo-booths/home" xlink:type="simple">https://sites.google.com/view/newport-beach-photo-booths/home</text:a></text:p>
          </table:table-cell>
          <table:table-cell table:style-name="ce3" table:formula="of:=HYPERLINK(&quot;https://sites.google.com/view/newport-beach-photo-booths/home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newport-beach-photo-booths/best-newport-beach-photo-booth-rental" xlink:type="simple">https://sites.google.com/view/newport-beach-photo-booths/best-newport-beach-photo-booth-rental</text:a></text:p>
          </table:table-cell>
          <table:table-cell table:style-name="ce3" table:formula="of:=HYPERLINK(&quot;https://sites.google.com/view/newport-beach-photo-booths/best-newport-beach-photo-booth-rental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photoboothrentalalisoviejoca/home" xlink:type="simple">https://sites.google.com/view/photoboothrentalalisoviejoca/home</text:a></text:p>
          </table:table-cell>
          <table:table-cell table:style-name="ce3" table:formula="of:=HYPERLINK(&quot;https://sites.google.com/view/photoboothrentalalisoviejoca/home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Newport Beach</text:p>
          </table:table-cell>
          <table:table-cell/>
          <table:table-cell table:style-name="ce4" office:value-type="string" calcext:value-type="string">
            <text:p><text:a xlink:href="https://docs.google.com/document/d/1z6gOwy5LappAUHXiTW-ygR1xwxEP7gClWS7oRFERlFg/edit?usp=sharing" xlink:type="simple">https://docs.google.com/document/d/1z6gOwy5LappAUHXiTW-ygR1xwxEP7gClWS7oRFERlFg/edit?usp=sharing</text:a></text:p>
          </table:table-cell>
          <table:table-cell table:style-name="ce3" table:formula="of:=HYPERLINK(&quot;https://docs.google.com/document/d/1z6gOwy5LappAUHXiTW-ygR1xwxEP7gClWS7oRFERlFg/edit?usp=sharing&quot;;&quot;Roaming photo booth rental Newport Beach&quot;)" office:value-type="string" office:string-value="Roaming photo booth rental Newport Beach" calcext:value-type="string">
            <text:p>Roaming photo booth rental Newport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Newport Beach pub</text:p>
          </table:table-cell>
          <table:table-cell/>
          <table:table-cell table:style-name="ce4" office:value-type="string" calcext:value-type="string">
            <text:p><text:a xlink:href="https://docs.google.com/document/d/1z6gOwy5LappAUHXiTW-ygR1xwxEP7gClWS7oRFERlFg/pub" xlink:type="simple">https://docs.google.com/document/d/1z6gOwy5LappAUHXiTW-ygR1xwxEP7gClWS7oRFERlFg/pub</text:a></text:p>
          </table:table-cell>
          <table:table-cell table:style-name="ce3" table:formula="of:=HYPERLINK(&quot;https://docs.google.com/document/d/1z6gOwy5LappAUHXiTW-ygR1xwxEP7gClWS7oRFERlFg/edit?usp=sharing&quot;;&quot;Roaming photo booth rental Newport Beach&quot;)" office:value-type="string" office:string-value="Roaming photo booth rental Newport Beach" calcext:value-type="string">
            <text:p>Roaming photo booth rental Newport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Newport Beach view</text:p>
          </table:table-cell>
          <table:table-cell/>
          <table:table-cell table:style-name="ce4" office:value-type="string" calcext:value-type="string">
            <text:p><text:a xlink:href="https://docs.google.com/document/d/1z6gOwy5LappAUHXiTW-ygR1xwxEP7gClWS7oRFERlFg/view" xlink:type="simple">https://docs.google.com/document/d/1z6gOwy5LappAUHXiTW-ygR1xwxEP7gClWS7oRFERlFg/view</text:a></text:p>
          </table:table-cell>
          <table:table-cell table:style-name="ce3" table:formula="of:=HYPERLINK(&quot;https://docs.google.com/document/d/1z6gOwy5LappAUHXiTW-ygR1xwxEP7gClWS7oRFERlFg/edit?usp=sharing&quot;;&quot;Roaming photo booth rental Newport Beach&quot;)" office:value-type="string" office:string-value="Roaming photo booth rental Newport Beach" calcext:value-type="string">
            <text:p>Roaming photo booth rental Newport Beac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Corona Del Mar</text:p>
          </table:table-cell>
          <table:table-cell/>
          <table:table-cell table:style-name="ce4" office:value-type="string" calcext:value-type="string">
            <text:p><text:a xlink:href="https://docs.google.com/document/d/1oHz8Ic1oTn8SnOEhlLmg6fWt1auzUDkLR86D23__Nyk/edit?usp=sharing" xlink:type="simple">https://docs.google.com/document/d/1oHz8Ic1oTn8SnOEhlLmg6fWt1auzUDkLR86D23__Nyk/edit?usp=sharing</text:a></text:p>
          </table:table-cell>
          <table:table-cell table:style-name="ce3" table:formula="of:=HYPERLINK(&quot;https://docs.google.com/document/d/1oHz8Ic1oTn8SnOEhlLmg6fWt1auzUDkLR86D23__Nyk/edit?usp=sharing&quot;;&quot;Roaming photo booth rental Corona Del Mar&quot;)" office:value-type="string" office:string-value="Roaming photo booth rental Corona Del Mar" calcext:value-type="string">
            <text:p>Roaming photo booth rental Corona Del Mar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Corona Del Mar pub</text:p>
          </table:table-cell>
          <table:table-cell/>
          <table:table-cell table:style-name="ce4" office:value-type="string" calcext:value-type="string">
            <text:p><text:a xlink:href="https://docs.google.com/document/d/1oHz8Ic1oTn8SnOEhlLmg6fWt1auzUDkLR86D23__Nyk/pub" xlink:type="simple">https://docs.google.com/document/d/1oHz8Ic1oTn8SnOEhlLmg6fWt1auzUDkLR86D23__Nyk/pub</text:a></text:p>
          </table:table-cell>
          <table:table-cell table:style-name="ce3" table:formula="of:=HYPERLINK(&quot;https://docs.google.com/document/d/1oHz8Ic1oTn8SnOEhlLmg6fWt1auzUDkLR86D23__Nyk/edit?usp=sharing&quot;;&quot;Roaming photo booth rental Corona Del Mar&quot;)" office:value-type="string" office:string-value="Roaming photo booth rental Corona Del Mar" calcext:value-type="string">
            <text:p>Roaming photo booth rental Corona Del Mar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Corona Del Mar view</text:p>
          </table:table-cell>
          <table:table-cell/>
          <table:table-cell table:style-name="ce4" office:value-type="string" calcext:value-type="string">
            <text:p><text:a xlink:href="https://docs.google.com/document/d/1oHz8Ic1oTn8SnOEhlLmg6fWt1auzUDkLR86D23__Nyk/view" xlink:type="simple">https://docs.google.com/document/d/1oHz8Ic1oTn8SnOEhlLmg6fWt1auzUDkLR86D23__Nyk/view</text:a></text:p>
          </table:table-cell>
          <table:table-cell table:style-name="ce3" table:formula="of:=HYPERLINK(&quot;https://docs.google.com/document/d/1oHz8Ic1oTn8SnOEhlLmg6fWt1auzUDkLR86D23__Nyk/edit?usp=sharing&quot;;&quot;Roaming photo booth rental Corona Del Mar&quot;)" office:value-type="string" office:string-value="Roaming photo booth rental Corona Del Mar" calcext:value-type="string">
            <text:p>Roaming photo booth rental Corona Del Mar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Newport Coast</text:p>
          </table:table-cell>
          <table:table-cell/>
          <table:table-cell table:style-name="ce4" office:value-type="string" calcext:value-type="string">
            <text:p><text:a xlink:href="https://docs.google.com/document/d/1Zv9rTVn8_tL0ufNvQuDKp5FNoiYrUiBbq7Fnv0Tf7-s/edit?usp=sharing" xlink:type="simple">https://docs.google.com/document/d/1Zv9rTVn8_tL0ufNvQuDKp5FNoiYrUiBbq7Fnv0Tf7-s/edit?usp=sharing</text:a></text:p>
          </table:table-cell>
          <table:table-cell table:style-name="ce3" table:formula="of:=HYPERLINK(&quot;https://docs.google.com/document/d/1Zv9rTVn8_tL0ufNvQuDKp5FNoiYrUiBbq7Fnv0Tf7-s/edit?usp=sharing&quot;;&quot;Roaming photo booth rental Newport Coast&quot;)" office:value-type="string" office:string-value="Roaming photo booth rental Newport Coast" calcext:value-type="string">
            <text:p>Roaming photo booth rental Newport Coas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Newport Coast pub</text:p>
          </table:table-cell>
          <table:table-cell/>
          <table:table-cell table:style-name="ce4" office:value-type="string" calcext:value-type="string">
            <text:p><text:a xlink:href="https://docs.google.com/document/d/1Zv9rTVn8_tL0ufNvQuDKp5FNoiYrUiBbq7Fnv0Tf7-s/pub" xlink:type="simple">https://docs.google.com/document/d/1Zv9rTVn8_tL0ufNvQuDKp5FNoiYrUiBbq7Fnv0Tf7-s/pub</text:a></text:p>
          </table:table-cell>
          <table:table-cell table:style-name="ce3" table:formula="of:=HYPERLINK(&quot;https://docs.google.com/document/d/1Zv9rTVn8_tL0ufNvQuDKp5FNoiYrUiBbq7Fnv0Tf7-s/edit?usp=sharing&quot;;&quot;Roaming photo booth rental Newport Coast&quot;)" office:value-type="string" office:string-value="Roaming photo booth rental Newport Coast" calcext:value-type="string">
            <text:p>Roaming photo booth rental Newport Coas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Newport Coast view</text:p>
          </table:table-cell>
          <table:table-cell/>
          <table:table-cell table:style-name="ce4" office:value-type="string" calcext:value-type="string">
            <text:p><text:a xlink:href="https://docs.google.com/document/d/1Zv9rTVn8_tL0ufNvQuDKp5FNoiYrUiBbq7Fnv0Tf7-s/view" xlink:type="simple">https://docs.google.com/document/d/1Zv9rTVn8_tL0ufNvQuDKp5FNoiYrUiBbq7Fnv0Tf7-s/view</text:a></text:p>
          </table:table-cell>
          <table:table-cell table:style-name="ce3" table:formula="of:=HYPERLINK(&quot;https://docs.google.com/document/d/1Zv9rTVn8_tL0ufNvQuDKp5FNoiYrUiBbq7Fnv0Tf7-s/edit?usp=sharing&quot;;&quot;Roaming photo booth rental Newport Coast&quot;)" office:value-type="string" office:string-value="Roaming photo booth rental Newport Coast" calcext:value-type="string">
            <text:p>Roaming photo booth rental Newport Coas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huntingtonbeachphotobooth/home" xlink:type="simple">https://sites.google.com/view/huntingtonbeachphotobooth/home</text:a></text:p>
          </table:table-cell>
          <table:table-cell table:style-name="ce3" table:formula="of:=HYPERLINK(&quot;https://sites.google.com/view/huntingtonbeachphotobooth/home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huntingtonbeachphotobooth/open-air-photo-booth-newport-beach" xlink:type="simple">https://sites.google.com/view/huntingtonbeachphotobooth/open-air-photo-booth-newport-beach</text:a></text:p>
          </table:table-cell>
          <table:table-cell table:style-name="ce3" table:formula="of:=HYPERLINK(&quot;https://sites.google.com/view/huntingtonbeachphotobooth/open-air-photo-booth-newport-beach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newport-beach-photo-booths/home" xlink:type="simple">https://sites.google.com/view/newport-beach-photo-booths/home</text:a></text:p>
          </table:table-cell>
          <table:table-cell table:style-name="ce3" table:formula="of:=HYPERLINK(&quot;https://sites.google.com/view/newport-beach-photo-booths/home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newport-beach-photo-booths/best-newport-beach-photo-booth-rental" xlink:type="simple">https://sites.google.com/view/newport-beach-photo-booths/best-newport-beach-photo-booth-rental</text:a></text:p>
          </table:table-cell>
          <table:table-cell table:style-name="ce3" table:formula="of:=HYPERLINK(&quot;https://sites.google.com/view/newport-beach-photo-booths/best-newport-beach-photo-booth-rental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photoboothrentalalisoviejoca/home" xlink:type="simple">https://sites.google.com/view/photoboothrentalalisoviejoca/home</text:a></text:p>
          </table:table-cell>
          <table:table-cell table:style-name="ce3" table:formula="of:=HYPERLINK(&quot;https://sites.google.com/view/photoboothrentalalisoviejoca/home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Coto de Caza</text:p>
          </table:table-cell>
          <table:table-cell/>
          <table:table-cell table:style-name="ce4" office:value-type="string" calcext:value-type="string">
            <text:p><text:a xlink:href="https://docs.google.com/document/d/1FSaIltUreY2Jowbz20V_oxoF6BxK07_7Tsli8qMI1M0/edit?usp=sharing" xlink:type="simple">https://docs.google.com/document/d/1FSaIltUreY2Jowbz20V_oxoF6BxK07_7Tsli8qMI1M0/edit?usp=sharing</text:a></text:p>
          </table:table-cell>
          <table:table-cell table:style-name="ce3" table:formula="of:=HYPERLINK(&quot;https://docs.google.com/document/d/1FSaIltUreY2Jowbz20V_oxoF6BxK07_7Tsli8qMI1M0/edit?usp=sharing&quot;;&quot;Roaming photo booth rental Coto de Caza&quot;)" office:value-type="string" office:string-value="Roaming photo booth rental Coto de Caza" calcext:value-type="string">
            <text:p>Roaming photo booth rental Coto de Caz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Coto de Caza pub</text:p>
          </table:table-cell>
          <table:table-cell/>
          <table:table-cell table:style-name="ce4" office:value-type="string" calcext:value-type="string">
            <text:p><text:a xlink:href="https://docs.google.com/document/d/1FSaIltUreY2Jowbz20V_oxoF6BxK07_7Tsli8qMI1M0/pub" xlink:type="simple">https://docs.google.com/document/d/1FSaIltUreY2Jowbz20V_oxoF6BxK07_7Tsli8qMI1M0/pub</text:a></text:p>
          </table:table-cell>
          <table:table-cell table:style-name="ce3" table:formula="of:=HYPERLINK(&quot;https://docs.google.com/document/d/1FSaIltUreY2Jowbz20V_oxoF6BxK07_7Tsli8qMI1M0/edit?usp=sharing&quot;;&quot;Roaming photo booth rental Coto de Caza&quot;)" office:value-type="string" office:string-value="Roaming photo booth rental Coto de Caza" calcext:value-type="string">
            <text:p>Roaming photo booth rental Coto de Caz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Coto de Caza view</text:p>
          </table:table-cell>
          <table:table-cell/>
          <table:table-cell table:style-name="ce4" office:value-type="string" calcext:value-type="string">
            <text:p><text:a xlink:href="https://docs.google.com/document/d/1FSaIltUreY2Jowbz20V_oxoF6BxK07_7Tsli8qMI1M0/view" xlink:type="simple">https://docs.google.com/document/d/1FSaIltUreY2Jowbz20V_oxoF6BxK07_7Tsli8qMI1M0/view</text:a></text:p>
          </table:table-cell>
          <table:table-cell table:style-name="ce3" table:formula="of:=HYPERLINK(&quot;https://docs.google.com/document/d/1FSaIltUreY2Jowbz20V_oxoF6BxK07_7Tsli8qMI1M0/edit?usp=sharing&quot;;&quot;Roaming photo booth rental Coto de Caza&quot;)" office:value-type="string" office:string-value="Roaming photo booth rental Coto de Caza" calcext:value-type="string">
            <text:p>Roaming photo booth rental Coto de Caz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Orange</text:p>
          </table:table-cell>
          <table:table-cell/>
          <table:table-cell table:style-name="ce4" office:value-type="string" calcext:value-type="string">
            <text:p><text:a xlink:href="https://docs.google.com/document/d/1RSE5Z2NpxMIF0UoeM1BspbIEgXzUjgva17EMCSfnjBY/edit?usp=sharing" xlink:type="simple">https://docs.google.com/document/d/1RSE5Z2NpxMIF0UoeM1BspbIEgXzUjgva17EMCSfnjBY/edit?usp=sharing</text:a></text:p>
          </table:table-cell>
          <table:table-cell table:style-name="ce3" table:formula="of:=HYPERLINK(&quot;https://docs.google.com/document/d/1RSE5Z2NpxMIF0UoeM1BspbIEgXzUjgva17EMCSfnjBY/edit?usp=sharing&quot;;&quot;Roaming photo booth rental Orange&quot;)" office:value-type="string" office:string-value="Roaming photo booth rental Orange" calcext:value-type="string">
            <text:p>Roaming photo booth rental Orang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Orange pub</text:p>
          </table:table-cell>
          <table:table-cell/>
          <table:table-cell table:style-name="ce4" office:value-type="string" calcext:value-type="string">
            <text:p><text:a xlink:href="https://docs.google.com/document/d/1RSE5Z2NpxMIF0UoeM1BspbIEgXzUjgva17EMCSfnjBY/pub" xlink:type="simple">https://docs.google.com/document/d/1RSE5Z2NpxMIF0UoeM1BspbIEgXzUjgva17EMCSfnjBY/pub</text:a></text:p>
          </table:table-cell>
          <table:table-cell table:style-name="ce3" table:formula="of:=HYPERLINK(&quot;https://docs.google.com/document/d/1RSE5Z2NpxMIF0UoeM1BspbIEgXzUjgva17EMCSfnjBY/edit?usp=sharing&quot;;&quot;Roaming photo booth rental Orange&quot;)" office:value-type="string" office:string-value="Roaming photo booth rental Orange" calcext:value-type="string">
            <text:p>Roaming photo booth rental Orang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Orange view</text:p>
          </table:table-cell>
          <table:table-cell/>
          <table:table-cell table:style-name="ce4" office:value-type="string" calcext:value-type="string">
            <text:p><text:a xlink:href="https://docs.google.com/document/d/1RSE5Z2NpxMIF0UoeM1BspbIEgXzUjgva17EMCSfnjBY/view" xlink:type="simple">https://docs.google.com/document/d/1RSE5Z2NpxMIF0UoeM1BspbIEgXzUjgva17EMCSfnjBY/view</text:a></text:p>
          </table:table-cell>
          <table:table-cell table:style-name="ce3" table:formula="of:=HYPERLINK(&quot;https://docs.google.com/document/d/1RSE5Z2NpxMIF0UoeM1BspbIEgXzUjgva17EMCSfnjBY/edit?usp=sharing&quot;;&quot;Roaming photo booth rental Orange&quot;)" office:value-type="string" office:string-value="Roaming photo booth rental Orange" calcext:value-type="string">
            <text:p>Roaming photo booth rental Orang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Cypress <text:s text:c="3"/></text:p>
          </table:table-cell>
          <table:table-cell/>
          <table:table-cell table:style-name="ce4" office:value-type="string" calcext:value-type="string">
            <text:p><text:a xlink:href="https://docs.google.com/document/d/1axQGGcy37uBi4aSqcGoSm0uo3BW-44gH4FJhDT9qxW8/edit?usp=sharing" xlink:type="simple">https://docs.google.com/document/d/1axQGGcy37uBi4aSqcGoSm0uo3BW-44gH4FJhDT9qxW8/edit?usp=sharing</text:a></text:p>
          </table:table-cell>
          <table:table-cell table:style-name="ce3" table:formula="of:=HYPERLINK(&quot;https://docs.google.com/document/d/1axQGGcy37uBi4aSqcGoSm0uo3BW-44gH4FJhDT9qxW8/edit?usp=sharing&quot;;&quot;Roaming photo booth rental Cypress    &quot;)" office:value-type="string" office:string-value="Roaming photo booth rental Cypress    " calcext:value-type="string">
            <text:p>Roaming photo booth rental Cypress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Cypress <text:s text:c="4"/>pub</text:p>
          </table:table-cell>
          <table:table-cell/>
          <table:table-cell table:style-name="ce4" office:value-type="string" calcext:value-type="string">
            <text:p><text:a xlink:href="https://docs.google.com/document/d/1axQGGcy37uBi4aSqcGoSm0uo3BW-44gH4FJhDT9qxW8/pub" xlink:type="simple">https://docs.google.com/document/d/1axQGGcy37uBi4aSqcGoSm0uo3BW-44gH4FJhDT9qxW8/pub</text:a></text:p>
          </table:table-cell>
          <table:table-cell table:style-name="ce3" table:formula="of:=HYPERLINK(&quot;https://docs.google.com/document/d/1axQGGcy37uBi4aSqcGoSm0uo3BW-44gH4FJhDT9qxW8/edit?usp=sharing&quot;;&quot;Roaming photo booth rental Cypress    &quot;)" office:value-type="string" office:string-value="Roaming photo booth rental Cypress    " calcext:value-type="string">
            <text:p>Roaming photo booth rental Cypress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Cypress <text:s text:c="4"/>view</text:p>
          </table:table-cell>
          <table:table-cell/>
          <table:table-cell table:style-name="ce4" office:value-type="string" calcext:value-type="string">
            <text:p><text:a xlink:href="https://docs.google.com/document/d/1axQGGcy37uBi4aSqcGoSm0uo3BW-44gH4FJhDT9qxW8/view" xlink:type="simple">https://docs.google.com/document/d/1axQGGcy37uBi4aSqcGoSm0uo3BW-44gH4FJhDT9qxW8/view</text:a></text:p>
          </table:table-cell>
          <table:table-cell table:style-name="ce3" table:formula="of:=HYPERLINK(&quot;https://docs.google.com/document/d/1axQGGcy37uBi4aSqcGoSm0uo3BW-44gH4FJhDT9qxW8/edit?usp=sharing&quot;;&quot;Roaming photo booth rental Cypress    &quot;)" office:value-type="string" office:string-value="Roaming photo booth rental Cypress    " calcext:value-type="string">
            <text:p>Roaming photo booth rental Cypress <text:s text:c="3"/>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huntingtonbeachphotobooth/home" xlink:type="simple">https://sites.google.com/view/huntingtonbeachphotobooth/home</text:a></text:p>
          </table:table-cell>
          <table:table-cell table:style-name="ce3" table:formula="of:=HYPERLINK(&quot;https://sites.google.com/view/huntingtonbeachphotobooth/home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huntingtonbeachphotobooth/open-air-photo-booth-newport-beach" xlink:type="simple">https://sites.google.com/view/huntingtonbeachphotobooth/open-air-photo-booth-newport-beach</text:a></text:p>
          </table:table-cell>
          <table:table-cell table:style-name="ce3" table:formula="of:=HYPERLINK(&quot;https://sites.google.com/view/huntingtonbeachphotobooth/open-air-photo-booth-newport-beach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newport-beach-photo-booths/home" xlink:type="simple">https://sites.google.com/view/newport-beach-photo-booths/home</text:a></text:p>
          </table:table-cell>
          <table:table-cell table:style-name="ce3" table:formula="of:=HYPERLINK(&quot;https://sites.google.com/view/newport-beach-photo-booths/home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newport-beach-photo-booths/best-newport-beach-photo-booth-rental" xlink:type="simple">https://sites.google.com/view/newport-beach-photo-booths/best-newport-beach-photo-booth-rental</text:a></text:p>
          </table:table-cell>
          <table:table-cell table:style-name="ce3" table:formula="of:=HYPERLINK(&quot;https://sites.google.com/view/newport-beach-photo-booths/best-newport-beach-photo-booth-rental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photoboothrentalalisoviejoca/home" xlink:type="simple">https://sites.google.com/view/photoboothrentalalisoviejoca/home</text:a></text:p>
          </table:table-cell>
          <table:table-cell table:style-name="ce3" table:formula="of:=HYPERLINK(&quot;https://sites.google.com/view/photoboothrentalalisoviejoca/home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Placentia</text:p>
          </table:table-cell>
          <table:table-cell/>
          <table:table-cell table:style-name="ce4" office:value-type="string" calcext:value-type="string">
            <text:p><text:a xlink:href="https://docs.google.com/document/d/1SVNLZDEIsd9uFw9XlKatRekFHSt5it6klIYqbn53V_E/edit?usp=sharing" xlink:type="simple">https://docs.google.com/document/d/1SVNLZDEIsd9uFw9XlKatRekFHSt5it6klIYqbn53V_E/edit?usp=sharing</text:a></text:p>
          </table:table-cell>
          <table:table-cell table:style-name="ce3" table:formula="of:=HYPERLINK(&quot;https://docs.google.com/document/d/1SVNLZDEIsd9uFw9XlKatRekFHSt5it6klIYqbn53V_E/edit?usp=sharing&quot;;&quot;Roaming photo booth rental Placentia&quot;)" office:value-type="string" office:string-value="Roaming photo booth rental Placentia" calcext:value-type="string">
            <text:p>Roaming photo booth rental Placenti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Placentia pub</text:p>
          </table:table-cell>
          <table:table-cell/>
          <table:table-cell table:style-name="ce4" office:value-type="string" calcext:value-type="string">
            <text:p><text:a xlink:href="https://docs.google.com/document/d/1SVNLZDEIsd9uFw9XlKatRekFHSt5it6klIYqbn53V_E/pub" xlink:type="simple">https://docs.google.com/document/d/1SVNLZDEIsd9uFw9XlKatRekFHSt5it6klIYqbn53V_E/pub</text:a></text:p>
          </table:table-cell>
          <table:table-cell table:style-name="ce3" table:formula="of:=HYPERLINK(&quot;https://docs.google.com/document/d/1SVNLZDEIsd9uFw9XlKatRekFHSt5it6klIYqbn53V_E/edit?usp=sharing&quot;;&quot;Roaming photo booth rental Placentia&quot;)" office:value-type="string" office:string-value="Roaming photo booth rental Placentia" calcext:value-type="string">
            <text:p>Roaming photo booth rental Placenti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Placentia view</text:p>
          </table:table-cell>
          <table:table-cell/>
          <table:table-cell table:style-name="ce4" office:value-type="string" calcext:value-type="string">
            <text:p><text:a xlink:href="https://docs.google.com/document/d/1SVNLZDEIsd9uFw9XlKatRekFHSt5it6klIYqbn53V_E/view" xlink:type="simple">https://docs.google.com/document/d/1SVNLZDEIsd9uFw9XlKatRekFHSt5it6klIYqbn53V_E/view</text:a></text:p>
          </table:table-cell>
          <table:table-cell table:style-name="ce3" table:formula="of:=HYPERLINK(&quot;https://docs.google.com/document/d/1SVNLZDEIsd9uFw9XlKatRekFHSt5it6klIYqbn53V_E/edit?usp=sharing&quot;;&quot;Roaming photo booth rental Placentia&quot;)" office:value-type="string" office:string-value="Roaming photo booth rental Placentia" calcext:value-type="string">
            <text:p>Roaming photo booth rental Placenti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oaming photo booth rental Dana Point</text:p>
          </table:table-cell>
          <table:table-cell/>
          <table:table-cell table:style-name="ce4" office:value-type="string" calcext:value-type="string">
            <text:p><text:a xlink:href="https://docs.google.com/document/d/1eRbuCycuLXMRpblGlLcLTh8U_xt5ZlhSHAswwfp8BIM/edit?usp=sharing" xlink:type="simple">https://docs.google.com/document/d/1eRbuCycuLXMRpblGlLcLTh8U_xt5ZlhSHAswwfp8BIM/edit?usp=sharing</text:a></text:p>
          </table:table-cell>
          <table:table-cell table:style-name="ce3" table:formula="of:=HYPERLINK(&quot;https://docs.google.com/document/d/1eRbuCycuLXMRpblGlLcLTh8U_xt5ZlhSHAswwfp8BIM/edit?usp=sharing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oaming photo booth rental Dana Point pub</text:p>
          </table:table-cell>
          <table:table-cell/>
          <table:table-cell table:style-name="ce4" office:value-type="string" calcext:value-type="string">
            <text:p><text:a xlink:href="https://docs.google.com/document/d/1eRbuCycuLXMRpblGlLcLTh8U_xt5ZlhSHAswwfp8BIM/pub" xlink:type="simple">https://docs.google.com/document/d/1eRbuCycuLXMRpblGlLcLTh8U_xt5ZlhSHAswwfp8BIM/pub</text:a></text:p>
          </table:table-cell>
          <table:table-cell table:style-name="ce3" table:formula="of:=HYPERLINK(&quot;https://docs.google.com/document/d/1eRbuCycuLXMRpblGlLcLTh8U_xt5ZlhSHAswwfp8BIM/edit?usp=sharing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oaming photo booth rental Dana Point view</text:p>
          </table:table-cell>
          <table:table-cell/>
          <table:table-cell table:style-name="ce4" office:value-type="string" calcext:value-type="string">
            <text:p><text:a xlink:href="https://docs.google.com/document/d/1eRbuCycuLXMRpblGlLcLTh8U_xt5ZlhSHAswwfp8BIM/view" xlink:type="simple">https://docs.google.com/document/d/1eRbuCycuLXMRpblGlLcLTh8U_xt5ZlhSHAswwfp8BIM/view</text:a></text:p>
          </table:table-cell>
          <table:table-cell table:style-name="ce3" table:formula="of:=HYPERLINK(&quot;https://docs.google.com/document/d/1eRbuCycuLXMRpblGlLcLTh8U_xt5ZlhSHAswwfp8BIM/edit?usp=sharing&quot;;&quot;Roaming photo booth rental Dana Point&quot;)" office:value-type="string" office:string-value="Roaming photo booth rental Dana Point" calcext:value-type="string">
            <text:p>Roaming photo booth rental Dana Poi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huntingtonbeachphotobooth/home" xlink:type="simple">https://sites.google.com/view/huntingtonbeachphotobooth/home</text:a></text:p>
          </table:table-cell>
          <table:table-cell table:style-name="ce3" table:formula="of:=HYPERLINK(&quot;https://sites.google.com/view/huntingtonbeachphotobooth/home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huntingtonbeachphotobooth/open-air-photo-booth-newport-beach" xlink:type="simple">https://sites.google.com/view/huntingtonbeachphotobooth/open-air-photo-booth-newport-beach</text:a></text:p>
          </table:table-cell>
          <table:table-cell table:style-name="ce3" table:formula="of:=HYPERLINK(&quot;https://sites.google.com/view/huntingtonbeachphotobooth/open-air-photo-booth-newport-beach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newport-beach-photo-booths/home" xlink:type="simple">https://sites.google.com/view/newport-beach-photo-booths/home</text:a></text:p>
          </table:table-cell>
          <table:table-cell table:style-name="ce3" table:formula="of:=HYPERLINK(&quot;https://sites.google.com/view/newport-beach-photo-booths/home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newport-beach-photo-booths/best-newport-beach-photo-booth-rental" xlink:type="simple">https://sites.google.com/view/newport-beach-photo-booths/best-newport-beach-photo-booth-rental</text:a></text:p>
          </table:table-cell>
          <table:table-cell table:style-name="ce3" table:formula="of:=HYPERLINK(&quot;https://sites.google.com/view/newport-beach-photo-booths/best-newport-beach-photo-booth-rental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Roaming photo booth rental fountain valley</text:p>
          </table:table-cell>
          <table:table-cell/>
          <table:table-cell table:style-name="ce4" office:value-type="string" calcext:value-type="string">
            <text:p><text:a xlink:href="https://sites.google.com/view/photoboothrentalalisoviejoca/home" xlink:type="simple">https://sites.google.com/view/photoboothrentalalisoviejoca/home</text:a></text:p>
          </table:table-cell>
          <table:table-cell table:style-name="ce3" table:formula="of:=HYPERLINK(&quot;https://sites.google.com/view/photoboothrentalalisoviejoca/home&quot;;&quot;Roaming photo booth rental fountain valley&quot;)" office:value-type="string" office:string-value="Roaming photo booth rental fountain valley" calcext:value-type="string">
            <text:p>Roaming photo booth rental fountain valle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spreadsheet</text:p>
          </table:table-cell>
          <table:table-cell table:style-name="ce3" table:formula="of:=HYPERLINK(&quot;https://docs.google.com/spreadsheets/d/1GlP1QB_iQOmaGa11xuqtpEbntpeeApEEEOZ43NnSl-Q/edit?disco=AAABOwdLP-Q&quot;; image(&quot;https://api.qrserver.com/v1/create-qr-code/?size=150x150&amp;data=https://docs.google.com/spreadsheets/d/1GlP1QB_iQOmaGa11xuqtpEbntpeeApEEEOZ43NnSl-Q/edit?disco=AAABOwdLP-Q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GlP1QB_iQOmaGa11xuqtpEbntpeeApEEEOZ43NnSl-Q/edit?disco=AAABOwdLP-Q" xlink:type="simple">https://docs.google.com/spreadsheets/d/1GlP1QB_iQOmaGa11xuqtpEbntpeeApEEEOZ43NnSl-Q/edit?disco=AAABOwdLP-Q</text:a></text:p>
          </table:table-cell>
          <table:table-cell table:style-name="ce3" table:formula="of:=HYPERLINK(&quot;https://docs.google.com/spreadsheets/d/1GlP1QB_iQOmaGa11xuqtpEbntpeeApEEEOZ43NnSl-Q/edit?disco=AAABOwdLP-Q&quot;; &quot;spreadsheet comment&quot;)" office:value-type="string" office:string-value="spreadsheet comment" calcext:value-type="string">
            <text:p>spreadshee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rawing</text:p>
          </table:table-cell>
          <table:table-cell table:style-name="ce3" table:formula="of:=HYPERLINK(&quot;https://docs.google.com/drawings/d/1b1DCH3WthiQyZ45YukHchI6EbugZnxkzQszRuLE9jsw/edit?disco=AAABSqtrxiI&quot;; image(&quot;https://api.qrserver.com/v1/create-qr-code/?size=150x150&amp;data=https://docs.google.com/drawings/d/1b1DCH3WthiQyZ45YukHchI6EbugZnxkzQszRuLE9jsw/edit?disco=AAABSqtrxi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rawings/d/1b1DCH3WthiQyZ45YukHchI6EbugZnxkzQszRuLE9jsw/edit?disco=AAABSqtrxiI" xlink:type="simple">https://docs.google.com/drawings/d/1b1DCH3WthiQyZ45YukHchI6EbugZnxkzQszRuLE9jsw/edit?disco=AAABSqtrxiI</text:a></text:p>
          </table:table-cell>
          <table:table-cell table:style-name="ce3" table:formula="of:=HYPERLINK(&quot;https://docs.google.com/drawings/d/1b1DCH3WthiQyZ45YukHchI6EbugZnxkzQszRuLE9jsw/edit?disco=AAABSqtrxiI&quot;; &quot;drawing comment&quot;)" office:value-type="string" office:string-value="drawing comment" calcext:value-type="string">
            <text:p>drawing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eRbuCycuLXMRpblGlLcLTh8U_xt5ZlhSHAswwfp8BIM/edit?disco=AAABSoNMoKc&quot;; image(&quot;https://api.qrserver.com/v1/create-qr-code/?size=150x150&amp;data=https://docs.google.com/document/d/1eRbuCycuLXMRpblGlLcLTh8U_xt5ZlhSHAswwfp8BIM/edit?disco=AAABSoNMoKc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eRbuCycuLXMRpblGlLcLTh8U_xt5ZlhSHAswwfp8BIM/edit?disco=AAABSoNMoKc" xlink:type="simple">https://docs.google.com/document/d/1eRbuCycuLXMRpblGlLcLTh8U_xt5ZlhSHAswwfp8BIM/edit?disco=AAABSoNMoKc</text:a></text:p>
          </table:table-cell>
          <table:table-cell table:style-name="ce3" table:formula="of:=HYPERLINK(&quot;https://docs.google.com/document/d/1eRbuCycuLXMRpblGlLcLTh8U_xt5ZlhSHAswwfp8BIM/edit?disco=AAABSoNMoKc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SVNLZDEIsd9uFw9XlKatRekFHSt5it6klIYqbn53V_E/edit?disco=AAABSpx6fwM&quot;; image(&quot;https://api.qrserver.com/v1/create-qr-code/?size=150x150&amp;data=https://docs.google.com/document/d/1SVNLZDEIsd9uFw9XlKatRekFHSt5it6klIYqbn53V_E/edit?disco=AAABSpx6fw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SVNLZDEIsd9uFw9XlKatRekFHSt5it6klIYqbn53V_E/edit?disco=AAABSpx6fwM" xlink:type="simple">https://docs.google.com/document/d/1SVNLZDEIsd9uFw9XlKatRekFHSt5it6klIYqbn53V_E/edit?disco=AAABSpx6fwM</text:a></text:p>
          </table:table-cell>
          <table:table-cell table:style-name="ce3" table:formula="of:=HYPERLINK(&quot;https://docs.google.com/document/d/1SVNLZDEIsd9uFw9XlKatRekFHSt5it6klIYqbn53V_E/edit?disco=AAABSpx6fwM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axQGGcy37uBi4aSqcGoSm0uo3BW-44gH4FJhDT9qxW8/edit?disco=AAABSdLiO0A&quot;; image(&quot;https://api.qrserver.com/v1/create-qr-code/?size=150x150&amp;data=https://docs.google.com/document/d/1axQGGcy37uBi4aSqcGoSm0uo3BW-44gH4FJhDT9qxW8/edit?disco=AAABSdLiO0A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axQGGcy37uBi4aSqcGoSm0uo3BW-44gH4FJhDT9qxW8/edit?disco=AAABSdLiO0A" xlink:type="simple">https://docs.google.com/document/d/1axQGGcy37uBi4aSqcGoSm0uo3BW-44gH4FJhDT9qxW8/edit?disco=AAABSdLiO0A</text:a></text:p>
          </table:table-cell>
          <table:table-cell table:style-name="ce3" table:formula="of:=HYPERLINK(&quot;https://docs.google.com/document/d/1axQGGcy37uBi4aSqcGoSm0uo3BW-44gH4FJhDT9qxW8/edit?disco=AAABSdLiO0A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RSE5Z2NpxMIF0UoeM1BspbIEgXzUjgva17EMCSfnjBY/edit?disco=AAABSzeLZeY&quot;; image(&quot;https://api.qrserver.com/v1/create-qr-code/?size=150x150&amp;data=https://docs.google.com/document/d/1RSE5Z2NpxMIF0UoeM1BspbIEgXzUjgva17EMCSfnjBY/edit?disco=AAABSzeLZeY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RSE5Z2NpxMIF0UoeM1BspbIEgXzUjgva17EMCSfnjBY/edit?disco=AAABSzeLZeY" xlink:type="simple">https://docs.google.com/document/d/1RSE5Z2NpxMIF0UoeM1BspbIEgXzUjgva17EMCSfnjBY/edit?disco=AAABSzeLZeY</text:a></text:p>
          </table:table-cell>
          <table:table-cell table:style-name="ce3" table:formula="of:=HYPERLINK(&quot;https://docs.google.com/document/d/1RSE5Z2NpxMIF0UoeM1BspbIEgXzUjgva17EMCSfnjBY/edit?disco=AAABSzeLZeY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FSaIltUreY2Jowbz20V_oxoF6BxK07_7Tsli8qMI1M0/edit?disco=AAABSVpJWyc&quot;; image(&quot;https://api.qrserver.com/v1/create-qr-code/?size=150x150&amp;data=https://docs.google.com/document/d/1FSaIltUreY2Jowbz20V_oxoF6BxK07_7Tsli8qMI1M0/edit?disco=AAABSVpJWyc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FSaIltUreY2Jowbz20V_oxoF6BxK07_7Tsli8qMI1M0/edit?disco=AAABSVpJWyc" xlink:type="simple">https://docs.google.com/document/d/1FSaIltUreY2Jowbz20V_oxoF6BxK07_7Tsli8qMI1M0/edit?disco=AAABSVpJWyc</text:a></text:p>
          </table:table-cell>
          <table:table-cell table:style-name="ce3" table:formula="of:=HYPERLINK(&quot;https://docs.google.com/document/d/1FSaIltUreY2Jowbz20V_oxoF6BxK07_7Tsli8qMI1M0/edit?disco=AAABSVpJWyc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Zv9rTVn8_tL0ufNvQuDKp5FNoiYrUiBbq7Fnv0Tf7-s/edit?disco=AAABScdAv00&quot;; image(&quot;https://api.qrserver.com/v1/create-qr-code/?size=150x150&amp;data=https://docs.google.com/document/d/1Zv9rTVn8_tL0ufNvQuDKp5FNoiYrUiBbq7Fnv0Tf7-s/edit?disco=AAABScdAv0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Zv9rTVn8_tL0ufNvQuDKp5FNoiYrUiBbq7Fnv0Tf7-s/edit?disco=AAABScdAv00" xlink:type="simple">https://docs.google.com/document/d/1Zv9rTVn8_tL0ufNvQuDKp5FNoiYrUiBbq7Fnv0Tf7-s/edit?disco=AAABScdAv00</text:a></text:p>
          </table:table-cell>
          <table:table-cell table:style-name="ce3" table:formula="of:=HYPERLINK(&quot;https://docs.google.com/document/d/1Zv9rTVn8_tL0ufNvQuDKp5FNoiYrUiBbq7Fnv0Tf7-s/edit?disco=AAABScdAv00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oHz8Ic1oTn8SnOEhlLmg6fWt1auzUDkLR86D23__Nyk/edit?disco=AAABOvqBI-s&quot;; image(&quot;https://api.qrserver.com/v1/create-qr-code/?size=150x150&amp;data=https://docs.google.com/document/d/1oHz8Ic1oTn8SnOEhlLmg6fWt1auzUDkLR86D23__Nyk/edit?disco=AAABOvqBI-s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oHz8Ic1oTn8SnOEhlLmg6fWt1auzUDkLR86D23__Nyk/edit?disco=AAABOvqBI-s" xlink:type="simple">https://docs.google.com/document/d/1oHz8Ic1oTn8SnOEhlLmg6fWt1auzUDkLR86D23__Nyk/edit?disco=AAABOvqBI-s</text:a></text:p>
          </table:table-cell>
          <table:table-cell table:style-name="ce3" table:formula="of:=HYPERLINK(&quot;https://docs.google.com/document/d/1oHz8Ic1oTn8SnOEhlLmg6fWt1auzUDkLR86D23__Nyk/edit?disco=AAABOvqBI-s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z6gOwy5LappAUHXiTW-ygR1xwxEP7gClWS7oRFERlFg/edit?disco=AAABSnEWaT0&quot;; image(&quot;https://api.qrserver.com/v1/create-qr-code/?size=150x150&amp;data=https://docs.google.com/document/d/1z6gOwy5LappAUHXiTW-ygR1xwxEP7gClWS7oRFERlFg/edit?disco=AAABSnEWaT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z6gOwy5LappAUHXiTW-ygR1xwxEP7gClWS7oRFERlFg/edit?disco=AAABSnEWaT0" xlink:type="simple">https://docs.google.com/document/d/1z6gOwy5LappAUHXiTW-ygR1xwxEP7gClWS7oRFERlFg/edit?disco=AAABSnEWaT0</text:a></text:p>
          </table:table-cell>
          <table:table-cell table:style-name="ce3" table:formula="of:=HYPERLINK(&quot;https://docs.google.com/document/d/1z6gOwy5LappAUHXiTW-ygR1xwxEP7gClWS7oRFERlFg/edit?disco=AAABSnEWaT0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6-pHRLEDzao2l3tXqkwC_o11aJfrivaUkylrWtjEK0E/edit?disco=AAABScuSvCM&quot;; image(&quot;https://api.qrserver.com/v1/create-qr-code/?size=150x150&amp;data=https://docs.google.com/document/d/16-pHRLEDzao2l3tXqkwC_o11aJfrivaUkylrWtjEK0E/edit?disco=AAABScuSvC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6-pHRLEDzao2l3tXqkwC_o11aJfrivaUkylrWtjEK0E/edit?disco=AAABScuSvCM" xlink:type="simple">https://docs.google.com/document/d/16-pHRLEDzao2l3tXqkwC_o11aJfrivaUkylrWtjEK0E/edit?disco=AAABScuSvCM</text:a></text:p>
          </table:table-cell>
          <table:table-cell table:style-name="ce3" table:formula="of:=HYPERLINK(&quot;https://docs.google.com/document/d/16-pHRLEDzao2l3tXqkwC_o11aJfrivaUkylrWtjEK0E/edit?disco=AAABScuSvCM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yA4sWU4PYb0IiajMjFVDFm2pSTk4JSVV3G9SnemaBHU/edit?disco=AAABSqoITZM&quot;; image(&quot;https://api.qrserver.com/v1/create-qr-code/?size=150x150&amp;data=https://docs.google.com/document/d/1yA4sWU4PYb0IiajMjFVDFm2pSTk4JSVV3G9SnemaBHU/edit?disco=AAABSqoITZ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yA4sWU4PYb0IiajMjFVDFm2pSTk4JSVV3G9SnemaBHU/edit?disco=AAABSqoITZM" xlink:type="simple">https://docs.google.com/document/d/1yA4sWU4PYb0IiajMjFVDFm2pSTk4JSVV3G9SnemaBHU/edit?disco=AAABSqoITZM</text:a></text:p>
          </table:table-cell>
          <table:table-cell table:style-name="ce3" table:formula="of:=HYPERLINK(&quot;https://docs.google.com/document/d/1yA4sWU4PYb0IiajMjFVDFm2pSTk4JSVV3G9SnemaBHU/edit?disco=AAABSqoITZM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VSd26rQIFqVkGsX3ZSEpJi24n1ksi8r-47SYj87C6Y0/edit?disco=AAABSnfXPoE&quot;; image(&quot;https://api.qrserver.com/v1/create-qr-code/?size=150x150&amp;data=https://docs.google.com/document/d/1VSd26rQIFqVkGsX3ZSEpJi24n1ksi8r-47SYj87C6Y0/edit?disco=AAABSnfXPo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VSd26rQIFqVkGsX3ZSEpJi24n1ksi8r-47SYj87C6Y0/edit?disco=AAABSnfXPoE" xlink:type="simple">https://docs.google.com/document/d/1VSd26rQIFqVkGsX3ZSEpJi24n1ksi8r-47SYj87C6Y0/edit?disco=AAABSnfXPoE</text:a></text:p>
          </table:table-cell>
          <table:table-cell table:style-name="ce3" table:formula="of:=HYPERLINK(&quot;https://docs.google.com/document/d/1VSd26rQIFqVkGsX3ZSEpJi24n1ksi8r-47SYj87C6Y0/edit?disco=AAABSnfXPoE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i28sHBFCgW6RiJY-VFxUgVe7vPLbT1L9PJDuRV7Ag2Y/edit?disco=AAABSnILH5Y&quot;; image(&quot;https://api.qrserver.com/v1/create-qr-code/?size=150x150&amp;data=https://docs.google.com/document/d/1i28sHBFCgW6RiJY-VFxUgVe7vPLbT1L9PJDuRV7Ag2Y/edit?disco=AAABSnILH5Y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i28sHBFCgW6RiJY-VFxUgVe7vPLbT1L9PJDuRV7Ag2Y/edit?disco=AAABSnILH5Y" xlink:type="simple">https://docs.google.com/document/d/1i28sHBFCgW6RiJY-VFxUgVe7vPLbT1L9PJDuRV7Ag2Y/edit?disco=AAABSnILH5Y</text:a></text:p>
          </table:table-cell>
          <table:table-cell table:style-name="ce3" table:formula="of:=HYPERLINK(&quot;https://docs.google.com/document/d/1i28sHBFCgW6RiJY-VFxUgVe7vPLbT1L9PJDuRV7Ag2Y/edit?disco=AAABSnILH5Y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tmLT1cxOqC7fb5saZVpiUdMyIJpkAvSAwFYJJl5sJPc/edit?disco=AAABSn3cMrs&quot;; image(&quot;https://api.qrserver.com/v1/create-qr-code/?size=150x150&amp;data=https://docs.google.com/document/d/1tmLT1cxOqC7fb5saZVpiUdMyIJpkAvSAwFYJJl5sJPc/edit?disco=AAABSn3cMrs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tmLT1cxOqC7fb5saZVpiUdMyIJpkAvSAwFYJJl5sJPc/edit?disco=AAABSn3cMrs" xlink:type="simple">https://docs.google.com/document/d/1tmLT1cxOqC7fb5saZVpiUdMyIJpkAvSAwFYJJl5sJPc/edit?disco=AAABSn3cMrs</text:a></text:p>
          </table:table-cell>
          <table:table-cell table:style-name="ce3" table:formula="of:=HYPERLINK(&quot;https://docs.google.com/document/d/1tmLT1cxOqC7fb5saZVpiUdMyIJpkAvSAwFYJJl5sJPc/edit?disco=AAABSn3cMrs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wLBvHAbb9rnf34gcSVsYOH7_ORCrAEG0CUWg53wQNYw/edit?disco=AAABSmsDLOE&quot;; image(&quot;https://api.qrserver.com/v1/create-qr-code/?size=150x150&amp;data=https://docs.google.com/document/d/1wLBvHAbb9rnf34gcSVsYOH7_ORCrAEG0CUWg53wQNYw/edit?disco=AAABSmsDLO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wLBvHAbb9rnf34gcSVsYOH7_ORCrAEG0CUWg53wQNYw/edit?disco=AAABSmsDLOE" xlink:type="simple">https://docs.google.com/document/d/1wLBvHAbb9rnf34gcSVsYOH7_ORCrAEG0CUWg53wQNYw/edit?disco=AAABSmsDLOE</text:a></text:p>
          </table:table-cell>
          <table:table-cell table:style-name="ce3" table:formula="of:=HYPERLINK(&quot;https://docs.google.com/document/d/1wLBvHAbb9rnf34gcSVsYOH7_ORCrAEG0CUWg53wQNYw/edit?disco=AAABSmsDLOE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C_R7RbV_QIp8dkxc15AVtsp5f0zih_JAX6HlGg79zl0/edit?disco=AAABSou1T-E&quot;; image(&quot;https://api.qrserver.com/v1/create-qr-code/?size=150x150&amp;data=https://docs.google.com/document/d/1C_R7RbV_QIp8dkxc15AVtsp5f0zih_JAX6HlGg79zl0/edit?disco=AAABSou1T-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C_R7RbV_QIp8dkxc15AVtsp5f0zih_JAX6HlGg79zl0/edit?disco=AAABSou1T-E" xlink:type="simple">https://docs.google.com/document/d/1C_R7RbV_QIp8dkxc15AVtsp5f0zih_JAX6HlGg79zl0/edit?disco=AAABSou1T-E</text:a></text:p>
          </table:table-cell>
          <table:table-cell table:style-name="ce3" table:formula="of:=HYPERLINK(&quot;https://docs.google.com/document/d/1C_R7RbV_QIp8dkxc15AVtsp5f0zih_JAX6HlGg79zl0/edit?disco=AAABSou1T-E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dJqk6Z4uolYXo6ypDrp6Qek6l39TCs7WkC-Z5jrQC2g/edit?disco=AAABL1N_W1c&quot;; image(&quot;https://api.qrserver.com/v1/create-qr-code/?size=150x150&amp;data=https://docs.google.com/document/d/1dJqk6Z4uolYXo6ypDrp6Qek6l39TCs7WkC-Z5jrQC2g/edit?disco=AAABL1N_W1c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dJqk6Z4uolYXo6ypDrp6Qek6l39TCs7WkC-Z5jrQC2g/edit?disco=AAABL1N_W1c" xlink:type="simple">https://docs.google.com/document/d/1dJqk6Z4uolYXo6ypDrp6Qek6l39TCs7WkC-Z5jrQC2g/edit?disco=AAABL1N_W1c</text:a></text:p>
          </table:table-cell>
          <table:table-cell table:style-name="ce3" table:formula="of:=HYPERLINK(&quot;https://docs.google.com/document/d/1dJqk6Z4uolYXo6ypDrp6Qek6l39TCs7WkC-Z5jrQC2g/edit?disco=AAABL1N_W1c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wW8rHgNl0IyWD3rEP0PL3NZEHdMZkx5AgEEHxHKKLKM/edit?disco=AAABSUdxNM0&quot;; image(&quot;https://api.qrserver.com/v1/create-qr-code/?size=150x150&amp;data=https://docs.google.com/document/d/1wW8rHgNl0IyWD3rEP0PL3NZEHdMZkx5AgEEHxHKKLKM/edit?disco=AAABSUdxNM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wW8rHgNl0IyWD3rEP0PL3NZEHdMZkx5AgEEHxHKKLKM/edit?disco=AAABSUdxNM0" xlink:type="simple">https://docs.google.com/document/d/1wW8rHgNl0IyWD3rEP0PL3NZEHdMZkx5AgEEHxHKKLKM/edit?disco=AAABSUdxNM0</text:a></text:p>
          </table:table-cell>
          <table:table-cell table:style-name="ce3" table:formula="of:=HYPERLINK(&quot;https://docs.google.com/document/d/1wW8rHgNl0IyWD3rEP0PL3NZEHdMZkx5AgEEHxHKKLKM/edit?disco=AAABSUdxNM0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iECpxvmVwE4R16qWr8u9e_gdQAgZr_EwengQeqQrgHY/edit?disco=AAABSn-Lkzc&quot;; image(&quot;https://api.qrserver.com/v1/create-qr-code/?size=150x150&amp;data=https://docs.google.com/document/d/1iECpxvmVwE4R16qWr8u9e_gdQAgZr_EwengQeqQrgHY/edit?disco=AAABSn-Lkzc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iECpxvmVwE4R16qWr8u9e_gdQAgZr_EwengQeqQrgHY/edit?disco=AAABSn-Lkzc" xlink:type="simple">https://docs.google.com/document/d/1iECpxvmVwE4R16qWr8u9e_gdQAgZr_EwengQeqQrgHY/edit?disco=AAABSn-Lkzc</text:a></text:p>
          </table:table-cell>
          <table:table-cell table:style-name="ce3" table:formula="of:=HYPERLINK(&quot;https://docs.google.com/document/d/1iECpxvmVwE4R16qWr8u9e_gdQAgZr_EwengQeqQrgHY/edit?disco=AAABSn-Lkzc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qYNS500gecIXGb3uJ_4pyN9YfnIGRP5JYRXJqsCHFho/edit?disco=AAABSVy0CWI&quot;; image(&quot;https://api.qrserver.com/v1/create-qr-code/?size=150x150&amp;data=https://docs.google.com/document/d/1qYNS500gecIXGb3uJ_4pyN9YfnIGRP5JYRXJqsCHFho/edit?disco=AAABSVy0CW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qYNS500gecIXGb3uJ_4pyN9YfnIGRP5JYRXJqsCHFho/edit?disco=AAABSVy0CWI" xlink:type="simple">https://docs.google.com/document/d/1qYNS500gecIXGb3uJ_4pyN9YfnIGRP5JYRXJqsCHFho/edit?disco=AAABSVy0CWI</text:a></text:p>
          </table:table-cell>
          <table:table-cell table:style-name="ce3" table:formula="of:=HYPERLINK(&quot;https://docs.google.com/document/d/1qYNS500gecIXGb3uJ_4pyN9YfnIGRP5JYRXJqsCHFho/edit?disco=AAABSVy0CWI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ZqDTzUzIs0qVuElsAuz7v56jwyX2uRoqVfKEN9HZ2cU/edit?disco=AAABSVRcbw4&quot;; image(&quot;https://api.qrserver.com/v1/create-qr-code/?size=150x150&amp;data=https://docs.google.com/document/d/1ZqDTzUzIs0qVuElsAuz7v56jwyX2uRoqVfKEN9HZ2cU/edit?disco=AAABSVRcbw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ZqDTzUzIs0qVuElsAuz7v56jwyX2uRoqVfKEN9HZ2cU/edit?disco=AAABSVRcbw4" xlink:type="simple">https://docs.google.com/document/d/1ZqDTzUzIs0qVuElsAuz7v56jwyX2uRoqVfKEN9HZ2cU/edit?disco=AAABSVRcbw4</text:a></text:p>
          </table:table-cell>
          <table:table-cell table:style-name="ce3" table:formula="of:=HYPERLINK(&quot;https://docs.google.com/document/d/1ZqDTzUzIs0qVuElsAuz7v56jwyX2uRoqVfKEN9HZ2cU/edit?disco=AAABSVRcbw4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iSF2uFyDFbaBd0cOwU-1ZujMhTIJ5Bs6FFkXXtW7YMI/edit?disco=AAABSVIsVrA&quot;; image(&quot;https://api.qrserver.com/v1/create-qr-code/?size=150x150&amp;data=https://docs.google.com/document/d/1iSF2uFyDFbaBd0cOwU-1ZujMhTIJ5Bs6FFkXXtW7YMI/edit?disco=AAABSVIsVrA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iSF2uFyDFbaBd0cOwU-1ZujMhTIJ5Bs6FFkXXtW7YMI/edit?disco=AAABSVIsVrA" xlink:type="simple">https://docs.google.com/document/d/1iSF2uFyDFbaBd0cOwU-1ZujMhTIJ5Bs6FFkXXtW7YMI/edit?disco=AAABSVIsVrA</text:a></text:p>
          </table:table-cell>
          <table:table-cell table:style-name="ce3" table:formula="of:=HYPERLINK(&quot;https://docs.google.com/document/d/1iSF2uFyDFbaBd0cOwU-1ZujMhTIJ5Bs6FFkXXtW7YMI/edit?disco=AAABSVIsVrA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presentation</text:p>
          </table:table-cell>
          <table:table-cell table:style-name="ce3" table:formula="of:=HYPERLINK(&quot;https://docs.google.com/presentation/d/1bO48_2bW8zg7WEQbWgTwLlyWIaU3s__7BnTLNEhINs4/edit?disco=AAABS0VD1p0&quot;; image(&quot;https://api.qrserver.com/v1/create-qr-code/?size=150x150&amp;data=https://docs.google.com/presentation/d/1bO48_2bW8zg7WEQbWgTwLlyWIaU3s__7BnTLNEhINs4/edit?disco=AAABS0VD1p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bO48_2bW8zg7WEQbWgTwLlyWIaU3s__7BnTLNEhINs4/edit?disco=AAABS0VD1p0" xlink:type="simple">https://docs.google.com/presentation/d/1bO48_2bW8zg7WEQbWgTwLlyWIaU3s__7BnTLNEhINs4/edit?disco=AAABS0VD1p0</text:a></text:p>
          </table:table-cell>
          <table:table-cell table:style-name="ce3" table:formula="of:=HYPERLINK(&quot;https://docs.google.com/presentation/d/1bO48_2bW8zg7WEQbWgTwLlyWIaU3s__7BnTLNEhINs4/edit?disco=AAABS0VD1p0&quot;; &quot;presentation comment&quot;)" office:value-type="string" office:string-value="presentation comment" calcext:value-type="string">
            <text:p>presentation comment</text:p>
          </table:table-cell>
          <table:table-cell table:number-columns-repeated="1019"/>
        </table:table-row>
        <table:table-row table:style-name="ro4" table:number-rows-repeated="104839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oaming_20_photo_20_booth_20_rental_20_fountain_20_valley" style:display-name="PageStyle_Roaming photo booth rental fountain valle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76" meta:object-count="0"/>
    <meta:generator>LibreOfficeDev/6.0.5.2$Linux_X86_64 LibreOffice_project/</meta:generator>
  </office:meta>
</office:document-meta>
</file>